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weight="bold" style:font-weight-asian="bold" style:font-weight-complex="bold"/>
    </style:style>
    <style:style style:name="P2" style:family="paragraph" style:parent-style-name="Standard">
      <style:paragraph-properties fo:line-height="115%" fo:text-align="center" style:justify-single-word="false"/>
      <style:text-properties fo:font-weight="bold" officeooo:paragraph-rsid="00096bc8" style:font-weight-asian="bold" style:font-weight-complex="bold"/>
    </style:style>
    <style:style style:name="P3" style:family="paragraph" style:parent-style-name="Standard">
      <style:paragraph-properties fo:line-height="115%" fo:text-align="justify" style:justify-single-word="false"/>
      <style:text-properties fo:font-weight="bold" officeooo:paragraph-rsid="0014c6dc" style:font-weight-asian="bold" style:font-weight-complex="bold"/>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margin-left="0cm" fo:margin-right="0cm" fo:line-height="115%"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properties officeooo:paragraph-rsid="001c320e"/>
    </style:style>
    <style:style style:name="P8" style:family="paragraph" style:parent-style-name="Standard">
      <style:paragraph-properties fo:margin-left="0cm" fo:margin-right="0cm" fo:text-align="start" style:justify-single-word="false" fo:text-indent="0cm" style:auto-text-indent="false"/>
      <style:text-properties officeooo:paragraph-rsid="001fd406"/>
    </style:style>
    <style:style style:name="P9" style:family="paragraph" style:parent-style-name="Standard">
      <style:paragraph-properties fo:margin-left="0cm" fo:margin-right="0cm" fo:text-align="start" style:justify-single-word="false" fo:text-indent="0cm" style:auto-text-indent="false"/>
      <style:text-properties officeooo:paragraph-rsid="0020aa47"/>
    </style:style>
    <style:style style:name="P10"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11" style:family="paragraph" style:parent-style-name="Standard">
      <style:paragraph-properties fo:line-height="115%" fo:text-align="justify" style:justify-single-word="false"/>
      <style:text-properties fo:color="#000000" loext:opacity="100%" style:font-name="Monospace1" fo:font-size="10pt" officeooo:paragraph-rsid="001356ab" style:font-size-asian="10pt"/>
    </style:style>
    <style:style style:name="P12" style:family="paragraph" style:parent-style-name="Standard">
      <style:paragraph-properties fo:line-height="115%" fo:text-align="justify" style:justify-single-word="false"/>
      <style:text-properties fo:color="#000000" loext:opacity="100%" style:font-name="Monospace1" fo:font-size="10pt" style:font-size-asian="10pt"/>
    </style:style>
    <style:style style:name="P13" style:family="paragraph" style:parent-style-name="Standard">
      <style:paragraph-properties fo:margin-left="0cm" fo:margin-right="0cm" fo:line-height="115%" fo:text-align="justify" style:justify-single-word="false" fo:text-indent="0cm" style:auto-text-indent="false"/>
      <style:text-properties fo:color="#000000" loext:opacity="100%" style:font-name="Monospace1" fo:font-size="10pt" officeooo:paragraph-rsid="001b2fab" style:font-size-asian="10pt"/>
    </style:style>
    <style:style style:name="P14" style:family="paragraph" style:parent-style-name="Standard">
      <style:paragraph-properties fo:margin-left="0cm" fo:margin-right="0cm" fo:line-height="115%" fo:text-align="start" style:justify-single-word="false" fo:text-indent="0cm" style:auto-text-indent="false"/>
      <style:text-properties fo:color="#000000" loext:opacity="100%" style:font-name="Monospace1" fo:font-size="10pt" officeooo:paragraph-rsid="001356ab"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paragraph-rsid="001fd406"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paragraph-rsid="001c320e" style:font-size-asian="10pt"/>
    </style:style>
    <style:style style:name="P18" style:family="paragraph" style:parent-style-name="Standard">
      <style:paragraph-properties fo:line-height="150%" fo:text-align="justify" style:justify-single-word="false"/>
      <style:text-properties fo:color="#000000" loext:opacity="100%" style:font-name="Monospace1" fo:font-size="10pt" officeooo:paragraph-rsid="002a0793" style:font-size-asian="10pt" style:font-size-complex="12pt"/>
    </style:style>
    <style:style style:name="P19" style:family="paragraph" style:parent-style-name="Standard">
      <style:paragraph-properties fo:line-height="150%" fo:text-align="justify" style:justify-single-word="false"/>
      <style:text-properties fo:color="#000000" loext:opacity="100%" style:font-name="Monospace1" fo:font-size="10pt" officeooo:paragraph-rsid="002a0793" style:font-size-asian="10pt"/>
    </style:style>
    <style:style style:name="P20" style:family="paragraph" style:parent-style-name="Standard">
      <style:paragraph-properties fo:margin-left="0cm" fo:margin-right="0cm" fo:line-height="150%" fo:text-align="start" style:justify-single-word="false" fo:text-indent="0cm" style:auto-text-indent="false"/>
      <style:text-properties fo:color="#000000" loext:opacity="100%" style:font-name="Monospace1" fo:font-size="10pt" officeooo:paragraph-rsid="003c0209" style:font-size-asian="10pt"/>
    </style:style>
    <style:style style:name="P21" style:family="paragraph" style:parent-style-name="Standard">
      <style:paragraph-properties fo:line-height="115%" fo:text-align="justify" style:justify-single-word="false"/>
      <style:text-properties fo:color="#000000" loext:opacity="100%" style:font-name="Monospace1" fo:font-size="10pt" fo:font-weight="bold" officeooo:paragraph-rsid="001356ab" style:font-size-asian="10pt" style:font-weight-asian="bold" style:font-weight-complex="bold"/>
    </style:style>
    <style:style style:name="P22" style:family="paragraph" style:parent-style-name="Standard">
      <style:paragraph-properties fo:line-height="115%" fo:text-align="justify" style:justify-single-word="false"/>
      <style:text-properties fo:color="#000000" loext:opacity="100%" style:font-name="Monospace1" fo:font-size="10pt" fo:font-weight="bold" officeooo:paragraph-rsid="0014c6dc" style:font-size-asian="10pt" style:font-weight-asian="bold" style:font-weight-complex="bold"/>
    </style:style>
    <style:style style:name="P23" style:family="paragraph" style:parent-style-name="Standard">
      <style:paragraph-properties fo:margin-left="0cm" fo:margin-right="0cm" fo:line-height="115%" fo:text-align="justify" style:justify-single-word="false" fo:text-indent="0cm" style:auto-text-indent="false"/>
      <style:text-properties fo:color="#000000" loext:opacity="100%" style:font-name="Monospace1" fo:font-size="10pt" fo:font-weight="bold" officeooo:paragraph-rsid="001b2fab" style:font-size-asian="10pt" style:font-weight-asian="bold"/>
    </style:style>
    <style:style style:name="P24" style:family="paragraph" style:parent-style-name="Standard">
      <style:paragraph-properties fo:line-height="150%" fo:text-align="justify" style:justify-single-word="false"/>
      <style:text-properties fo:color="#000000" loext:opacity="100%" style:font-name="Monospace1" fo:font-size="10pt" fo:font-weight="bold" officeooo:paragraph-rsid="0043014c" style:font-size-asian="10pt" style:font-weight-asian="bold" style:font-size-complex="10pt" style:font-weight-complex="bold"/>
    </style:style>
    <style:style style:name="P25" style:family="paragraph" style:parent-style-name="Standard">
      <style:paragraph-properties fo:line-height="150%" fo:text-align="justify" style:justify-single-word="false"/>
      <style:text-properties fo:color="#000000" loext:opacity="100%" style:font-name="Monospace1" fo:font-size="10pt" fo:font-weight="bold" officeooo:paragraph-rsid="005f363d" style:font-size-asian="10pt" style:font-weight-asian="bold" style:font-size-complex="10pt" style:font-weight-complex="bold"/>
    </style:style>
    <style:style style:name="P26" style:family="paragraph" style:parent-style-name="Standard">
      <style:paragraph-properties fo:line-height="150%" fo:text-align="justify" style:justify-single-word="false"/>
      <style:text-properties fo:color="#000000" loext:opacity="100%" style:font-name="Monospace1" fo:font-size="10pt" fo:font-weight="bold" officeooo:paragraph-rsid="0063bc69" style:font-size-asian="10pt" style:font-weight-asian="bold" style:font-size-complex="10pt" style:font-weight-complex="bold"/>
    </style:style>
    <style:style style:name="P27" style:family="paragraph" style:parent-style-name="Standard">
      <style:paragraph-properties fo:margin-left="0cm" fo:margin-right="0cm" fo:line-height="150%" fo:text-align="start" style:justify-single-word="false" fo:text-indent="0cm" style:auto-text-indent="false"/>
      <style:text-properties fo:color="#000000" loext:opacity="100%" style:font-name="Monospace1" fo:font-size="10pt" fo:font-weight="bold" officeooo:paragraph-rsid="0043014c" style:font-size-asian="10pt" style:font-weight-asian="bold" style:font-size-complex="10pt" style:font-weight-complex="bold"/>
    </style:style>
    <style:style style:name="P28" style:family="paragraph" style:parent-style-name="Standard">
      <style:paragraph-properties fo:margin-left="0cm" fo:margin-right="0cm" fo:line-height="115%" fo:text-align="start" style:justify-single-word="false" fo:text-indent="0cm" style:auto-text-indent="false"/>
      <style:text-properties fo:color="#000000" loext:opacity="100%" style:font-name="Monospace1" fo:font-size="10pt" fo:font-weight="normal" style:font-size-asian="10pt" style:font-weight-asian="normal" style:font-weight-complex="normal"/>
    </style:style>
    <style:style style:name="P29" style:family="paragraph" style:parent-style-name="Standard">
      <style:paragraph-properties fo:line-height="150%" fo:text-align="justify" style:justify-single-word="false"/>
      <style:text-properties fo:color="#000000" loext:opacity="100%" style:font-name="Monospace1" fo:font-size="10pt" fo:font-weight="normal" officeooo:paragraph-rsid="0043014c" style:font-size-asian="10pt" style:font-weight-asian="normal" style:font-size-complex="10pt" style:font-weight-complex="normal"/>
    </style:style>
    <style:style style:name="P30" style:family="paragraph" style:parent-style-name="Standard">
      <style:paragraph-properties fo:margin-left="0cm" fo:margin-right="0cm" fo:line-height="115%" fo:text-align="justify" style:justify-single-word="false" fo:text-indent="0cm" style:auto-text-indent="false"/>
      <style:text-properties fo:color="#000000" loext:opacity="100%" officeooo:paragraph-rsid="001b2fab"/>
    </style:style>
    <style:style style:name="P31" style:family="paragraph" style:parent-style-name="Standard">
      <style:paragraph-properties fo:margin-left="0cm" fo:margin-right="0cm" fo:line-height="115%" fo:text-align="start" style:justify-single-word="false" fo:text-indent="0cm" style:auto-text-indent="false"/>
      <style:text-properties fo:color="#000000" loext:opacity="100%" officeooo:paragraph-rsid="001b2fab"/>
    </style:style>
    <style:style style:name="P32" style:family="paragraph" style:parent-style-name="Standard">
      <style:paragraph-properties fo:margin-left="0cm" fo:margin-right="0cm" fo:line-height="150%" fo:text-align="center" style:justify-single-word="false" fo:text-indent="0cm" style:auto-text-indent="false"/>
      <style:text-properties fo:color="#000000" loext:opacity="100%" style:font-name="Liberation Serif" fo:font-size="12pt" fo:font-weight="bold" officeooo:paragraph-rsid="001c320e" style:font-size-asian="12pt" style:font-weight-asian="bold" style:font-size-complex="12pt" style:font-weight-complex="bold"/>
    </style:style>
    <style:style style:name="P33" style:family="paragraph" style:parent-style-name="Standard">
      <style:paragraph-properties fo:line-height="150%" fo:text-align="center" style:justify-single-word="false"/>
      <style:text-properties fo:color="#000000" loext:opacity="100%" style:font-name="Liberation Serif" fo:font-size="12pt" fo:font-weight="bold" officeooo:rsid="006a0ec9" officeooo:paragraph-rsid="006a0ec9" style:font-size-asian="12pt" style:font-weight-asian="bold" style:font-size-complex="12pt" style:font-weight-complex="bold"/>
    </style:style>
    <style:style style:name="P34" style:family="paragraph" style:parent-style-name="Standard">
      <style:paragraph-properties fo:margin-left="0cm" fo:margin-right="0cm" fo:line-height="150%" fo:text-align="start" style:justify-single-word="false" fo:text-indent="0cm" style:auto-text-indent="false"/>
      <style:text-properties fo:color="#000000" loext:opacity="100%" style:font-name="Monospace" fo:font-size="10pt" fo:font-weight="bold" officeooo:paragraph-rsid="0043014c" style:font-size-asian="10pt" style:font-weight-asian="bold" style:font-size-complex="10pt" style:font-weight-complex="bold"/>
    </style:style>
    <style:style style:name="P35" style:family="paragraph" style:parent-style-name="Standard">
      <style:paragraph-properties fo:line-height="150%" fo:text-align="justify" style:justify-single-word="false"/>
      <style:text-properties fo:color="#000000" loext:opacity="100%" style:font-name="Monospace" fo:font-size="10pt" fo:font-weight="bold" officeooo:paragraph-rsid="0043014c" style:font-size-asian="10pt" style:font-weight-asian="bold" style:font-size-complex="10pt"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ext-properties fo:color="#000000" loext:opacity="100%" style:font-name="Monospace" fo:font-size="10pt" fo:font-weight="bold" officeooo:paragraph-rsid="006a5219" style:font-size-asian="10pt" style:font-weight-asian="bold" style:font-size-complex="10pt"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properties fo:color="#000000" loext:opacity="100%" style:font-name="Monospace" fo:font-size="10pt" fo:font-weight="bold" officeooo:paragraph-rsid="003c0209" style:font-size-asian="10pt" style:font-weight-asian="bold" style:font-size-complex="10pt"/>
    </style:style>
    <style:style style:name="P38" style:family="paragraph" style:parent-style-name="Standard">
      <style:paragraph-properties fo:margin-left="0cm" fo:margin-right="0cm" fo:text-align="start" style:justify-single-word="false" fo:text-indent="0cm" style:auto-text-indent="false"/>
      <style:text-properties fo:color="#3f7f5f" loext:opacity="100%" style:font-name="Monospace1" fo:font-size="10pt" style:font-size-asian="10pt"/>
    </style:style>
    <style:style style:name="P39" style:family="paragraph" style:parent-style-name="Standard">
      <style:paragraph-properties fo:margin-left="0cm" fo:margin-right="0cm" fo:line-height="150%" fo:text-align="start" style:justify-single-word="false" fo:text-indent="0cm" style:auto-text-indent="false"/>
      <style:text-properties officeooo:paragraph-rsid="002a0793"/>
    </style:style>
    <style:style style:name="P40" style:family="paragraph" style:parent-style-name="Standard">
      <style:paragraph-properties fo:margin-left="0cm" fo:margin-right="0cm" fo:line-height="150%" fo:text-align="start" style:justify-single-word="false" fo:text-indent="0cm" style:auto-text-indent="false"/>
      <style:text-properties style:use-window-font-color="true" loext:opacity="0%" style:font-name="Monospace1" fo:font-size="10pt" fo:font-weight="bold" officeooo:paragraph-rsid="0043014c" style:font-size-asian="10pt" style:font-weight-asian="bold" style:font-size-complex="10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Monospace1" fo:font-size="10pt" fo:font-weight="bold" officeooo:paragraph-rsid="0055f947" style:font-size-asian="10pt" style:font-weight-asian="bold" style:font-size-complex="10pt" style:font-weight-complex="bold"/>
    </style:style>
    <style:style style:name="P42" style:family="paragraph" style:parent-style-name="Standard">
      <style:paragraph-properties fo:margin-left="0cm" fo:margin-right="0cm" fo:line-height="150%" fo:text-align="start" style:justify-single-word="false" fo:text-indent="0cm" style:auto-text-indent="false"/>
      <style:text-properties fo:color="#7f0055" loext:opacity="100%" style:font-name="Monospace1" fo:font-size="10pt" fo:font-weight="bold" officeooo:paragraph-rsid="0043014c" style:font-size-asian="10pt" style:font-weight-asian="bold" style:font-size-complex="10pt" style:font-weight-complex="bold"/>
    </style:style>
    <style:style style:name="P43" style:family="paragraph" style:parent-style-name="Standard" style:list-style-name="L1">
      <style:paragraph-properties fo:line-height="115%" fo:text-align="justify" style:justify-single-word="false"/>
      <style:text-properties officeooo:paragraph-rsid="00096bc8"/>
    </style:style>
    <style:style style:name="P44" style:family="paragraph" style:parent-style-name="Standard" style:list-style-name="L1">
      <style:paragraph-properties fo:line-height="115%" fo:text-align="justify" style:justify-single-word="false"/>
      <style:text-properties officeooo:paragraph-rsid="0011c488"/>
    </style:style>
    <style:style style:name="P45" style:family="paragraph" style:parent-style-name="Standard" style:list-style-name="L1">
      <style:paragraph-properties fo:line-height="115%" fo:text-align="justify" style:justify-single-word="false"/>
    </style:style>
    <style:style style:name="P46" style:family="paragraph" style:parent-style-name="Standard" style:list-style-name="L1">
      <style:paragraph-properties fo:line-height="115%" fo:text-align="justify" style:justify-single-word="false"/>
      <style:text-properties officeooo:paragraph-rsid="001356ab"/>
    </style:style>
    <style:style style:name="P47" style:family="paragraph" style:parent-style-name="Standard" style:list-style-name="L2">
      <style:paragraph-properties fo:line-height="115%" fo:text-align="justify" style:justify-single-word="false"/>
    </style:style>
    <style:style style:name="P48" style:family="paragraph" style:parent-style-name="Standard" style:list-style-name="L2">
      <style:paragraph-properties fo:line-height="115%" fo:text-align="justify" style:justify-single-word="false"/>
      <style:text-properties officeooo:paragraph-rsid="0021fcba"/>
    </style:style>
    <style:style style:name="P49" style:family="paragraph" style:parent-style-name="Standard" style:list-style-name="L2">
      <style:paragraph-properties fo:line-height="115%" fo:text-align="justify" style:justify-single-word="false"/>
      <style:text-properties officeooo:paragraph-rsid="0022ca81"/>
    </style:style>
    <style:style style:name="P50" style:family="paragraph" style:parent-style-name="Standard" style:list-style-name="L1">
      <style:paragraph-properties fo:margin-left="0cm" fo:margin-right="0cm" fo:line-height="115%" fo:text-align="justify" style:justify-single-word="false" fo:text-indent="0cm" style:auto-text-indent="false"/>
      <style:text-properties fo:color="#000000" loext:opacity="100%" style:font-name="Monospace1" fo:font-size="10pt" fo:font-weight="bold" officeooo:paragraph-rsid="00133fa1" style:font-size-asian="10pt" style:font-weight-asian="bold" style:font-weight-complex="bold"/>
    </style:style>
    <style:style style:name="P51" style:family="paragraph" style:parent-style-name="Standard" style:list-style-name="L2">
      <style:paragraph-properties fo:margin-left="0cm" fo:margin-right="0cm" fo:line-height="115%" fo:text-align="justify" style:justify-single-word="false" fo:text-indent="0cm" style:auto-text-indent="false"/>
      <style:text-properties fo:color="#000000" loext:opacity="100%" style:font-name="Monospace1" fo:font-size="10pt" fo:font-weight="bold" officeooo:paragraph-rsid="00231ef5" style:font-size-asian="10pt" style:font-weight-asian="bold" style:font-weight-complex="bold"/>
    </style:style>
    <style:style style:name="P52" style:family="paragraph" style:parent-style-name="Standard" style:list-style-name="L2">
      <style:paragraph-properties fo:margin-left="0cm" fo:margin-right="0cm" fo:line-height="115%" fo:text-align="justify" style:justify-single-word="false" fo:text-indent="0cm" style:auto-text-indent="false"/>
      <style:text-properties fo:color="#000000" loext:opacity="100%" style:font-name="Monospace1" fo:font-size="10pt" fo:font-weight="bold" officeooo:paragraph-rsid="0023a56c" style:font-size-asian="10pt" style:font-weight-asian="bold"/>
    </style:style>
    <style:style style:name="P53" style:family="paragraph" style:parent-style-name="Standard">
      <style:paragraph-properties fo:margin-left="0cm" fo:margin-right="0cm" fo:line-height="150%" fo:text-align="start" style:justify-single-word="false" fo:text-indent="0cm" style:auto-text-indent="false"/>
      <style:text-properties fo:color="#000000" loext:opacity="100%" style:font-name="Monospace1" fo:font-size="10pt" fo:font-weight="bold" officeooo:paragraph-rsid="0043014c" style:font-size-asian="10pt" style:font-weight-asian="bold" style:font-size-complex="10pt" style:font-weight-complex="bold"/>
    </style:style>
    <style:style style:name="P54" style:family="paragraph" style:parent-style-name="Standard">
      <style:paragraph-properties fo:line-height="150%" fo:text-align="justify" style:justify-single-word="false"/>
      <style:text-properties fo:color="#000000" loext:opacity="100%" style:font-name="Monospace1" fo:font-size="10pt" fo:font-weight="bold" officeooo:paragraph-rsid="0043014c" style:font-size-asian="10pt" style:font-weight-asian="bold" style:font-size-complex="10pt" style:font-weight-complex="bold"/>
    </style:style>
    <style:style style:name="P55" style:family="paragraph" style:parent-style-name="Standard" style:list-style-name="L1">
      <style:paragraph-properties fo:line-height="115%" fo:text-align="justify" style:justify-single-word="false"/>
      <style:text-properties fo:color="#000000" loext:opacity="100%" style:font-name="Monospace1" fo:font-size="10pt" officeooo:paragraph-rsid="0014c6dc" style:font-size-asian="10pt"/>
    </style:style>
    <style:style style:name="P56" style:family="paragraph" style:parent-style-name="Standard" style:list-style-name="L3">
      <style:paragraph-properties fo:line-height="150%" fo:text-align="justify" style:justify-single-word="false"/>
      <style:text-properties fo:color="#000000" loext:opacity="100%" style:font-name="Monospace1" fo:font-size="10pt" officeooo:paragraph-rsid="0043014c" style:font-size-asian="10pt" style:font-size-complex="12pt"/>
    </style:style>
    <style:style style:name="P57" style:family="paragraph" style:parent-style-name="Standard" style:list-style-name="L3">
      <style:paragraph-properties fo:line-height="150%" fo:text-align="justify" style:justify-single-word="false"/>
      <style:text-properties fo:color="#000000" loext:opacity="100%" style:font-name="Liberation Serif" fo:font-size="12pt" officeooo:paragraph-rsid="002a0793" style:font-size-asian="12pt" style:font-size-complex="12pt"/>
    </style:style>
    <style:style style:name="P58" style:family="paragraph" style:parent-style-name="Standard" style:list-style-name="L4">
      <style:paragraph-properties fo:line-height="150%" fo:text-align="justify" style:justify-single-word="false"/>
      <style:text-properties fo:color="#000000" loext:opacity="100%" style:font-name="Liberation Serif" fo:font-size="12pt" fo:font-weight="normal" officeooo:paragraph-rsid="006a9358" style:font-size-asian="12pt" style:font-weight-asian="normal" style:font-size-complex="12pt" style:font-weight-complex="normal"/>
    </style:style>
    <style:style style:name="P59" style:family="paragraph" style:parent-style-name="Standard" style:list-style-name="L3">
      <style:paragraph-properties fo:margin-left="0cm" fo:margin-right="0cm" fo:line-height="150%" fo:text-align="justify" style:justify-single-word="false" fo:text-indent="0cm" style:auto-text-indent="false"/>
      <style:text-properties style:use-window-font-color="true" loext:opacity="0%" style:font-name="Monospace1" fo:font-size="10pt" fo:font-weight="bold" officeooo:paragraph-rsid="003a2c23" style:font-size-asian="10pt" style:font-weight-asian="bold" style:font-size-complex="12pt"/>
    </style:style>
    <style:style style:name="P60"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61" style:family="paragraph" style:parent-style-name="Standard">
      <style:paragraph-properties fo:margin-left="0cm" fo:margin-right="0cm" fo:text-align="start" style:justify-single-word="false" fo:text-indent="0cm" style:auto-text-indent="false"/>
    </style:style>
    <style:style style:name="T1" style:family="text">
      <style:text-properties style:text-position="super 58%"/>
    </style:style>
    <style:style style:name="T2" style:family="text">
      <style:text-properties officeooo:rsid="00096bc8"/>
    </style:style>
    <style:style style:name="T3" style:family="text">
      <style:text-properties officeooo:rsid="000d28f4"/>
    </style:style>
    <style:style style:name="T4" style:family="text">
      <style:text-properties fo:color="#7f0055" loext:opacity="100%"/>
    </style:style>
    <style:style style:name="T5" style:family="text">
      <style:text-properties fo:color="#7f0055" loext:opacity="100%" style:font-name="Monospace1"/>
    </style:style>
    <style:style style:name="T6" style:family="text">
      <style:text-properties fo:color="#7f0055" loext:opacity="100%" style:font-name="Monospace1" fo:font-size="10pt" fo:font-weight="bold" style:font-size-asian="10pt" style:font-weight-asian="bold"/>
    </style:style>
    <style:style style:name="T7" style:family="text">
      <style:text-properties fo:color="#7f0055" loext:opacity="100%" style:font-name="Monospace1" fo:font-size="10pt" fo:font-weight="bold" style:font-size-asian="10pt" style:font-weight-asian="bold" style:font-size-complex="12pt"/>
    </style:style>
    <style:style style:name="T8" style:family="text">
      <style:text-properties fo:color="#7f0055" loext:opacity="100%" style:font-name="Monospace1" fo:font-size="10pt" fo:font-weight="bold" style:font-size-asian="10pt" style:font-weight-asian="bold"/>
    </style:style>
    <style:style style:name="T9" style:family="text">
      <style:text-properties fo:color="#7f0055" loext:opacity="100%" style:font-name="Monospace1" fo:font-size="10pt" fo:font-weight="bold" fo:background-color="#d4d4d4" loext:char-shading-value="0" style:font-size-asian="10pt" style:font-weight-asian="bold"/>
    </style:style>
    <style:style style:name="T10" style:family="text">
      <style:text-properties fo:color="#7f0055" loext:opacity="100%" style:text-underline-style="solid" style:text-underline-width="auto" style:text-underline-color="font-color" fo:font-weight="bold" style:font-weight-asian="bold"/>
    </style:style>
    <style:style style:name="T11" style:family="text">
      <style:text-properties fo:color="#7f0055" loext:opacity="100%" style:text-underline-style="solid" style:text-underline-width="auto" style:text-underline-color="font-color" fo:background-color="#e8f2fe" loext:char-shading-value="0"/>
    </style:style>
    <style:style style:name="T12" style:family="text">
      <style:text-properties fo:color="#7f0055" loext:opacity="100%" style:text-underline-style="solid" style:text-underline-width="auto" style:text-underline-color="font-color"/>
    </style:style>
    <style:style style:name="T13" style:family="text">
      <style:text-properties fo:color="#7f0055" loext:opacity="100%" fo:font-weight="bold" style:font-weight-asian="bold"/>
    </style:style>
    <style:style style:name="T14" style:family="text">
      <style:text-properties fo:color="#7f0055" loext:opacity="100%" fo:background-color="#e8f2fe" loext:char-shading-value="0"/>
    </style:style>
    <style:style style:name="T15" style:family="text">
      <style:text-properties fo:color="#7f0055" loext:opacity="100%"/>
    </style:style>
    <style:style style:name="T16" style:family="text">
      <style:text-properties fo:color="#7f0055" loext:opacity="100%" officeooo:rsid="00744d16"/>
    </style:style>
    <style:style style:name="T17" style:family="text">
      <style:text-properties fo:color="#7f0055" loext:opacity="100%" style:text-underline-style="none"/>
    </style:style>
    <style:style style:name="T18" style:family="text">
      <style:text-properties fo:color="#000000" loext:opacity="100%" style:font-name="Monospace1" fo:font-size="10pt" style:font-size-asian="10pt"/>
    </style:style>
    <style:style style:name="T19" style:family="text">
      <style:text-properties fo:color="#000000" loext:opacity="100%" style:font-name="Monospace1" fo:font-size="10pt" officeooo:rsid="00096bc8" style:font-size-asian="10pt"/>
    </style:style>
    <style:style style:name="T20" style:family="text">
      <style:text-properties fo:color="#000000" loext:opacity="100%" style:font-name="Monospace1" fo:font-size="10pt" officeooo:rsid="001fd406" style:font-size-asian="10pt"/>
    </style:style>
    <style:style style:name="T21" style:family="text">
      <style:text-properties fo:color="#000000" loext:opacity="100%" style:font-name="Monospace1" fo:font-size="10pt" officeooo:rsid="0020aa47" style:font-size-asian="10pt"/>
    </style:style>
    <style:style style:name="T22" style:family="text">
      <style:text-properties fo:color="#000000" loext:opacity="100%" style:font-name="Monospace1" fo:font-size="10pt" officeooo:rsid="00510778" style:font-size-asian="10pt"/>
    </style:style>
    <style:style style:name="T23" style:family="text">
      <style:text-properties fo:color="#000000" loext:opacity="100%" style:font-name="Monospace1" fo:font-size="10pt" officeooo:rsid="005e051b" style:font-size-asian="10pt"/>
    </style:style>
    <style:style style:name="T24" style:family="text">
      <style:text-properties fo:color="#000000" loext:opacity="100%" style:font-name="Monospace1" fo:font-size="10pt" officeooo:rsid="006cebb7" style:font-size-asian="10pt"/>
    </style:style>
    <style:style style:name="T25" style:family="text">
      <style:text-properties fo:color="#000000" loext:opacity="100%" style:font-name="Monospace1" fo:font-size="10pt" style:font-size-asian="10pt"/>
    </style:style>
    <style:style style:name="T26" style:family="text">
      <style:text-properties fo:color="#000000" loext:opacity="100%" style:font-name="Monospace1" fo:font-size="10pt" style:text-underline-style="solid" style:text-underline-width="auto" style:text-underline-color="font-color" style:font-size-asian="10pt"/>
    </style:style>
    <style:style style:name="T27" style:family="text">
      <style:text-properties fo:color="#000000" loext:opacity="100%" style:font-name="Monospace1" fo:font-size="10pt" fo:font-style="italic" style:font-size-asian="10pt" style:font-style-asian="italic"/>
    </style:style>
    <style:style style:name="T28" style:family="text">
      <style:text-properties fo:color="#000000" loext:opacity="100%" style:font-name="Monospace1" fo:font-size="10pt" fo:font-style="italic" style:font-size-asian="10pt" style:font-style-asian="italic"/>
    </style:style>
    <style:style style:name="T29" style:family="text">
      <style:text-properties fo:color="#000000" loext:opacity="100%" style:font-name="Monospace1" fo:font-size="10pt" fo:background-color="#d4d4d4" loext:char-shading-value="0" style:font-size-asian="10pt"/>
    </style:style>
    <style:style style:name="T30" style:family="text">
      <style:text-properties fo:color="#000000" loext:opacity="100%" style:font-name="Monospace1" fo:font-size="10pt" fo:font-weight="bold" style:font-size-asian="10pt" style:font-weight-asian="bold" style:font-weight-complex="bold"/>
    </style:style>
    <style:style style:name="T31" style:family="text">
      <style:text-properties fo:color="#6a3e3e" loext:opacity="100%" style:font-name="Monospace1" fo:font-size="10pt" style:font-size-asian="10pt"/>
    </style:style>
    <style:style style:name="T32" style:family="text">
      <style:text-properties fo:color="#6a3e3e" loext:opacity="100%" style:font-name="Monospace1" fo:font-size="10pt" style:font-size-asian="10pt"/>
    </style:style>
    <style:style style:name="T33" style:family="text">
      <style:text-properties fo:color="#6a3e3e" loext:opacity="100%" style:font-name="Monospace1" fo:font-size="10pt" style:text-underline-style="solid" style:text-underline-width="auto" style:text-underline-color="font-color" style:font-size-asian="10pt"/>
    </style:style>
    <style:style style:name="T34" style:family="text">
      <style:text-properties fo:color="#6a3e3e" loext:opacity="100%" style:font-name="Monospace1" fo:font-size="10pt" fo:background-color="#f0d8a8" loext:char-shading-value="0" style:font-size-asian="10pt"/>
    </style:style>
    <style:style style:name="T35" style:family="text">
      <style:text-properties fo:color="#6a3e3e" loext:opacity="100%" style:font-name="Monospace1" fo:font-size="10pt" fo:background-color="#d4d4d4" loext:char-shading-value="0" style:font-size-asian="10pt"/>
    </style:style>
    <style:style style:name="T36" style:family="text">
      <style:text-properties fo:color="#0000c0" loext:opacity="100%" style:font-name="Monospace1" fo:font-size="10pt" fo:font-style="italic" fo:font-weight="bold" style:font-size-asian="10pt" style:font-style-asian="italic" style:font-weight-asian="bold"/>
    </style:style>
    <style:style style:name="T37" style:family="text">
      <style:text-properties fo:color="#0000c0" loext:opacity="100%" style:font-name="Monospace1" fo:font-size="10pt" fo:font-style="italic" fo:font-weight="bold" officeooo:rsid="001fd406" style:font-size-asian="10pt" style:font-style-asian="italic" style:font-weight-asian="bold"/>
    </style:style>
    <style:style style:name="T38" style:family="text">
      <style:text-properties fo:color="#0000c0" loext:opacity="100%" style:font-name="Monospace1" fo:font-size="10pt" fo:font-style="italic" fo:font-weight="bold" style:font-size-asian="10pt" style:font-style-asian="italic" style:font-weight-asian="bold"/>
    </style:style>
    <style:style style:name="T39" style:family="text">
      <style:text-properties fo:color="#0000c0" loext:opacity="100%" style:font-name="Monospace1" fo:font-size="10pt" style:font-size-asian="10pt"/>
    </style:style>
    <style:style style:name="T40" style:family="text">
      <style:text-properties fo:color="#0000c0" loext:opacity="100%" style:font-name="Monospace1" fo:font-size="10pt" style:font-size-asian="10pt"/>
    </style:style>
    <style:style style:name="T41" style:family="text">
      <style:text-properties fo:color="#0000c0" loext:opacity="100%" style:font-name="Monospace1" fo:font-size="10pt" fo:background-color="#d4d4d4" loext:char-shading-value="0" style:font-size-asian="10pt"/>
    </style:style>
    <style:style style:name="T42" style:family="text">
      <style:text-properties fo:color="#2a00ff" loext:opacity="100%" style:font-name="Monospace1" fo:font-size="10pt" style:font-size-asian="10pt"/>
    </style:style>
    <style:style style:name="T43" style:family="text">
      <style:text-properties fo:color="#2a00ff" loext:opacity="100%" style:font-name="Monospace1" fo:font-size="10pt" officeooo:rsid="001fd406" style:font-size-asian="10pt"/>
    </style:style>
    <style:style style:name="T44" style:family="text">
      <style:text-properties fo:color="#2a00ff" loext:opacity="100%" style:font-name="Monospace1" fo:font-size="10pt" style:font-size-asian="10pt"/>
    </style:style>
    <style:style style:name="T45" style:family="text">
      <style:text-properties fo:color="#3f7f5f" loext:opacity="100%" style:font-name="Monospace1" fo:font-size="10pt" style:font-size-asian="10pt"/>
    </style:style>
    <style:style style:name="T46" style:family="text">
      <style:text-properties fo:color="#7f9fbf" loext:opacity="100%" style:font-name="Monospace1" fo:font-size="10pt" fo:font-weight="bold" style:font-size-asian="10pt" style:font-weight-asian="bol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style:style>
    <style:style style:name="T49" style:family="text">
      <style:text-properties fo:background-color="#e8f2fe" loext:char-shading-value="0"/>
    </style:style>
    <style:style style:name="T50" style:family="text">
      <style:text-properties fo:background-color="#d4d4d4" loext:char-shading-value="0"/>
    </style:style>
    <style:style style:name="T51" style:family="text">
      <style:text-properties style:font-name="Monospace1"/>
    </style:style>
    <style:style style:name="T52" style:family="text">
      <style:text-properties style:font-name="Monospace1" fo:font-size="10pt" fo:font-weight="bold" style:font-size-asian="10pt" style:font-weight-asian="bold"/>
    </style:style>
    <style:style style:name="T53" style:family="text">
      <style:text-properties style:font-name="Monospace1" fo:font-size="10pt" fo:font-weight="bold" officeooo:rsid="000d28f4" style:font-size-asian="10pt" style:font-weight-asian="bold"/>
    </style:style>
    <style:style style:name="T54" style:family="text">
      <style:text-properties style:font-name="Monospace1" fo:font-size="10pt" style:font-size-asian="10pt"/>
    </style:style>
    <style:style style:name="T55" style:family="text">
      <style:text-properties officeooo:rsid="005e051b"/>
    </style:style>
    <style:style style:name="T56" style:family="text">
      <style:text-properties style:text-underline-style="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EK-1 BASIC PROGRAMS</text:p>
      <text:list xml:id="list1095715138" text:style-name="L1">
        <text:list-item>
          <text:p text:style-name="P43">Try debug step by step with small program of about 10 to 15 lines which contains at least one if else condition and a for loop. </text:p>
        </text:list-item>
        <text:list-item>
          <text:p text:style-name="P44">Read array of numbers through command line and sort in ascending order.</text:p>
        </text:list-item>
        <text:list-item>
          <text:p text:style-name="P43">Write a java program that prints all real solutions to the quadratic equation ax<text:span text:style-name="T1">2</text:span>+bx+c=0. Read in a, b, c and use the quadratic formula.</text:p>
        </text:list-item>
        <text:list-item>
          <text:p text:style-name="P45">The Fibonacci sequence is defined by the following rule. The first two values in the sequence are <text:span text:style-name="T2">0</text:span> and 1. Every subsequent value is the sum of the two values preceding it. Write a java program that uses both recursive and non recursive function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25956317373927" text:continue-numbering="true" text:style-name="L1">
        <text:list-header>
          <text:p text:style-name="P50"><text:soft-page-break/>Try debug step by step with small program of about 10 to 15 lines which contains at least one if else condition and a for loop. </text:p>
        </text:list-header>
      </text:list>
      <text:p text:style-name="P28"/>
      <text:p text:style-name="P5"><text:span text:style-name="T6">import</text:span><text:span text:style-name="T18"> java.util.Scanner;</text:span></text:p>
      <text:p text:style-name="P10"/>
      <text:p text:style-name="P6"><text:span text:style-name="T6">public</text:span><text:span text:style-name="T18"> </text:span><text:span text:style-name="T6">class</text:span><text:span text:style-name="T18"> Testp {</text:span></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 {</text:span></text:p>
      <text:p text:style-name="P6"><text:span text:style-name="T18"><text:tab/><text:tab/>System.</text:span><text:span text:style-name="T36">out</text:span><text:span text:style-name="T18">.println(</text:span><text:span text:style-name="T42">"Welcome to Institute of Engineering College"</text:span><text:span text:style-name="T18">);</text:span></text:p>
      <text:p text:style-name="P6"><text:span text:style-name="T18"><text:tab/><text:tab/>System.</text:span><text:span text:style-name="T36">out</text:span><text:span text:style-name="T18">.println(</text:span><text:span text:style-name="T42">"--------Prime Number--------"</text:span><text:span text:style-name="T18">);</text:span></text:p>
      <text:p text:style-name="P6"><text:span text:style-name="T18"><text:tab/><text:tab/>Scanner </text:span><text:span text:style-name="T33">sc</text:span><text:span text:style-name="T18"> = </text:span><text:span text:style-name="T6">new</text:span><text:span text:style-name="T18"> Scanner(System.</text:span><text:span text:style-name="T36">in</text:span><text:span text:style-name="T18">);</text:span></text:p>
      <text:p text:style-name="P6"><text:span text:style-name="T18"><text:tab/><text:tab/>System.</text:span><text:span text:style-name="T36">out</text:span><text:span text:style-name="T18">.println(</text:span><text:span text:style-name="T42">"Enter valid Number"</text:span><text:span text:style-name="T18">);</text:span></text:p>
      <text:p text:style-name="P6"><text:span text:style-name="T18"><text:tab/><text:tab/></text:span><text:span text:style-name="T6">int</text:span><text:span text:style-name="T18"> </text:span><text:span text:style-name="T31">n</text:span><text:span text:style-name="T18"> = </text:span><text:span text:style-name="T31">sc</text:span><text:span text:style-name="T18">.nextInt();</text:span></text:p>
      <text:p text:style-name="P6"><text:span text:style-name="T18"><text:tab/><text:tab/></text:span><text:span text:style-name="T6">int</text:span><text:span text:style-name="T18"> </text:span><text:span text:style-name="T31">c</text:span><text:span text:style-name="T18"> = 0;</text:span></text:p>
      <text:p text:style-name="P6"><text:span text:style-name="T18"><text:tab/><text:tab/></text:span><text:span text:style-name="T6">for</text:span><text:span text:style-name="T18"> (</text:span><text:span text:style-name="T6">int</text:span><text:span text:style-name="T18"> </text:span><text:span text:style-name="T31">i</text:span><text:span text:style-name="T18"> = 1; </text:span><text:span text:style-name="T31">i</text:span><text:span text:style-name="T18"> &lt;= </text:span><text:span text:style-name="T31">n</text:span><text:span text:style-name="T18">; </text:span><text:span text:style-name="T31">i</text:span><text:span text:style-name="T18">++)</text:span></text:p>
      <text:p text:style-name="P15"><text:tab/><text:tab/>{</text:p>
      <text:p text:style-name="P6"><text:span text:style-name="T18"><text:tab/><text:tab/><text:tab/></text:span><text:span text:style-name="T6">if</text:span><text:span text:style-name="T18"> (</text:span><text:span text:style-name="T31">n</text:span><text:span text:style-name="T18"> % </text:span><text:span text:style-name="T31">i</text:span><text:span text:style-name="T18"> == 0)</text:span></text:p>
      <text:p text:style-name="P15"><text:tab/><text:tab/><text:tab/>{</text:p>
      <text:p text:style-name="P6"><text:span text:style-name="T18"><text:tab/><text:tab/><text:tab/><text:tab/></text:span><text:span text:style-name="T31">c</text:span><text:span text:style-name="T18">++;</text:span></text:p>
      <text:p text:style-name="P15"><text:tab/><text:tab/><text:tab/>}</text:p>
      <text:p text:style-name="P15"><text:tab/><text:tab/>}</text:p>
      <text:p text:style-name="P6"><text:span text:style-name="T18"><text:tab/><text:tab/></text:span><text:span text:style-name="T6">if</text:span><text:span text:style-name="T18"> (</text:span><text:span text:style-name="T31">c</text:span><text:span text:style-name="T18"> == 2)</text:span></text:p>
      <text:p text:style-name="P15"><text:tab/><text:tab/>{</text:p>
      <text:p text:style-name="P6"><text:span text:style-name="T18"><text:tab/><text:tab/><text:tab/>System.</text:span><text:span text:style-name="T36">out</text:span><text:span text:style-name="T18">.println(</text:span><text:span text:style-name="T31">n</text:span><text:span text:style-name="T18"> + </text:span><text:span text:style-name="T42">"is Prime Number"</text:span><text:span text:style-name="T18">);</text:span></text:p>
      <text:p text:style-name="P15"><text:tab/><text:tab/>}</text:p>
      <text:p text:style-name="P6"><text:span text:style-name="T18"><text:tab/><text:tab/></text:span><text:span text:style-name="T6">else</text:span></text:p>
      <text:p text:style-name="P6"><text:span text:style-name="T18"><text:tab/><text:tab/><text:tab/>System.</text:span><text:span text:style-name="T36">out</text:span><text:span text:style-name="T18">.println(</text:span><text:span text:style-name="T31">n</text:span><text:span text:style-name="T18"> + </text:span><text:span text:style-name="T42">"is not Prime Number"</text:span><text:span text:style-name="T18">);</text:span></text:p>
      <text:p text:style-name="P15"><text:tab/>}</text:p>
      <text:p text:style-name="P12">}</text:p>
      <text:list xml:id="list125955635176244" text:continue-numbering="true" text:style-name="L1">
        <text:list-header>
          <text:p text:style-name="P46"/>
        </text:list-header>
      </text:list>
      <text:p text:style-name="P22">Read array of numbers through command line and sort in ascending order.</text:p>
      <text:p text:style-name="P14"><text:span text:style-name="T10">p</text:span><text:span text:style-name="T13">ublic</text:span> <text:span text:style-name="T13">class</text:span> <text:span text:style-name="T47">JavaApplication2</text:span></text:p>
      <text:p text:style-name="P15">{</text:p>
      <text:p text:style-name="P38">//@param args the command line arguments</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45">// </text:span><text:span text:style-name="T46">TODO</text:span><text:span text:style-name="T45"> code application logic here</text:span></text:p>
      <text:p text:style-name="P38">//dataType[] arrayRefVar = new dataType[arraySize]</text:p>
      <text:p text:style-name="P6"><text:span text:style-name="T18"><text:tab/><text:tab/></text:span><text:span text:style-name="T6">int</text:span><text:span text:style-name="T18">[] </text:span><text:span text:style-name="T31">a</text:span><text:span text:style-name="T18">=</text:span><text:span text:style-name="T6">new</text:span><text:span text:style-name="T18"> </text:span><text:span text:style-name="T6">int</text:span><text:span text:style-name="T18">[10];</text:span></text:p>
      <text:p text:style-name="P6"><text:span text:style-name="T18"><text:tab/><text:tab/></text:span><text:span text:style-name="T6">for</text:span><text:span text:style-name="T18">(</text:span><text:span text:style-name="T6">int</text:span><text:span text:style-name="T18"> </text:span><text:span text:style-name="T31">i</text:span><text:span text:style-name="T18"> = 0; </text:span><text:span text:style-name="T31">i</text:span><text:span text:style-name="T18"> &lt; </text:span><text:span text:style-name="T31">args</text:span><text:span text:style-name="T18">.</text:span><text:span text:style-name="T39">length</text:span><text:span text:style-name="T18">; </text:span><text:span text:style-name="T31">i</text:span><text:span text:style-name="T18">++)</text:span></text:p>
      <text:p text:style-name="P15"><text:tab/><text:tab/>{</text:p>
      <text:p text:style-name="P6"><text:span text:style-name="T18"><text:tab/><text:tab/><text:tab/></text:span><text:span text:style-name="T31">a</text:span><text:span text:style-name="T18">[</text:span><text:span text:style-name="T31">i</text:span><text:span text:style-name="T18">]=Integer.</text:span><text:span text:style-name="T27">parseInt</text:span><text:span text:style-name="T18">(</text:span><text:span text:style-name="T31">args</text:span><text:span text:style-name="T18">[</text:span><text:span text:style-name="T31">i</text:span><text:span text:style-name="T18">]);</text:span></text:p>
      <text:p text:style-name="P15"><text:tab/><text:tab/>}</text:p>
      <text:p text:style-name="P6"><text:span text:style-name="T18"><text:tab/><text:tab/>System.</text:span><text:span text:style-name="T36">out</text:span><text:span text:style-name="T18">.println(</text:span><text:span text:style-name="T42">"array before sorting"</text:span><text:span text:style-name="T18">);</text:span></text:p>
      <text:p text:style-name="P6"><text:span text:style-name="T18"><text:tab/><text:tab/></text:span><text:span text:style-name="T6">for</text:span><text:span text:style-name="T18">(</text:span><text:span text:style-name="T6">int</text:span><text:span text:style-name="T18"> </text:span><text:span text:style-name="T31">i</text:span><text:span text:style-name="T18"> = 0; </text:span><text:span text:style-name="T31">i</text:span><text:span text:style-name="T18"> &lt; </text:span><text:span text:style-name="T31">args</text:span><text:span text:style-name="T18">.</text:span><text:span text:style-name="T39">length</text:span><text:span text:style-name="T18">; </text:span><text:span text:style-name="T31">i</text:span><text:span text:style-name="T18">++)</text:span></text:p>
      <text:p text:style-name="P15"><text:tab/><text:tab/>{</text:p>
      <text:p text:style-name="P6"><text:span text:style-name="T18"><text:tab/><text:tab/><text:tab/>System.</text:span><text:span text:style-name="T36">out</text:span><text:span text:style-name="T18">.print(</text:span><text:span text:style-name="T31">a</text:span><text:span text:style-name="T18">[</text:span><text:span text:style-name="T31">i</text:span><text:span text:style-name="T18">]);</text:span></text:p>
      <text:p text:style-name="P15"><text:tab/><text:tab/>}</text:p>
      <text:p text:style-name="P6"><text:span text:style-name="T18"><text:tab/><text:tab/></text:span><text:span text:style-name="T6">for</text:span><text:span text:style-name="T18">(</text:span><text:span text:style-name="T6">int</text:span><text:span text:style-name="T18"> </text:span><text:span text:style-name="T31">i</text:span><text:span text:style-name="T18"> = 0; </text:span><text:span text:style-name="T31">i</text:span><text:span text:style-name="T18"> &lt; </text:span><text:span text:style-name="T31">args</text:span><text:span text:style-name="T18">.</text:span><text:span text:style-name="T39">length</text:span><text:span text:style-name="T18">; </text:span><text:span text:style-name="T31">i</text:span><text:span text:style-name="T18">++)</text:span></text:p>
      <text:p text:style-name="P15"><text:tab/><text:tab/>{</text:p>
      <text:p text:style-name="P6"><text:span text:style-name="T18"><text:tab/><text:tab/><text:tab/></text:span><text:span text:style-name="T6">for</text:span><text:span text:style-name="T18"> ( </text:span><text:span text:style-name="T6">int</text:span><text:span text:style-name="T18"> </text:span><text:span text:style-name="T31">k</text:span><text:span text:style-name="T18"> = </text:span><text:span text:style-name="T31">i</text:span><text:span text:style-name="T18">+1;</text:span><text:span text:style-name="T31">k</text:span><text:span text:style-name="T18"> &lt;</text:span><text:span text:style-name="T31">args</text:span><text:span text:style-name="T18">.</text:span><text:span text:style-name="T39">length</text:span><text:span text:style-name="T18">;</text:span><text:span text:style-name="T31">k</text:span><text:span text:style-name="T18">++)</text:span></text:p>
      <text:p text:style-name="P15"><text:tab/><text:tab/><text:tab/>{<text:tab/></text:p>
      <text:p text:style-name="P6"><text:span text:style-name="T18"><text:tab/><text:tab/><text:tab/><text:tab/></text:span><text:span text:style-name="T6">if</text:span><text:span text:style-name="T18">(</text:span><text:span text:style-name="T31">a</text:span><text:span text:style-name="T18">[</text:span><text:span text:style-name="T31">i</text:span><text:span text:style-name="T18">]&gt;</text:span><text:span text:style-name="T31">a</text:span><text:span text:style-name="T18">[</text:span><text:span text:style-name="T31">k</text:span><text:span text:style-name="T18">])</text:span></text:p>
      <text:p text:style-name="P15"><text:tab/><text:tab/><text:tab/><text:tab/>{</text:p>
      <text:p text:style-name="P6"><text:span text:style-name="T18"><text:tab/><text:tab/><text:tab/><text:tab/><text:tab/></text:span><text:span text:style-name="T6">int</text:span><text:span text:style-name="T18"> </text:span><text:span text:style-name="T31">temp</text:span><text:span text:style-name="T18">;</text:span></text:p>
      <text:p text:style-name="P6"><text:span text:style-name="T18"><text:tab/><text:tab/><text:tab/><text:tab/><text:tab/></text:span><text:span text:style-name="T31">temp</text:span><text:span text:style-name="T18">=</text:span><text:span text:style-name="T31">a</text:span><text:span text:style-name="T18">[</text:span><text:span text:style-name="T31">i</text:span><text:span text:style-name="T18">];</text:span></text:p>
      <text:p text:style-name="P6"><text:span text:style-name="T18"><text:tab/><text:tab/><text:tab/><text:tab/><text:tab/></text:span><text:span text:style-name="T31">a</text:span><text:span text:style-name="T18">[</text:span><text:span text:style-name="T31">i</text:span><text:span text:style-name="T18">]=</text:span><text:span text:style-name="T31">a</text:span><text:span text:style-name="T18">[</text:span><text:span text:style-name="T31">k</text:span><text:span text:style-name="T18">];</text:span></text:p>
      <text:p text:style-name="P6"><text:span text:style-name="T18"><text:tab/><text:tab/><text:tab/><text:tab/><text:tab/></text:span><text:span text:style-name="T31">a</text:span><text:span text:style-name="T18">[</text:span><text:span text:style-name="T31">k</text:span><text:span text:style-name="T18">]=</text:span><text:span text:style-name="T31">a</text:span><text:span text:style-name="T18">[</text:span><text:span text:style-name="T31">i</text:span><text:span text:style-name="T18">];</text:span></text:p>
      <text:p text:style-name="P15"><text:tab/><text:tab/><text:tab/><text:tab/>}</text:p>
      <text:p text:style-name="P15"><text:tab/><text:tab/><text:tab/>}</text:p>
      <text:p text:style-name="P15"><text:tab/><text:tab/>}</text:p>
      <text:p text:style-name="P6"><text:span text:style-name="T18"><text:tab/><text:tab/>System.</text:span><text:span text:style-name="T36">out</text:span><text:span text:style-name="T18">.println(</text:span><text:span text:style-name="T42">"array after sorting"</text:span><text:span text:style-name="T18">);</text:span></text:p>
      <text:p text:style-name="P6"><text:soft-page-break/><text:span text:style-name="T18"><text:tab/><text:tab/></text:span><text:span text:style-name="T6">for</text:span><text:span text:style-name="T18">(</text:span><text:span text:style-name="T6">int</text:span><text:span text:style-name="T18"> </text:span><text:span text:style-name="T31">i</text:span><text:span text:style-name="T18">=0;</text:span><text:span text:style-name="T31">i</text:span><text:span text:style-name="T18">&lt;</text:span><text:span text:style-name="T31">args</text:span><text:span text:style-name="T18">.</text:span><text:span text:style-name="T39">length</text:span><text:span text:style-name="T18">;</text:span><text:span text:style-name="T31">i</text:span><text:span text:style-name="T18">++)</text:span></text:p>
      <text:p text:style-name="P6"><text:span text:style-name="T18"><text:tab/><text:tab/><text:tab/>System.</text:span><text:span text:style-name="T36">out</text:span><text:span text:style-name="T18">.print(</text:span><text:span text:style-name="T31">a</text:span><text:span text:style-name="T18">[</text:span><text:span text:style-name="T31">i</text:span><text:span text:style-name="T18">]);</text:span></text:p>
      <text:p text:style-name="P15"><text:tab/>}</text:p>
      <text:p text:style-name="P11">}</text:p>
      <text:p text:style-name="P11"/>
      <text:p text:style-name="P21">Write a java program that prints all real solutions to the quadratic equation ax<text:span text:style-name="T1">2</text:span>+bx+c=0. Read in a, b, c and use the quadratic formula.</text:p>
      <text:p text:style-name="P21"><text:span text:style-name="T11">i</text:span><text:span text:style-name="T14">mport</text:span><text:span text:style-name="T49"> </text:span><text:span text:style-name="T50">java.util.Scanner</text:span><text:span text:style-name="T49">;</text:span></text:p>
      <text:p text:style-name="P5"><text:span text:style-name="T6">class</text:span><text:span text:style-name="T18"> roots</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18"><text:tab/><text:tab/></text:span><text:span text:style-name="T6">double</text:span><text:span text:style-name="T18"> </text:span><text:span text:style-name="T31">r1</text:span><text:span text:style-name="T18">,</text:span><text:span text:style-name="T31">r2</text:span><text:span text:style-name="T18">;</text:span></text:p>
      <text:p text:style-name="P6"><text:span text:style-name="T18"><text:tab/><text:tab/>System.</text:span><text:span text:style-name="T36">out</text:span><text:span text:style-name="T18">.println(</text:span><text:span text:style-name="T42">"Enter a,b,c of the equation ax2+bx+c=0"</text:span><text:span text:style-name="T18">);</text:span></text:p>
      <text:p text:style-name="P6"><text:span text:style-name="T18"><text:tab/><text:tab/></text:span><text:span text:style-name="T26">Scanner</text:span><text:span text:style-name="T18"> </text:span><text:span text:style-name="T31">as</text:span><text:span text:style-name="T18">=</text:span><text:span text:style-name="T6">new</text:span><text:span text:style-name="T18"> </text:span><text:span text:style-name="T26">Scanner</text:span><text:span text:style-name="T18"> (System.</text:span><text:span text:style-name="T36">in</text:span><text:span text:style-name="T18">);</text:span></text:p>
      <text:p text:style-name="P6"><text:span text:style-name="T18"><text:tab/><text:tab/></text:span><text:span text:style-name="T6">int</text:span><text:span text:style-name="T18"> </text:span><text:span text:style-name="T31">a</text:span><text:span text:style-name="T18">=</text:span><text:span text:style-name="T31">as</text:span><text:span text:style-name="T18">.nextInt();</text:span></text:p>
      <text:p text:style-name="P6"><text:span text:style-name="T18"><text:tab/><text:tab/></text:span><text:span text:style-name="T6">int</text:span><text:span text:style-name="T18"> </text:span><text:span text:style-name="T31">b</text:span><text:span text:style-name="T18">=</text:span><text:span text:style-name="T31">as</text:span><text:span text:style-name="T18">.nextInt();</text:span></text:p>
      <text:p text:style-name="P6"><text:span text:style-name="T18"><text:tab/><text:tab/></text:span><text:span text:style-name="T6">int</text:span><text:span text:style-name="T18"> </text:span><text:span text:style-name="T31">c</text:span><text:span text:style-name="T18">=</text:span><text:span text:style-name="T31">as</text:span><text:span text:style-name="T18">.nextInt();</text:span></text:p>
      <text:p text:style-name="P6"><text:span text:style-name="T18"><text:tab/><text:tab/></text:span><text:span text:style-name="T6">int</text:span><text:span text:style-name="T18"> </text:span><text:span text:style-name="T31">d</text:span><text:span text:style-name="T18">=</text:span><text:span text:style-name="T31">b</text:span><text:span text:style-name="T18">*</text:span><text:span text:style-name="T31">b</text:span><text:span text:style-name="T18">-4*</text:span><text:span text:style-name="T31">a</text:span><text:span text:style-name="T18">*</text:span><text:span text:style-name="T31">c</text:span><text:span text:style-name="T18">;</text:span></text:p>
      <text:p text:style-name="P6"><text:span text:style-name="T18"><text:tab/><text:tab/></text:span><text:span text:style-name="T6">if</text:span><text:span text:style-name="T18">(</text:span><text:span text:style-name="T31">d</text:span><text:span text:style-name="T18">&lt;0)</text:span></text:p>
      <text:p text:style-name="P15"><text:tab/><text:tab/>{</text:p>
      <text:p text:style-name="P6"><text:span text:style-name="T18"><text:tab/><text:tab/><text:tab/>System.</text:span><text:span text:style-name="T36">out</text:span><text:span text:style-name="T18">.println(</text:span><text:span text:style-name="T42">"There are no solutions"</text:span><text:span text:style-name="T18">);</text:span></text:p>
      <text:p text:style-name="P15"><text:tab/><text:tab/>}</text:p>
      <text:p text:style-name="P6"><text:span text:style-name="T18"><text:tab/><text:tab/></text:span><text:span text:style-name="T6">if</text:span><text:span text:style-name="T18">(</text:span><text:span text:style-name="T31">d</text:span><text:span text:style-name="T18">==0)</text:span></text:p>
      <text:p text:style-name="P15"><text:tab/><text:tab/>{</text:p>
      <text:p text:style-name="P6"><text:span text:style-name="T18"><text:tab/><text:tab/><text:tab/>System.</text:span><text:span text:style-name="T36">out</text:span><text:span text:style-name="T18">.println(</text:span><text:span text:style-name="T42">"The roots are real and equal"</text:span><text:span text:style-name="T18">);</text:span></text:p>
      <text:p text:style-name="P6"><text:span text:style-name="T18"><text:tab/><text:tab/><text:tab/></text:span><text:span text:style-name="T31">r1</text:span><text:span text:style-name="T18">=</text:span><text:span text:style-name="T31">r2</text:span><text:span text:style-name="T18">=-</text:span><text:span text:style-name="T31">b</text:span><text:span text:style-name="T18">/(2.0*</text:span><text:span text:style-name="T31">a</text:span><text:span text:style-name="T18">);</text:span></text:p>
      <text:p text:style-name="P6"><text:span text:style-name="T18"><text:tab/><text:tab/><text:tab/>System.</text:span><text:span text:style-name="T36">out</text:span><text:span text:style-name="T18">.println(</text:span><text:span text:style-name="T42">"The roots are "</text:span><text:span text:style-name="T18">+</text:span><text:span text:style-name="T31">r1</text:span><text:span text:style-name="T18">+</text:span><text:span text:style-name="T42">" and "</text:span><text:span text:style-name="T18">+</text:span><text:span text:style-name="T31">r2</text:span><text:span text:style-name="T18">);</text:span></text:p>
      <text:p text:style-name="P6"><text:span text:style-name="T18"><text:tab/><text:tab/><text:tab/>System.</text:span><text:span text:style-name="T36">out</text:span><text:span text:style-name="T18">.println(</text:span><text:span text:style-name="T42">"The roots are real"</text:span><text:span text:style-name="T18">);</text:span></text:p>
      <text:p text:style-name="P15"><text:tab/><text:tab/>}</text:p>
      <text:p text:style-name="P6"><text:span text:style-name="T18"><text:tab/><text:tab/></text:span><text:span text:style-name="T6">if</text:span><text:span text:style-name="T18">(</text:span><text:span text:style-name="T31">d</text:span><text:span text:style-name="T18">&gt;0)</text:span></text:p>
      <text:p text:style-name="P15"><text:tab/><text:tab/>{</text:p>
      <text:p text:style-name="P6"><text:span text:style-name="T18"><text:tab/><text:tab/><text:tab/>System.</text:span><text:span text:style-name="T36">out</text:span><text:span text:style-name="T18">.println(</text:span><text:span text:style-name="T42">"The roots are real"</text:span><text:span text:style-name="T18">);</text:span></text:p>
      <text:p text:style-name="P6"><text:span text:style-name="T18"><text:tab/><text:tab/><text:tab/></text:span><text:span text:style-name="T31">r1</text:span><text:span text:style-name="T18">=(-</text:span><text:span text:style-name="T31">b</text:span><text:span text:style-name="T18">+Math.</text:span><text:span text:style-name="T27">sqrt</text:span><text:span text:style-name="T18">(</text:span><text:span text:style-name="T31">d</text:span><text:span text:style-name="T18">))/(2.0*</text:span><text:span text:style-name="T31">a</text:span><text:span text:style-name="T18">);</text:span></text:p>
      <text:p text:style-name="P6"><text:span text:style-name="T18"><text:tab/><text:tab/><text:tab/></text:span><text:span text:style-name="T31">r2</text:span><text:span text:style-name="T18">=(-</text:span><text:span text:style-name="T31">b</text:span><text:span text:style-name="T18">-Math.</text:span><text:span text:style-name="T27">sqrt</text:span><text:span text:style-name="T18">(</text:span><text:span text:style-name="T31">d</text:span><text:span text:style-name="T18">))/(2.0*</text:span><text:span text:style-name="T31">a</text:span><text:span text:style-name="T18">);</text:span></text:p>
      <text:p text:style-name="P6"><text:span text:style-name="T18"><text:tab/><text:tab/><text:tab/>System.</text:span><text:span text:style-name="T36">out</text:span><text:span text:style-name="T18">.println(</text:span><text:span text:style-name="T42">"The roots are "</text:span><text:span text:style-name="T18">+</text:span><text:span text:style-name="T31">r1</text:span><text:span text:style-name="T18">+</text:span><text:span text:style-name="T42">" and "</text:span><text:span text:style-name="T18">+</text:span><text:span text:style-name="T31">r2</text:span><text:span text:style-name="T18">);</text:span></text:p>
      <text:p text:style-name="P15"><text:tab/><text:tab/>}</text:p>
      <text:p text:style-name="P15"><text:tab/>}</text:p>
      <text:p text:style-name="P12">}</text:p>
      <text:p text:style-name="P12"/>
      <text:list xml:id="list125956317210122" text:continue-numbering="true" text:style-name="L1">
        <text:list-header>
          <text:p text:style-name="P55"/>
        </text:list-header>
      </text:list>
      <text:p text:style-name="P3"><text:span text:style-name="T18">The Fibonacci sequence is defined by the following rule. The first two values in the sequence are </text:span><text:span text:style-name="T19">0</text:span><text:span text:style-name="T18"> and 1. Every subsequent value is the sum of the two values preceding it. Write a java program that uses both recursive and non recursive functions.</text:span></text:p>
      <text:p text:style-name="P5"><text:span text:style-name="T6">class</text:span><text:span text:style-name="T18"> Fibnon</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18"><text:tab/><text:tab/></text:span><text:span text:style-name="T6">int</text:span><text:span text:style-name="T18"> </text:span><text:span text:style-name="T31">n</text:span><text:span text:style-name="T18">,</text:span><text:span text:style-name="T31">n1</text:span><text:span text:style-name="T18">;</text:span></text:p>
      <text:p text:style-name="P6"><text:span text:style-name="T18"><text:tab/><text:tab/>Random </text:span><text:span text:style-name="T31">as</text:span><text:span text:style-name="T18">=</text:span><text:span text:style-name="T6">new</text:span><text:span text:style-name="T18"> Random();</text:span></text:p>
      <text:p text:style-name="P6"><text:span text:style-name="T18"><text:tab/><text:tab/></text:span><text:span text:style-name="T31">n</text:span><text:span text:style-name="T18">=</text:span><text:span text:style-name="T31">as</text:span><text:span text:style-name="T18">.nextInt(10);</text:span></text:p>
      <text:p text:style-name="P6"><text:span text:style-name="T18"><text:tab/><text:tab/>fib1 </text:span><text:span text:style-name="T31">as1</text:span><text:span text:style-name="T18">=</text:span><text:span text:style-name="T6">new</text:span><text:span text:style-name="T18"> fib1 ();</text:span></text:p>
      <text:p text:style-name="P6"><text:span text:style-name="T18"><text:tab/><text:tab/></text:span><text:span text:style-name="T31">n1</text:span><text:span text:style-name="T18">=</text:span><text:span text:style-name="T31">as1</text:span><text:span text:style-name="T18">.fibc(</text:span><text:span text:style-name="T31">n</text:span><text:span text:style-name="T18">);</text:span></text:p>
      <text:p text:style-name="P6"><text:span text:style-name="T18"><text:tab/><text:tab/>System.</text:span><text:span text:style-name="T36">out</text:span><text:span text:style-name="T18">.println(</text:span><text:span text:style-name="T42">"The "</text:span><text:span text:style-name="T18">+</text:span><text:span text:style-name="T31">n</text:span><text:span text:style-name="T18">+</text:span><text:span text:style-name="T42">"th fibonacci number is "</text:span><text:span text:style-name="T18">+</text:span><text:span text:style-name="T31">n1</text:span><text:span text:style-name="T18">);</text:span></text:p>
      <text:p text:style-name="P15"><text:tab/>}</text:p>
      <text:p text:style-name="P15">}</text:p>
      <text:p text:style-name="P6"><text:span text:style-name="T6">class</text:span><text:span text:style-name="T18"> fib1</text:span></text:p>
      <text:p text:style-name="P15">{</text:p>
      <text:p text:style-name="P6"><text:span text:style-name="T18"><text:tab/></text:span><text:span text:style-name="T6">int</text:span><text:span text:style-name="T18"> </text:span><text:span text:style-name="T39">a</text:span><text:span text:style-name="T18">=1,</text:span><text:span text:style-name="T39">b</text:span><text:span text:style-name="T18">=1;</text:span></text:p>
      <text:p text:style-name="P6"><text:soft-page-break/><text:span text:style-name="T18"><text:tab/></text:span><text:span text:style-name="T6">int</text:span><text:span text:style-name="T18"> </text:span><text:span text:style-name="T39">fib</text:span><text:span text:style-name="T18">;</text:span></text:p>
      <text:p text:style-name="P6"><text:span text:style-name="T18"><text:tab/></text:span><text:span text:style-name="T9">int</text:span><text:span text:style-name="T18"> fibc(</text:span><text:span text:style-name="T6">int</text:span><text:span text:style-name="T18"> </text:span><text:span text:style-name="T31">n</text:span><text:span text:style-name="T18">)</text:span></text:p>
      <text:p text:style-name="P15"><text:tab/>{</text:p>
      <text:p text:style-name="P6"><text:span text:style-name="T18"><text:tab/><text:tab/>System.</text:span><text:span text:style-name="T36">out</text:span><text:span text:style-name="T18">.print(</text:span><text:span text:style-name="T39">a</text:span><text:span text:style-name="T18">+</text:span><text:span text:style-name="T42">" "</text:span><text:span text:style-name="T18">+</text:span><text:span text:style-name="T39">b</text:span><text:span text:style-name="T18">+</text:span><text:span text:style-name="T42">" "</text:span><text:span text:style-name="T18">);</text:span></text:p>
      <text:p text:style-name="P6"><text:span text:style-name="T18"><text:tab/><text:tab/></text:span><text:span text:style-name="T6">for</text:span><text:span text:style-name="T18">(</text:span><text:span text:style-name="T6">int</text:span><text:span text:style-name="T18"> </text:span><text:span text:style-name="T31">i</text:span><text:span text:style-name="T18">=1;</text:span><text:span text:style-name="T31">i</text:span><text:span text:style-name="T18">&lt;=</text:span><text:span text:style-name="T31">n</text:span><text:span text:style-name="T18">-2;</text:span><text:span text:style-name="T31">i</text:span><text:span text:style-name="T18">++)</text:span></text:p>
      <text:p text:style-name="P15"><text:tab/><text:tab/>{</text:p>
      <text:p text:style-name="P6"><text:span text:style-name="T18"><text:tab/><text:tab/><text:tab/></text:span><text:span text:style-name="T39">fib</text:span><text:span text:style-name="T18">=</text:span><text:span text:style-name="T39">a</text:span><text:span text:style-name="T18">+</text:span><text:span text:style-name="T39">b</text:span><text:span text:style-name="T18">;</text:span></text:p>
      <text:p text:style-name="P6"><text:span text:style-name="T18"><text:tab/><text:tab/><text:tab/>System.</text:span><text:span text:style-name="T36">out</text:span><text:span text:style-name="T18">.print(</text:span><text:span text:style-name="T39">fib</text:span><text:span text:style-name="T18">+</text:span><text:span text:style-name="T42">" "</text:span><text:span text:style-name="T18">);</text:span></text:p>
      <text:p text:style-name="P6"><text:span text:style-name="T18"><text:tab/><text:tab/><text:tab/></text:span><text:span text:style-name="T39">a</text:span><text:span text:style-name="T18">=</text:span><text:span text:style-name="T39">b</text:span><text:span text:style-name="T18">;</text:span></text:p>
      <text:p text:style-name="P6"><text:span text:style-name="T18"><text:tab/><text:tab/><text:tab/></text:span><text:span text:style-name="T39">b</text:span><text:span text:style-name="T18">=</text:span><text:span text:style-name="T39">fib</text:span><text:span text:style-name="T18">;</text:span></text:p>
      <text:p text:style-name="P15"><text:tab/><text:tab/>}</text:p>
      <text:p text:style-name="P6"><text:span text:style-name="T18"><text:tab/></text:span><text:span text:style-name="T9">return</text:span><text:span text:style-name="T29"> </text:span><text:span text:style-name="T41">fib</text:span><text:span text:style-name="T29">;</text:span></text:p>
      <text:p text:style-name="P15"><text:tab/>}</text:p>
      <text:p text:style-name="P12">}</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EEK-2 MATRICES, OVERLOADING, OVERRIDING</text:p>
      <text:list xml:id="list4284479900" text:style-name="L2">
        <text:list-item>
          <text:p text:style-name="P47">Write a java program to multiply two given matrices.</text:p>
        </text:list-item>
        <text:list-item>
          <text:p text:style-name="P48">Design a class to represent a bank account. Which contains account number, name of the depositor, type of the account, balance amount in the account. Use constructor to assign initial values, <text:span text:style-name="T3">use member functions </text:span>to Deposit an amount, to Withdraw amount after checking balance, to display name and balance. </text:p>
        </text:list-item>
        <text:list-item>
          <text:p text:style-name="P49">Write a java program to implement method overriding.</text:p>
        </text:list-item>
        <text:list-item>
          <text:p text:style-name="P49">Write a java program to check whether a given string is palindrom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25955319054041" text:continue-numbering="true" text:style-name="L2">
        <text:list-header>
          <text:p text:style-name="P52"/>
          <text:p text:style-name="P52"><text:soft-page-break/>Write a java program to multiply two given matrices.</text:p>
        </text:list-header>
      </text:list>
      <text:p text:style-name="P31"><text:span text:style-name="T6">public</text:span><text:span text:style-name="T54"> </text:span><text:span text:style-name="T6">class</text:span><text:span text:style-name="T54"> MatrixMultiplicationExample</text:span></text:p>
      <text:p text:style-name="P15">{ <text:s/></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 <text:s/></text:p>
      <text:p text:style-name="P6"><text:span text:style-name="T18"><text:tab/><text:tab/></text:span><text:span text:style-name="T45">//creating two matrices <text:s text:c="3"/></text:span></text:p>
      <text:p text:style-name="P6"><text:span text:style-name="T18"><text:tab/><text:tab/></text:span><text:span text:style-name="T6">int</text:span><text:span text:style-name="T18"> </text:span><text:span text:style-name="T31">a</text:span><text:span text:style-name="T18">[][]={{1,1,1},{2,2,2},{3,3,3}}; <text:s text:c="3"/></text:span></text:p>
      <text:p text:style-name="P6"><text:span text:style-name="T18"><text:tab/><text:tab/></text:span><text:span text:style-name="T6">int</text:span><text:span text:style-name="T18"> </text:span><text:span text:style-name="T31">b</text:span><text:span text:style-name="T18">[][]={{1,1,1},{2,2,2},{3,3,3}}; <text:s text:c="3"/></text:span></text:p>
      <text:p text:style-name="P6"><text:span text:style-name="T18"><text:tab/><text:tab/></text:span><text:span text:style-name="T45">//creating another matrix to store the multiplication of two <text:tab/><text:tab/><text:tab/>matrices <text:s text:c="3"/></text:span></text:p>
      <text:p text:style-name="P6"><text:span text:style-name="T18"><text:tab/><text:tab/></text:span><text:span text:style-name="T6">int</text:span><text:span text:style-name="T18"> </text:span><text:span text:style-name="T31">c</text:span><text:span text:style-name="T18">[][]=</text:span><text:span text:style-name="T6">new</text:span><text:span text:style-name="T18"> </text:span><text:span text:style-name="T6">int</text:span><text:span text:style-name="T18">[3][3]; <text:s/></text:span><text:span text:style-name="T45">//3 rows and 3 columns <text:s/></text:span></text:p>
      <text:p text:style-name="P6"><text:span text:style-name="T18"><text:tab/><text:tab/></text:span><text:span text:style-name="T45">//multiplying and printing multiplication of 2 matrices <text:s text:c="3"/></text:span></text:p>
      <text:p text:style-name="P6"><text:span text:style-name="T18"><text:tab/><text:tab/></text:span><text:span text:style-name="T6">for</text:span><text:span text:style-name="T18">(</text:span><text:span text:style-name="T6">int</text:span><text:span text:style-name="T18"> </text:span><text:span text:style-name="T31">i</text:span><text:span text:style-name="T18">=0;</text:span><text:span text:style-name="T31">i</text:span><text:span text:style-name="T18">&lt;3;</text:span><text:span text:style-name="T31">i</text:span><text:span text:style-name="T18">++)</text:span></text:p>
      <text:p text:style-name="P15"><text:tab/><text:tab/>{ <text:s text:c="3"/></text:p>
      <text:p text:style-name="P6"><text:span text:style-name="T18"><text:tab/><text:tab/><text:tab/></text:span><text:span text:style-name="T6">for</text:span><text:span text:style-name="T18">(</text:span><text:span text:style-name="T6">int</text:span><text:span text:style-name="T18"> </text:span><text:span text:style-name="T31">j</text:span><text:span text:style-name="T18">=0;</text:span><text:span text:style-name="T31">j</text:span><text:span text:style-name="T18">&lt;3;</text:span><text:span text:style-name="T31">j</text:span><text:span text:style-name="T18">++)</text:span></text:p>
      <text:p text:style-name="P15"><text:tab/><text:tab/><text:tab/>{ <text:s text:c="3"/></text:p>
      <text:p text:style-name="P6"><text:span text:style-name="T18"><text:tab/><text:tab/><text:tab/><text:tab/></text:span><text:span text:style-name="T31">c</text:span><text:span text:style-name="T18">[</text:span><text:span text:style-name="T31">i</text:span><text:span text:style-name="T18">][</text:span><text:span text:style-name="T31">j</text:span><text:span text:style-name="T18">]=0; <text:s text:c="5"/></text:span></text:p>
      <text:p text:style-name="P6"><text:span text:style-name="T18"><text:tab/><text:tab/><text:tab/><text:tab/></text:span><text:span text:style-name="T6">for</text:span><text:span text:style-name="T18">(</text:span><text:span text:style-name="T6">int</text:span><text:span text:style-name="T18"> </text:span><text:span text:style-name="T31">k</text:span><text:span text:style-name="T18">=0;</text:span><text:span text:style-name="T31">k</text:span><text:span text:style-name="T18">&lt;3;</text:span><text:span text:style-name="T31">k</text:span><text:span text:style-name="T18">++) <text:s text:c="5"/></text:span></text:p>
      <text:p text:style-name="P15"><text:tab/><text:tab/><text:tab/><text:tab/>{ <text:s text:c="5"/></text:p>
      <text:p text:style-name="P6"><text:span text:style-name="T18"><text:tab/><text:tab/><text:tab/><text:tab/><text:tab/></text:span><text:span text:style-name="T31">c</text:span><text:span text:style-name="T18">[</text:span><text:span text:style-name="T31">i</text:span><text:span text:style-name="T18">][</text:span><text:span text:style-name="T31">j</text:span><text:span text:style-name="T18">]+=</text:span><text:span text:style-name="T31">a</text:span><text:span text:style-name="T18">[</text:span><text:span text:style-name="T31">i</text:span><text:span text:style-name="T18">][</text:span><text:span text:style-name="T31">k</text:span><text:span text:style-name="T18">]*</text:span><text:span text:style-name="T31">b</text:span><text:span text:style-name="T18">[</text:span><text:span text:style-name="T31">k</text:span><text:span text:style-name="T18">][</text:span><text:span text:style-name="T31">j</text:span><text:span text:style-name="T18">]; <text:s text:c="5"/></text:span></text:p>
      <text:p text:style-name="P6"><text:span text:style-name="T18"><text:tab/><text:tab/><text:tab/><text:tab/>}</text:span><text:span text:style-name="T45">//end of k loop <text:s/></text:span></text:p>
      <text:p text:style-name="P6"><text:span text:style-name="T18"><text:tab/><text:tab/><text:tab/><text:tab/></text:span><text:span text:style-name="T29">System</text:span><text:span text:style-name="T18">.</text:span><text:span text:style-name="T36">out</text:span><text:span text:style-name="T18">.print(</text:span><text:span text:style-name="T31">c</text:span><text:span text:style-name="T18">[</text:span><text:span text:style-name="T31">i</text:span><text:span text:style-name="T18">][</text:span><text:span text:style-name="T31">j</text:span><text:span text:style-name="T18">]+</text:span><text:span text:style-name="T42">" "</text:span><text:span text:style-name="T18">); <text:s/></text:span><text:span text:style-name="T45">//printing matrix <text:tab/><text:tab/><text:tab/><text:tab/><text:tab/>element <text:s/></text:span></text:p>
      <text:p text:style-name="P6"><text:span text:style-name="T18"><text:tab/><text:tab/><text:tab/>}</text:span><text:span text:style-name="T45">//end of j loop <text:s/></text:span></text:p>
      <text:p text:style-name="P6"><text:span text:style-name="T18"><text:tab/><text:tab/><text:tab/></text:span><text:span text:style-name="T29">System</text:span><text:span text:style-name="T18">.</text:span><text:span text:style-name="T36">out</text:span><text:span text:style-name="T18">.println();</text:span><text:span text:style-name="T45">//new line <text:s text:c="3"/></text:span></text:p>
      <text:p text:style-name="P15"><text:tab/><text:tab/>} <text:s text:c="3"/></text:p>
      <text:p text:style-name="P15"><text:tab/>}</text:p>
      <text:p text:style-name="P13">} </text:p>
      <text:p text:style-name="P23"/>
      <text:p text:style-name="P30"><text:span text:style-name="T52">Design a class to represent a bank account. Which contains account number, name of the depositor, type of the account, balance amount in the account. Use constructor to assign initial values, </text:span><text:span text:style-name="T53">use member functions </text:span><text:span text:style-name="T52">to Deposit an amount, to Withdraw amount after checking balance, to display name and balance. </text:span></text:p>
      <text:p text:style-name="P5"><text:span text:style-name="T6">import</text:span><text:span text:style-name="T18"> java.util.Scanner;</text:span></text:p>
      <text:p text:style-name="P10"/>
      <text:p text:style-name="P6"><text:span text:style-name="T6">public</text:span><text:span text:style-name="T18"> </text:span><text:span text:style-name="T6">class</text:span><text:span text:style-name="T18"> BankAccount {</text:span></text:p>
      <text:p text:style-name="P6"><text:span text:style-name="T18"><text:tab/></text:span><text:span text:style-name="T6">int</text:span><text:span text:style-name="T18"> </text:span><text:span text:style-name="T39">acno</text:span><text:span text:style-name="T18">;</text:span></text:p>
      <text:p text:style-name="P6"><text:span text:style-name="T18"><text:tab/>String </text:span><text:span text:style-name="T39">name</text:span><text:span text:style-name="T18">;</text:span></text:p>
      <text:p text:style-name="P6"><text:span text:style-name="T18"><text:tab/>String </text:span><text:span text:style-name="T39">type</text:span><text:span text:style-name="T18">;</text:span></text:p>
      <text:p text:style-name="P6"><text:span text:style-name="T18"><text:tab/></text:span><text:span text:style-name="T6">int</text:span><text:span text:style-name="T18"> </text:span><text:span text:style-name="T39">bal</text:span><text:span text:style-name="T18">;</text:span></text:p>
      <text:p text:style-name="P16"><text:tab/>BankAccount()</text:p>
      <text:p text:style-name="P16"><text:tab/>{</text:p>
      <text:p text:style-name="P8"><text:span text:style-name="T18"><text:tab/><text:tab/></text:span><text:span text:style-name="T20">System.</text:span><text:span text:style-name="T37">out</text:span><text:span text:style-name="T20">.println(</text:span><text:span text:style-name="T43">"default constructor is called"</text:span><text:span text:style-name="T20">);</text:span></text:p>
      <text:p text:style-name="P16"><text:tab/>}</text:p>
      <text:p text:style-name="P8"><text:span text:style-name="T18"><text:tab/>BankAccount(</text:span><text:span text:style-name="T6">int</text:span><text:span text:style-name="T18"> </text:span><text:span text:style-name="T31">a</text:span><text:span text:style-name="T18">,String </text:span><text:span text:style-name="T31">b</text:span><text:span text:style-name="T18">,String </text:span><text:span text:style-name="T31">c</text:span><text:span text:style-name="T18">,</text:span><text:span text:style-name="T6">int</text:span><text:span text:style-name="T18"> </text:span><text:span text:style-name="T31">d</text:span><text:span text:style-name="T18">)</text:span></text:p>
      <text:p text:style-name="P15"><text:tab/>{</text:p>
      <text:p text:style-name="P6"><text:span text:style-name="T18"><text:tab/><text:tab/></text:span><text:span text:style-name="T39">acno</text:span><text:span text:style-name="T18">=</text:span><text:span text:style-name="T31">a</text:span><text:span text:style-name="T18">;</text:span></text:p>
      <text:p text:style-name="P6"><text:span text:style-name="T18"><text:tab/><text:tab/></text:span><text:span text:style-name="T39">name</text:span><text:span text:style-name="T18">=</text:span><text:span text:style-name="T31">b</text:span><text:span text:style-name="T18">;</text:span></text:p>
      <text:p text:style-name="P6"><text:span text:style-name="T18"><text:tab/><text:tab/></text:span><text:span text:style-name="T39">type</text:span><text:span text:style-name="T18">=</text:span><text:span text:style-name="T31">c</text:span><text:span text:style-name="T18">;</text:span></text:p>
      <text:p text:style-name="P6"><text:span text:style-name="T18"><text:tab/><text:tab/></text:span><text:span text:style-name="T39">bal</text:span><text:span text:style-name="T18">=</text:span><text:span text:style-name="T31">d</text:span><text:span text:style-name="T18">;</text:span></text:p>
      <text:p text:style-name="P15"><text:tab/>}</text:p>
      <text:p text:style-name="P6"><text:span text:style-name="T18"><text:tab/></text:span><text:span text:style-name="T6">void</text:span><text:span text:style-name="T18"> Deposit(</text:span><text:span text:style-name="T6">int</text:span><text:span text:style-name="T18"> </text:span><text:span text:style-name="T31">a</text:span><text:span text:style-name="T18">)</text:span></text:p>
      <text:p text:style-name="P15"><text:tab/>{</text:p>
      <text:p text:style-name="P6"><text:span text:style-name="T18"><text:tab/><text:tab/>System.</text:span><text:span text:style-name="T36">out</text:span><text:span text:style-name="T18">.println(</text:span><text:span text:style-name="T42">"Balance before deposit is"</text:span><text:span text:style-name="T18">+</text:span><text:span text:style-name="T39">bal</text:span><text:span text:style-name="T18">);</text:span></text:p>
      <text:p text:style-name="P6"><text:span text:style-name="T18"><text:tab/><text:tab/></text:span><text:span text:style-name="T39">bal</text:span><text:span text:style-name="T18">=</text:span><text:span text:style-name="T39">bal</text:span><text:span text:style-name="T18">+</text:span><text:span text:style-name="T31">a</text:span><text:span text:style-name="T18">;</text:span></text:p>
      <text:p text:style-name="P6"><text:span text:style-name="T18"><text:tab/><text:tab/>System.</text:span><text:span text:style-name="T36">out</text:span><text:span text:style-name="T18">.println(</text:span><text:span text:style-name="T42">"Balance after deposit is"</text:span><text:span text:style-name="T18">+</text:span><text:span text:style-name="T39">bal</text:span><text:span text:style-name="T18">);</text:span></text:p>
      <text:p text:style-name="P15"><text:tab/>}</text:p>
      <text:p text:style-name="P6"><text:span text:style-name="T18"><text:tab/></text:span><text:span text:style-name="T6">void</text:span><text:span text:style-name="T18"> Withdraw(</text:span><text:span text:style-name="T6">int</text:span><text:span text:style-name="T18"> </text:span><text:span text:style-name="T31">a</text:span><text:span text:style-name="T18">)</text:span></text:p>
      <text:p text:style-name="P15"><text:tab/>{</text:p>
      <text:p text:style-name="P6"><text:span text:style-name="T18"><text:tab/><text:tab/>System.</text:span><text:span text:style-name="T36">out</text:span><text:span text:style-name="T18">.println(</text:span><text:span text:style-name="T42">"Balance before withdrawal is"</text:span><text:span text:style-name="T18">+</text:span><text:span text:style-name="T39">bal</text:span><text:span text:style-name="T18">);</text:span></text:p>
      <text:p text:style-name="P6"><text:span text:style-name="T18"><text:tab/><text:tab/></text:span><text:span text:style-name="T39">bal</text:span><text:span text:style-name="T18">=</text:span><text:span text:style-name="T39">bal</text:span><text:span text:style-name="T18">-</text:span><text:span text:style-name="T31">a</text:span><text:span text:style-name="T18">;</text:span></text:p>
      <text:p text:style-name="P6"><text:soft-page-break/><text:span text:style-name="T18"><text:tab/><text:tab/></text:span><text:span text:style-name="T6">if</text:span><text:span text:style-name="T18">(</text:span><text:span text:style-name="T39">bal</text:span><text:span text:style-name="T18">&lt;0)</text:span></text:p>
      <text:p text:style-name="P15"><text:tab/><text:tab/>{</text:p>
      <text:p text:style-name="P6"><text:span text:style-name="T18"><text:tab/><text:tab/><text:tab/>System.</text:span><text:span text:style-name="T36">out</text:span><text:span text:style-name="T18">.println(</text:span><text:span text:style-name="T42">"cannot withdraw"</text:span><text:span text:style-name="T18">);</text:span></text:p>
      <text:p text:style-name="P6"><text:span text:style-name="T18"><text:tab/><text:tab/><text:tab/></text:span><text:span text:style-name="T39">bal</text:span><text:span text:style-name="T18">=</text:span><text:span text:style-name="T39">bal</text:span><text:span text:style-name="T18">+</text:span><text:span text:style-name="T31">a</text:span><text:span text:style-name="T18">;</text:span></text:p>
      <text:p text:style-name="P15"><text:tab/><text:tab/>}</text:p>
      <text:p text:style-name="P6"><text:span text:style-name="T18"><text:tab/><text:tab/></text:span><text:span text:style-name="T6">else</text:span></text:p>
      <text:p text:style-name="P6"><text:span text:style-name="T18"><text:tab/><text:tab/><text:tab/>System.</text:span><text:span text:style-name="T36">out</text:span><text:span text:style-name="T18">.println(</text:span><text:span text:style-name="T42">"Balance after withdrawal is"</text:span><text:span text:style-name="T18">+</text:span><text:span text:style-name="T39">bal</text:span><text:span text:style-name="T18">);</text:span></text:p>
      <text:p text:style-name="P15"><text:tab/>}</text:p>
      <text:p text:style-name="P6"><text:span text:style-name="T18"><text:tab/></text:span><text:span text:style-name="T6">void</text:span><text:span text:style-name="T18"> Display()</text:span></text:p>
      <text:p text:style-name="P15"><text:tab/>{</text:p>
      <text:p text:style-name="P6"><text:span text:style-name="T18"><text:tab/><text:tab/>System.</text:span><text:span text:style-name="T36">out</text:span><text:span text:style-name="T18">.println(</text:span><text:span text:style-name="T42">"Name is "</text:span><text:span text:style-name="T18">+</text:span><text:span text:style-name="T39">name</text:span><text:span text:style-name="T18">);</text:span></text:p>
      <text:p text:style-name="P6"><text:span text:style-name="T18"><text:tab/><text:tab/>System.</text:span><text:span text:style-name="T36">out</text:span><text:span text:style-name="T18">.println(</text:span><text:span text:style-name="T42">"Balance is "</text:span><text:span text:style-name="T18">+</text:span><text:span text:style-name="T39">bal</text:span><text:span text:style-name="T18">);</text:span></text:p>
      <text:p text:style-name="P15"><text:tab/>}</text:p>
      <text:p text:style-name="P15">}</text:p>
      <text:p text:style-name="P6"><text:span text:style-name="T6">class</text:span><text:span text:style-name="T18"> Bank1</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9"><text:span text:style-name="T18"><text:tab/><text:tab/>BankAccount </text:span><text:span text:style-name="T31">b</text:span><text:span text:style-name="T18">=</text:span><text:span text:style-name="T6">new</text:span><text:span text:style-name="T18"> </text:span><text:span text:style-name="T21">BankAccount();</text:span><text:span text:style-name="T18"><text:tab/><text:tab/><text:tab/> <text:s/><text:tab/></text:span></text:p>
      <text:p text:style-name="P6"><text:span text:style-name="T18"><text:tab/><text:tab/>Scanner </text:span><text:span text:style-name="T33">s</text:span><text:span text:style-name="T18">=</text:span><text:span text:style-name="T6">new</text:span><text:span text:style-name="T18"> Scanner(System.</text:span><text:span text:style-name="T36">in</text:span><text:span text:style-name="T18">);</text:span></text:p>
      <text:p text:style-name="P6"><text:span text:style-name="T18"><text:tab/><text:tab/>System.</text:span><text:span text:style-name="T36">out</text:span><text:span text:style-name="T18">.println(</text:span><text:span text:style-name="T42">"Enter acno,name,type,bal"</text:span><text:span text:style-name="T18">);</text:span></text:p>
      <text:p text:style-name="P6"><text:span text:style-name="T18"><text:tab/><text:tab/>BankAccount </text:span><text:span text:style-name="T31">ba</text:span><text:span text:style-name="T18">=</text:span><text:span text:style-name="T6">new</text:span><text:span text:style-name="T18"> <text:tab/><text:tab/><text:tab/> <text:s/><text:tab/><text:tab/>BankAccount(</text:span><text:span text:style-name="T31">s</text:span><text:span text:style-name="T18">.nextInt(),</text:span><text:span text:style-name="T31">s</text:span><text:span text:style-name="T18">.next(),</text:span><text:span text:style-name="T31">s</text:span><text:span text:style-name="T18">.next(),</text:span><text:span text:style-name="T31">s</text:span><text:span text:style-name="T18">.nextInt());</text:span></text:p>
      <text:p text:style-name="P6"><text:span text:style-name="T18"><text:tab/><text:tab/>System.</text:span><text:span text:style-name="T36">out</text:span><text:span text:style-name="T18">.println(</text:span><text:span text:style-name="T42">"enter the amount to deposit"</text:span><text:span text:style-name="T18">);</text:span></text:p>
      <text:p text:style-name="P6"><text:span text:style-name="T18"><text:tab/><text:tab/></text:span><text:span text:style-name="T31">ba</text:span><text:span text:style-name="T18">.Deposit(</text:span><text:span text:style-name="T31">s</text:span><text:span text:style-name="T18">.nextInt());</text:span></text:p>
      <text:p text:style-name="P6"><text:span text:style-name="T18"><text:tab/><text:tab/>System.</text:span><text:span text:style-name="T36">out</text:span><text:span text:style-name="T18">.println(</text:span><text:span text:style-name="T42">"enter the amount to withdraw"</text:span><text:span text:style-name="T18">);</text:span></text:p>
      <text:p text:style-name="P6"><text:span text:style-name="T18"><text:tab/><text:tab/></text:span><text:span text:style-name="T31">ba</text:span><text:span text:style-name="T18">.Withdraw(</text:span><text:span text:style-name="T31">s</text:span><text:span text:style-name="T18">.nextInt());</text:span></text:p>
      <text:p text:style-name="P6"><text:span text:style-name="T18"><text:tab/><text:tab/></text:span><text:span text:style-name="T31">ba</text:span><text:span text:style-name="T18">.Display();</text:span></text:p>
      <text:p text:style-name="P15"><text:tab/>}</text:p>
      <text:p text:style-name="P15">}</text:p>
      <text:p text:style-name="P15"/>
      <text:p text:style-name="P15"/>
      <text:p text:style-name="P7"><text:span text:style-name="T30">Write a java program to implement method overriding.</text:span><text:span text:style-name="T18"><text:tab/></text:span></text:p>
      <text:p text:style-name="P7"><text:span text:style-name="T6">public</text:span><text:span text:style-name="T18"> </text:span><text:span text:style-name="T6">class</text:span><text:span text:style-name="T18"> MODemo {</text:span></text:p>
      <text:p text:style-name="P6"><text:span text:style-name="T18"><text:tab/></text:span><text:span text:style-name="T45">//Method overriding.</text:span></text:p>
      <text:p text:style-name="P6"><text:span text:style-name="T18"><text:tab/></text:span><text:span text:style-name="T6">int</text:span><text:span text:style-name="T18"> </text:span><text:span text:style-name="T39">i</text:span><text:span text:style-name="T18">, </text:span><text:span text:style-name="T39">j</text:span><text:span text:style-name="T18">;</text:span></text:p>
      <text:p text:style-name="P6"><text:span text:style-name="T18"><text:tab/>MODemo (</text:span><text:span text:style-name="T6">int</text:span><text:span text:style-name="T18"> </text:span><text:span text:style-name="T31">a</text:span><text:span text:style-name="T18">, </text:span><text:span text:style-name="T6">int</text:span><text:span text:style-name="T18"> </text:span><text:span text:style-name="T31">b</text:span><text:span text:style-name="T18">)</text:span></text:p>
      <text:p text:style-name="P15"><text:tab/>{</text:p>
      <text:p text:style-name="P6"><text:span text:style-name="T18"><text:tab/><text:tab/></text:span><text:span text:style-name="T39">i</text:span><text:span text:style-name="T18"> = </text:span><text:span text:style-name="T31">a</text:span><text:span text:style-name="T18">;</text:span></text:p>
      <text:p text:style-name="P6"><text:span text:style-name="T18"><text:tab/><text:tab/></text:span><text:span text:style-name="T39">j</text:span><text:span text:style-name="T18"> = </text:span><text:span text:style-name="T31">b</text:span><text:span text:style-name="T18">;</text:span></text:p>
      <text:p text:style-name="P15"><text:tab/>}Write a java program to create an interface named Shape that contains empty method named Area () and</text:p>
      <text:p text:style-name="P15">perimeter(). Provide two classes named Triangle and Circle such that each one of the classes implement</text:p>
      <text:p text:style-name="P15">Shape. Each one of the classes contains only the method Area () and perimeter().that prints the area and</text:p>
      <text:p text:style-name="P15">perimeter() of the given shape.</text:p>
      <text:p text:style-name="P6"><text:span text:style-name="T18"><text:tab/></text:span><text:span text:style-name="T45">//display i and j</text:span></text:p>
      <text:p text:style-name="P6"><text:span text:style-name="T18"><text:tab/></text:span><text:span text:style-name="T6">void</text:span><text:span text:style-name="T18"> show()</text:span></text:p>
      <text:p text:style-name="P15"><text:tab/>{</text:p>
      <text:p text:style-name="P6"><text:span text:style-name="T18"><text:tab/><text:tab/>System.</text:span><text:span text:style-name="T36">out</text:span><text:span text:style-name="T18">.println(</text:span><text:span text:style-name="T42">"i and j: "</text:span><text:span text:style-name="T18"> + </text:span><text:span text:style-name="T39">i</text:span><text:span text:style-name="T18"> + </text:span><text:span text:style-name="T42">" "</text:span><text:span text:style-name="T18"> + </text:span><text:span text:style-name="T39">j</text:span><text:span text:style-name="T18">);</text:span></text:p>
      <text:p text:style-name="P15"><text:tab/>}</text:p>
      <text:p text:style-name="P15">}</text:p>
      <text:p text:style-name="P6"><text:span text:style-name="T6">class</text:span><text:span text:style-name="T18"> B </text:span><text:span text:style-name="T6">extends</text:span><text:span text:style-name="T18"> MODemo</text:span></text:p>
      <text:p text:style-name="P15">{</text:p>
      <text:p text:style-name="P6"><text:span text:style-name="T18"><text:tab/></text:span><text:span text:style-name="T6">int</text:span><text:span text:style-name="T18"> </text:span><text:span text:style-name="T39">k</text:span><text:span text:style-name="T18">;</text:span></text:p>
      <text:p text:style-name="P6"><text:span text:style-name="T18"><text:tab/>B(</text:span><text:span text:style-name="T6">int</text:span><text:span text:style-name="T18"> </text:span><text:span text:style-name="T31">a</text:span><text:span text:style-name="T18">, </text:span><text:span text:style-name="T6">int</text:span><text:span text:style-name="T18"> </text:span><text:span text:style-name="T31">b</text:span><text:span text:style-name="T18">, </text:span><text:span text:style-name="T6">int</text:span><text:span text:style-name="T18"> </text:span><text:span text:style-name="T31">c</text:span><text:span text:style-name="T18">)</text:span></text:p>
      <text:p text:style-name="P15"><text:tab/>{</text:p>
      <text:p text:style-name="P6"><text:span text:style-name="T18"><text:tab/><text:tab/></text:span><text:span text:style-name="T6">super</text:span><text:span text:style-name="T18">(</text:span><text:span text:style-name="T31">a</text:span><text:span text:style-name="T18">,</text:span><text:span text:style-name="T31">b</text:span><text:span text:style-name="T18">);</text:span></text:p>
      <text:p text:style-name="P6"><text:span text:style-name="T18"><text:tab/><text:tab/></text:span><text:span text:style-name="T39">k</text:span><text:span text:style-name="T18"> = </text:span><text:span text:style-name="T31">c</text:span><text:span text:style-name="T18">;</text:span></text:p>
      <text:p text:style-name="P15"><text:tab/>}</text:p>
      <text:p text:style-name="P6"><text:span text:style-name="T18"><text:tab/></text:span><text:span text:style-name="T45">//display k – this overrides show() in A</text:span></text:p>
      <text:p text:style-name="P6"><text:soft-page-break/><text:span text:style-name="T18"><text:tab/></text:span><text:span text:style-name="T6">void</text:span><text:span text:style-name="T18"> show()</text:span></text:p>
      <text:p text:style-name="P15"><text:tab/>{</text:p>
      <text:p text:style-name="P6"><text:span text:style-name="T18"><text:tab/><text:tab/></text:span><text:span text:style-name="T6">super</text:span><text:span text:style-name="T18">.show();</text:span></text:p>
      <text:p text:style-name="P6"><text:span text:style-name="T18"><text:tab/><text:tab/>System.</text:span><text:span text:style-name="T36">out</text:span><text:span text:style-name="T18">.println(</text:span><text:span text:style-name="T42">"k: "</text:span><text:span text:style-name="T18"> + </text:span><text:span text:style-name="T39">k</text:span><text:span text:style-name="T18">);</text:span></text:p>
      <text:p text:style-name="P15"><text:tab/>}</text:p>
      <text:p text:style-name="P15">}</text:p>
      <text:p text:style-name="P6"><text:span text:style-name="T6">class</text:span><text:span text:style-name="T18"> Override</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18"><text:tab/><text:tab/>B </text:span><text:span text:style-name="T31">subOb</text:span><text:span text:style-name="T18"> = </text:span><text:span text:style-name="T6">new</text:span><text:span text:style-name="T18"> B(1, 2, 3);</text:span></text:p>
      <text:p text:style-name="P6"><text:span text:style-name="T18"><text:tab/><text:tab/></text:span><text:span text:style-name="T31">subOb</text:span><text:span text:style-name="T18">.show(); </text:span><text:span text:style-name="T45">// this calls show() in B</text:span></text:p>
      <text:p text:style-name="P15"><text:tab/>}</text:p>
      <text:p text:style-name="P17">}</text:p>
      <text:p text:style-name="P17"/>
      <text:p text:style-name="P17"/>
      <text:list xml:id="list125955944340709" text:continue-numbering="true" text:style-name="L2">
        <text:list-header>
          <text:p text:style-name="P51">Write a java program to check whether a given string is palindrome.</text:p>
        </text:list-header>
      </text:list>
      <text:p text:style-name="P7"><text:span text:style-name="T6">public</text:span><text:span text:style-name="T18"> </text:span><text:span text:style-name="T6">class</text:span><text:span text:style-name="T18"> ChkPalindrome </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18"><text:tab/><text:tab/>String </text:span><text:span text:style-name="T31">str</text:span><text:span text:style-name="T18">, </text:span><text:span text:style-name="T31">rev</text:span><text:span text:style-name="T18"> = </text:span><text:span text:style-name="T42">""</text:span><text:span text:style-name="T18">;</text:span></text:p>
      <text:p text:style-name="P6"><text:span text:style-name="T18"><text:tab/><text:tab/>Scanner </text:span><text:span text:style-name="T33">sc</text:span><text:span text:style-name="T18"> = </text:span><text:span text:style-name="T6">new</text:span><text:span text:style-name="T18"> Scanner(System.</text:span><text:span text:style-name="T36">in</text:span><text:span text:style-name="T18">);</text:span></text:p>
      <text:p text:style-name="P6"><text:span text:style-name="T18"><text:tab/><text:tab/>System.</text:span><text:span text:style-name="T36">out</text:span><text:span text:style-name="T18">.println(</text:span><text:span text:style-name="T42">"Enter a string:"</text:span><text:span text:style-name="T18">);</text:span></text:p>
      <text:p text:style-name="P6"><text:span text:style-name="T18"><text:tab/><text:tab/></text:span><text:span text:style-name="T31">str</text:span><text:span text:style-name="T18"> = </text:span><text:span text:style-name="T31">sc</text:span><text:span text:style-name="T18">.nextLine();</text:span></text:p>
      <text:p text:style-name="P6"><text:span text:style-name="T18"><text:tab/><text:tab/></text:span><text:span text:style-name="T6">int</text:span><text:span text:style-name="T18"> </text:span><text:span text:style-name="T31">length</text:span><text:span text:style-name="T18"> = </text:span><text:span text:style-name="T31">str</text:span><text:span text:style-name="T18">.length();</text:span></text:p>
      <text:p text:style-name="P6"><text:span text:style-name="T18"><text:tab/><text:tab/></text:span><text:span text:style-name="T6">for</text:span><text:span text:style-name="T18"> ( </text:span><text:span text:style-name="T6">int</text:span><text:span text:style-name="T18"> </text:span><text:span text:style-name="T31">i</text:span><text:span text:style-name="T18"> = </text:span><text:span text:style-name="T31">length</text:span><text:span text:style-name="T18"> - 1; </text:span><text:span text:style-name="T31">i</text:span><text:span text:style-name="T18"> &gt;= 0; </text:span><text:span text:style-name="T31">i</text:span><text:span text:style-name="T18">-- )</text:span></text:p>
      <text:p text:style-name="P6"><text:span text:style-name="T18"><text:tab/><text:tab/><text:tab/></text:span><text:span text:style-name="T31">rev</text:span><text:span text:style-name="T18"> = </text:span><text:span text:style-name="T31">rev</text:span><text:span text:style-name="T18"> + </text:span><text:span text:style-name="T31">str</text:span><text:span text:style-name="T18">.charAt(</text:span><text:span text:style-name="T31">i</text:span><text:span text:style-name="T18">);</text:span></text:p>
      <text:p text:style-name="P6"><text:span text:style-name="T18"><text:tab/><text:tab/></text:span><text:span text:style-name="T6">if</text:span><text:span text:style-name="T18"> (</text:span><text:span text:style-name="T31">str</text:span><text:span text:style-name="T18">.equals(</text:span><text:span text:style-name="T31">rev</text:span><text:span text:style-name="T18">))</text:span></text:p>
      <text:p text:style-name="P6"><text:span text:style-name="T18"><text:tab/><text:tab/><text:tab/>System.</text:span><text:span text:style-name="T36">out</text:span><text:span text:style-name="T18">.println(</text:span><text:span text:style-name="T31">str</text:span><text:span text:style-name="T18">+</text:span><text:span text:style-name="T42">" is a palindrome"</text:span><text:span text:style-name="T18">);</text:span></text:p>
      <text:p text:style-name="P6"><text:span text:style-name="T18"><text:tab/><text:tab/></text:span><text:span text:style-name="T6">else</text:span></text:p>
      <text:p text:style-name="P6"><text:span text:style-name="T18"><text:tab/><text:tab/><text:tab/>System.</text:span><text:span text:style-name="T36">out</text:span><text:span text:style-name="T18">.println(</text:span><text:span text:style-name="T31">str</text:span><text:span text:style-name="T18">+</text:span><text:span text:style-name="T42">" is not a palindrome"</text:span><text:span text:style-name="T18">);</text:span></text:p>
      <text:p text:style-name="P15"><text:tab/>}</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32">WEEK-3: ABSTRACT CLASS, INTERFACE</text:p>
      <text:list xml:id="list897176786" text:style-name="L3">
        <text:list-item>
          <text:p text:style-name="P57">To create an abstract class named shape that contains two integers and an empty method named printArea. Provide three classes named Rectangle, Triangle and Circle subclass that each one of the classes extends the Class Shape. Each one of the classes contains only the method printArea() that prints the area of Shape.</text:p>
        </text:list-item>
        <text:list-item>
          <text:p text:style-name="P57">Design a class called Student having data members like student name and roll number and method called show to display the name and roll number. Derive a class called Test from student class having three subjects’ marks as a data members and method named show_marks to display the marks. Create an interface called Sports contains constant sports marks and method show_sportswt. Derive a class Result from Test class and implement the interface Sports .Calculate total marks by considering sports marks. Then display the total in Result class.</text:p>
          <text:p text:style-name="P57"/>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5956156537945" text:continue-numbering="true" text:style-name="L3">
        <text:list-header>
          <text:p text:style-name="P59"><text:soft-page-break/>To create an abstract class named shape that contains two integers and an empty method named printArea. Provide three classes named Rectangle, Triangle and Circle subclass that each one of the classes extends the Class Shape. Each one of the classes contains only the method printArea() that prints the area of Shape.</text:p>
          <text:p text:style-name="P59"/>
        </text:list-header>
      </text:list>
      <text:p text:style-name="P39"><text:span text:style-name="T7">abstract</text:span><text:span text:style-name="T18"> </text:span><text:span text:style-name="T6">class</text:span><text:span text:style-name="T18"> shape</text:span></text:p>
      <text:p text:style-name="P15">{</text:p>
      <text:p text:style-name="P6"><text:span text:style-name="T18"><text:tab/></text:span><text:span text:style-name="T6">public</text:span><text:span text:style-name="T18"> </text:span><text:span text:style-name="T6">int</text:span><text:span text:style-name="T18"> </text:span><text:span text:style-name="T39">x</text:span><text:span text:style-name="T18">, </text:span><text:span text:style-name="T39">y</text:span><text:span text:style-name="T18">;</text:span></text:p>
      <text:p text:style-name="P6"><text:span text:style-name="T18"><text:tab/></text:span><text:span text:style-name="T6">public</text:span><text:span text:style-name="T18"> </text:span><text:span text:style-name="T6">abstract</text:span><text:span text:style-name="T18"> </text:span><text:span text:style-name="T6">void</text:span><text:span text:style-name="T18"> printArea();</text:span></text:p>
      <text:p text:style-name="P15">}</text:p>
      <text:p text:style-name="P6"><text:span text:style-name="T6">class</text:span><text:span text:style-name="T18"> Rectangle </text:span><text:span text:style-name="T6">extends</text:span><text:span text:style-name="T18"> shape</text:span></text:p>
      <text:p text:style-name="P15">{</text:p>
      <text:p text:style-name="P6"><text:span text:style-name="T18"><text:tab/></text:span><text:span text:style-name="T6">public</text:span><text:span text:style-name="T18"> </text:span><text:span text:style-name="T6">void</text:span><text:span text:style-name="T18"> printArea()</text:span></text:p>
      <text:p text:style-name="P15"><text:tab/>{</text:p>
      <text:p text:style-name="P6"><text:span text:style-name="T18"><text:tab/><text:tab/>System.</text:span><text:span text:style-name="T36">out</text:span><text:span text:style-name="T18">.println(</text:span><text:span text:style-name="T42">"Area of Rectangle is "</text:span><text:span text:style-name="T18"> + </text:span><text:span text:style-name="T39">x</text:span><text:span text:style-name="T18"> * </text:span><text:span text:style-name="T39">y</text:span><text:span text:style-name="T18">);</text:span></text:p>
      <text:p text:style-name="P15"><text:tab/>}</text:p>
      <text:p text:style-name="P15">}</text:p>
      <text:p text:style-name="P6"><text:span text:style-name="T6">class</text:span><text:span text:style-name="T18"> Triangle </text:span><text:span text:style-name="T6">extends</text:span><text:span text:style-name="T18"> shape</text:span></text:p>
      <text:p text:style-name="P15">{</text:p>
      <text:p text:style-name="P6"><text:span text:style-name="T18"><text:tab/></text:span><text:span text:style-name="T6">public</text:span><text:span text:style-name="T18"> </text:span><text:span text:style-name="T6">void</text:span><text:span text:style-name="T18"> printArea()</text:span></text:p>
      <text:p text:style-name="P15"><text:tab/>{</text:p>
      <text:p text:style-name="P6"><text:span text:style-name="T18"><text:tab/><text:tab/>System.</text:span><text:span text:style-name="T36">out</text:span><text:span text:style-name="T18">.println(</text:span><text:span text:style-name="T42">"Area of Triangle is "</text:span><text:span text:style-name="T18"> + (</text:span><text:span text:style-name="T39">x</text:span><text:span text:style-name="T18"> * </text:span><text:span text:style-name="T39">y</text:span><text:span text:style-name="T18">) / 2);</text:span></text:p>
      <text:p text:style-name="P15"><text:tab/>}</text:p>
      <text:p text:style-name="P15">}</text:p>
      <text:p text:style-name="P6"><text:span text:style-name="T6">class</text:span><text:span text:style-name="T18"> Circle </text:span><text:span text:style-name="T6">extends</text:span><text:span text:style-name="T18"> shape</text:span></text:p>
      <text:p text:style-name="P15">{</text:p>
      <text:p text:style-name="P6"><text:span text:style-name="T18"><text:tab/></text:span><text:span text:style-name="T6">public</text:span><text:span text:style-name="T18"> </text:span><text:span text:style-name="T6">void</text:span><text:span text:style-name="T18"> printArea()</text:span></text:p>
      <text:p text:style-name="P15"><text:tab/>{</text:p>
      <text:p text:style-name="P6"><text:span text:style-name="T18"><text:tab/><text:tab/>System.</text:span><text:span text:style-name="T36">out</text:span><text:span text:style-name="T18">.println(</text:span><text:span text:style-name="T42">"Area of Circle is "</text:span><text:span text:style-name="T18"> + (22 * </text:span><text:span text:style-name="T39">x</text:span><text:span text:style-name="T18"> * </text:span><text:span text:style-name="T39">x</text:span><text:span text:style-name="T18">) / 7);</text:span></text:p>
      <text:p text:style-name="P15"><text:tab/>}</text:p>
      <text:p text:style-name="P15">}</text:p>
      <text:p text:style-name="P6"><text:span text:style-name="T6">public</text:span><text:span text:style-name="T18"> </text:span><text:span text:style-name="T6">class</text:span><text:span text:style-name="T18"> a</text:span><text:span text:style-name="T29">bstex</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18"><text:tab/><text:tab/></text:span><text:span text:style-name="T45">// </text:span><text:span text:style-name="T46">TODO</text:span><text:span text:style-name="T45"> code application logic here</text:span></text:p>
      <text:p text:style-name="P6"><text:span text:style-name="T18"><text:tab/><text:tab/>Rectangle </text:span><text:span text:style-name="T31">r</text:span><text:span text:style-name="T18"> = </text:span><text:span text:style-name="T6">new</text:span><text:span text:style-name="T18"> Rectangle();</text:span></text:p>
      <text:p text:style-name="P6"><text:span text:style-name="T18"><text:tab/><text:tab/></text:span><text:span text:style-name="T31">r</text:span><text:span text:style-name="T18">.</text:span><text:span text:style-name="T39">x</text:span><text:span text:style-name="T18"> = 10;</text:span></text:p>
      <text:p text:style-name="P6"><text:span text:style-name="T18"><text:tab/><text:tab/></text:span><text:span text:style-name="T31">r</text:span><text:span text:style-name="T18">.</text:span><text:span text:style-name="T39">y</text:span><text:span text:style-name="T18"> = 20;</text:span></text:p>
      <text:p text:style-name="P6"><text:span text:style-name="T18"><text:tab/><text:tab/></text:span><text:span text:style-name="T31">r</text:span><text:span text:style-name="T18">.printArea();</text:span></text:p>
      <text:p text:style-name="P6"><text:span text:style-name="T18"><text:tab/><text:tab/>System.</text:span><text:span text:style-name="T36">out</text:span><text:span text:style-name="T18">.println(</text:span><text:span text:style-name="T42">"-------------------------------------"</text:span><text:span text:style-name="T18">);</text:span></text:p>
      <text:p text:style-name="P6"><text:span text:style-name="T18"><text:tab/><text:tab/>Triangle </text:span><text:span text:style-name="T31">t</text:span><text:span text:style-name="T18"> = </text:span><text:span text:style-name="T6">new</text:span><text:span text:style-name="T18"> Triangle();</text:span></text:p>
      <text:p text:style-name="P6"><text:span text:style-name="T18"><text:tab/><text:tab/></text:span><text:span text:style-name="T31">t</text:span><text:span text:style-name="T18">.</text:span><text:span text:style-name="T39">x</text:span><text:span text:style-name="T18"> = 30;</text:span></text:p>
      <text:p text:style-name="P6"><text:span text:style-name="T18"><text:tab/><text:tab/></text:span><text:span text:style-name="T31">t</text:span><text:span text:style-name="T18">.</text:span><text:span text:style-name="T39">y</text:span><text:span text:style-name="T18"> = 35;</text:span></text:p>
      <text:p text:style-name="P6"><text:span text:style-name="T18"><text:tab/><text:tab/></text:span><text:span text:style-name="T31">t</text:span><text:span text:style-name="T18">.printArea();</text:span></text:p>
      <text:p text:style-name="P6"><text:span text:style-name="T18"><text:tab/><text:tab/>System.</text:span><text:span text:style-name="T36">out</text:span><text:span text:style-name="T18">.println(</text:span><text:span text:style-name="T42">"-------------------------------------"</text:span><text:span text:style-name="T18">);</text:span></text:p>
      <text:p text:style-name="P6"><text:span text:style-name="T18"><text:tab/><text:tab/>Circle </text:span><text:span text:style-name="T31">c</text:span><text:span text:style-name="T18"> = </text:span><text:span text:style-name="T6">new</text:span><text:span text:style-name="T18"> Circle();</text:span></text:p>
      <text:p text:style-name="P6"><text:span text:style-name="T18"><text:tab/><text:tab/></text:span><text:span text:style-name="T31">c</text:span><text:span text:style-name="T18">.</text:span><text:span text:style-name="T39">x</text:span><text:span text:style-name="T18"> = 2;</text:span></text:p>
      <text:p text:style-name="P6"><text:span text:style-name="T18"><text:tab/><text:tab/></text:span><text:span text:style-name="T31">c</text:span><text:span text:style-name="T18">.printArea();</text:span></text:p>
      <text:p text:style-name="P6"><text:span text:style-name="T18"><text:tab/><text:tab/>System.</text:span><text:span text:style-name="T36">out</text:span><text:span text:style-name="T18">.println(</text:span><text:span text:style-name="T42">"-------------------------------------"</text:span><text:span text:style-name="T18">);</text:span></text:p>
      <text:p text:style-name="P15"><text:tab/>}</text:p>
      <text:p text:style-name="P19">}</text:p>
      <text:p text:style-name="P19"/>
      <text:p text:style-name="P19"/>
      <text:p text:style-name="P19"/>
      <text:p text:style-name="P37"><text:soft-page-break/>Design a class called Student having data members like student name and roll number and method called show to display the name and roll number. Derive a class called Test from student class having three subjects’ marks as a data members and method named show_marks to display the marks. Create an interface called Sports contains constant sports marks and method show_sportswt. Derive a class Result from Test class and implement the interface Sports .Calculate total marks by considering sports marks. Then display the total in Result class.</text:p>
      <text:p text:style-name="P37"/>
      <text:p text:style-name="P20"><text:span text:style-name="T13">import</text:span> java.util.Scanner;</text:p>
      <text:p text:style-name="P6"><text:span text:style-name="T6">class</text:span><text:span text:style-name="T18"> student</text:span></text:p>
      <text:p text:style-name="P15">{</text:p>
      <text:p text:style-name="P6"><text:span text:style-name="T18"><text:tab/>String </text:span><text:span text:style-name="T39">name</text:span><text:span text:style-name="T18">;</text:span></text:p>
      <text:p text:style-name="P6"><text:span text:style-name="T18"><text:tab/></text:span><text:span text:style-name="T6">int</text:span><text:span text:style-name="T18"> </text:span><text:span text:style-name="T39">rollno</text:span><text:span text:style-name="T18">;</text:span></text:p>
      <text:p text:style-name="P6"><text:span text:style-name="T18"><text:tab/>student(String </text:span><text:span text:style-name="T31">name</text:span><text:span text:style-name="T18">,</text:span><text:span text:style-name="T6">int</text:span><text:span text:style-name="T18"> </text:span><text:span text:style-name="T31">rno</text:span><text:span text:style-name="T18">)</text:span></text:p>
      <text:p text:style-name="P15"><text:tab/>{</text:p>
      <text:p text:style-name="P6"><text:span text:style-name="T18"><text:tab/><text:tab/></text:span><text:span text:style-name="T6">this</text:span><text:span text:style-name="T18">.</text:span><text:span text:style-name="T39">name</text:span><text:span text:style-name="T18"> = </text:span><text:span text:style-name="T31">name</text:span><text:span text:style-name="T18">;</text:span></text:p>
      <text:p text:style-name="P6"><text:span text:style-name="T18"><text:tab/><text:tab/></text:span><text:span text:style-name="T39">rollno</text:span><text:span text:style-name="T18"> = </text:span><text:span text:style-name="T31">rno</text:span><text:span text:style-name="T18">;</text:span></text:p>
      <text:p text:style-name="P15"><text:tab/>}</text:p>
      <text:p text:style-name="P6"><text:span text:style-name="T18"><text:tab/></text:span><text:span text:style-name="T6">void</text:span><text:span text:style-name="T18"> show()</text:span></text:p>
      <text:p text:style-name="P15"><text:tab/>{</text:p>
      <text:p text:style-name="P6"><text:span text:style-name="T18"><text:tab/><text:tab/>System.</text:span><text:span text:style-name="T36">out</text:span><text:span text:style-name="T18">.println(</text:span><text:span text:style-name="T42">"Name: "</text:span><text:span text:style-name="T18">+</text:span><text:span text:style-name="T39">name</text:span><text:span text:style-name="T18">+</text:span><text:span text:style-name="T42">"\nRoll Number: "</text:span><text:span text:style-name="T18">+</text:span><text:span text:style-name="T39">rollno</text:span><text:span text:style-name="T18">);</text:span></text:p>
      <text:p text:style-name="P15"><text:tab/>}</text:p>
      <text:p text:style-name="P15">}</text:p>
      <text:p text:style-name="P6"><text:span text:style-name="T6">class</text:span><text:span text:style-name="T18"> test </text:span><text:span text:style-name="T6">extends</text:span><text:span text:style-name="T18"> student</text:span></text:p>
      <text:p text:style-name="P15">{</text:p>
      <text:p text:style-name="P6"><text:span text:style-name="T18"><text:tab/></text:span><text:span text:style-name="T6">int</text:span><text:span text:style-name="T18"> </text:span><text:span text:style-name="T39">sub1</text:span><text:span text:style-name="T18">,</text:span><text:span text:style-name="T39">sub2</text:span><text:span text:style-name="T18">,</text:span><text:span text:style-name="T39">sub3</text:span><text:span text:style-name="T18">;</text:span></text:p>
      <text:p text:style-name="P6"><text:span text:style-name="T18"><text:tab/>test(</text:span><text:span text:style-name="T6">int</text:span><text:span text:style-name="T18"> </text:span><text:span text:style-name="T31">sub1</text:span><text:span text:style-name="T18">,</text:span><text:span text:style-name="T6">int</text:span><text:span text:style-name="T18"> </text:span><text:span text:style-name="T31">sub2</text:span><text:span text:style-name="T18">,</text:span><text:span text:style-name="T6">int</text:span><text:span text:style-name="T18"> </text:span><text:span text:style-name="T31">sub3</text:span><text:span text:style-name="T18">,String </text:span><text:span text:style-name="T31">name</text:span><text:span text:style-name="T18">,</text:span><text:span text:style-name="T6">int</text:span><text:span text:style-name="T18"> </text:span><text:span text:style-name="T31">rno</text:span><text:span text:style-name="T18">)</text:span></text:p>
      <text:p text:style-name="P15"><text:tab/>{</text:p>
      <text:p text:style-name="P6"><text:span text:style-name="T18"><text:tab/><text:tab/></text:span><text:span text:style-name="T6">super</text:span><text:span text:style-name="T18">(</text:span><text:span text:style-name="T31">name</text:span><text:span text:style-name="T18">,</text:span><text:span text:style-name="T31">rno</text:span><text:span text:style-name="T18">);</text:span></text:p>
      <text:p text:style-name="P6"><text:span text:style-name="T18"><text:tab/><text:tab/></text:span><text:span text:style-name="T6">this</text:span><text:span text:style-name="T18">.</text:span><text:span text:style-name="T39">sub1</text:span><text:span text:style-name="T18"> = </text:span><text:span text:style-name="T31">sub1</text:span><text:span text:style-name="T18">;</text:span></text:p>
      <text:p text:style-name="P6"><text:span text:style-name="T18"><text:tab/><text:tab/></text:span><text:span text:style-name="T6">this</text:span><text:span text:style-name="T18">.</text:span><text:span text:style-name="T39">sub2</text:span><text:span text:style-name="T18"> = </text:span><text:span text:style-name="T31">sub2</text:span><text:span text:style-name="T18">;</text:span></text:p>
      <text:p text:style-name="P6"><text:span text:style-name="T18"><text:tab/><text:tab/></text:span><text:span text:style-name="T6">this</text:span><text:span text:style-name="T18">.</text:span><text:span text:style-name="T39">sub3</text:span><text:span text:style-name="T18"> = </text:span><text:span text:style-name="T31">sub3</text:span><text:span text:style-name="T18">;</text:span></text:p>
      <text:p text:style-name="P15"><text:tab/>}</text:p>
      <text:p text:style-name="P6"><text:span text:style-name="T18"><text:tab/></text:span><text:span text:style-name="T6">void</text:span><text:span text:style-name="T18"> show_marks()</text:span></text:p>
      <text:p text:style-name="P15"><text:tab/>{</text:p>
      <text:p text:style-name="P6"><text:span text:style-name="T18"><text:tab/><text:tab/></text:span><text:span text:style-name="T6">super</text:span><text:span text:style-name="T18">.show();</text:span></text:p>
      <text:p text:style-name="P6"><text:span text:style-name="T18"><text:tab/><text:tab/>System.</text:span><text:span text:style-name="T36">out</text:span><text:span text:style-name="T18">.println(</text:span><text:span text:style-name="T42">"Subject 1: "</text:span><text:span text:style-name="T18">+</text:span><text:span text:style-name="T39">sub1</text:span><text:span text:style-name="T18">+</text:span><text:span text:style-name="T42">"\nSubject 2: "</text:span><text:span text:style-name="T18">+</text:span><text:span text:style-name="T39">sub2</text:span><text:span text:style-name="T18">+</text:span><text:span text:style-name="T42">"\nSubject 3: "</text:span><text:span text:style-name="T18">+</text:span><text:span text:style-name="T39">sub3</text:span><text:span text:style-name="T18">);</text:span></text:p>
      <text:p text:style-name="P15"><text:tab/>}</text:p>
      <text:p text:style-name="P15">}</text:p>
      <text:p text:style-name="P6"><text:span text:style-name="T6">interface</text:span><text:span text:style-name="T18"> sports</text:span></text:p>
      <text:p text:style-name="P15">{</text:p>
      <text:p text:style-name="P6"><text:span text:style-name="T18"><text:tab/></text:span><text:span text:style-name="T6">final</text:span><text:span text:style-name="T18"> </text:span><text:span text:style-name="T6">int</text:span><text:span text:style-name="T18"> </text:span><text:span text:style-name="T36">sport_mark</text:span><text:span text:style-name="T18"> = 40;</text:span></text:p>
      <text:p text:style-name="P6"><text:span text:style-name="T18"><text:tab/></text:span><text:span text:style-name="T6">void</text:span><text:span text:style-name="T18"> show_sportswt();</text:span></text:p>
      <text:p text:style-name="P15">}</text:p>
      <text:p text:style-name="P6"><text:span text:style-name="T6">class</text:span><text:span text:style-name="T18"> result </text:span><text:span text:style-name="T6">extends</text:span><text:span text:style-name="T18"> test </text:span><text:span text:style-name="T6">implements</text:span><text:span text:style-name="T18"> sports</text:span></text:p>
      <text:p text:style-name="P15">{</text:p>
      <text:p text:style-name="P6"><text:span text:style-name="T18"><text:tab/></text:span><text:span text:style-name="T6">int</text:span><text:span text:style-name="T18"> </text:span><text:span text:style-name="T39">total</text:span><text:span text:style-name="T18"> = </text:span><text:span text:style-name="T39">sub1</text:span><text:span text:style-name="T18">+</text:span><text:span text:style-name="T39">sub2</text:span><text:span text:style-name="T18">+</text:span><text:span text:style-name="T39">sub3</text:span><text:span text:style-name="T18">+</text:span><text:span text:style-name="T36">sport_mark</text:span><text:span text:style-name="T18">;</text:span></text:p>
      <text:p text:style-name="P6"><text:span text:style-name="T18"><text:tab/></text:span><text:span text:style-name="T6">public</text:span><text:span text:style-name="T18"> </text:span><text:span text:style-name="T6">void</text:span><text:span text:style-name="T18"> show_sportswt() </text:span></text:p>
      <text:p text:style-name="P15"><text:tab/>{</text:p>
      <text:p text:style-name="P6"><text:span text:style-name="T18"><text:tab/><text:tab/>System.</text:span><text:span text:style-name="T36">out</text:span><text:span text:style-name="T18">.println(</text:span><text:span text:style-name="T42">"Sports marks: "</text:span><text:span text:style-name="T18">+</text:span><text:span text:style-name="T36">sport_mark</text:span><text:span text:style-name="T18">);</text:span></text:p>
      <text:p text:style-name="P15"><text:tab/>}</text:p>
      <text:p text:style-name="P6"><text:span text:style-name="T18"><text:tab/>result(String </text:span><text:span text:style-name="T31">name</text:span><text:span text:style-name="T18">,</text:span><text:span text:style-name="T6">int</text:span><text:span text:style-name="T18"> </text:span><text:span text:style-name="T31">rollno</text:span><text:span text:style-name="T18">,</text:span><text:span text:style-name="T6">int</text:span><text:span text:style-name="T18"> </text:span><text:span text:style-name="T31">sub1</text:span><text:span text:style-name="T18">,</text:span><text:span text:style-name="T6">int</text:span><text:span text:style-name="T18"> </text:span><text:span text:style-name="T31">sub2</text:span><text:span text:style-name="T18">,</text:span><text:span text:style-name="T6">int</text:span><text:span text:style-name="T18"> </text:span><text:span text:style-name="T31">sub3</text:span><text:span text:style-name="T18">)</text:span></text:p>
      <text:p text:style-name="P15"><text:tab/>{</text:p>
      <text:p text:style-name="P6"><text:span text:style-name="T18"><text:tab/><text:tab/></text:span><text:span text:style-name="T6">super</text:span><text:span text:style-name="T18">(</text:span><text:span text:style-name="T31">sub1</text:span><text:span text:style-name="T18">,</text:span><text:span text:style-name="T31">sub2</text:span><text:span text:style-name="T18">,</text:span><text:span text:style-name="T31">sub3</text:span><text:span text:style-name="T18">,</text:span><text:span text:style-name="T31">name</text:span><text:span text:style-name="T18">,</text:span><text:span text:style-name="T31">rollno</text:span><text:span text:style-name="T18">);</text:span></text:p>
      <text:p text:style-name="P15"><text:tab/>}</text:p>
      <text:p text:style-name="P6"><text:span text:style-name="T18"><text:tab/></text:span><text:span text:style-name="T6">void</text:span><text:span text:style-name="T18"> display()</text:span></text:p>
      <text:p text:style-name="P15"><text:tab/>{</text:p>
      <text:p text:style-name="P6"><text:soft-page-break/><text:span text:style-name="T18"><text:tab/><text:tab/></text:span><text:span text:style-name="T6">super</text:span><text:span text:style-name="T18">.show_marks();</text:span></text:p>
      <text:p text:style-name="P6"><text:span text:style-name="T18"><text:tab/><text:tab/>System.</text:span><text:span text:style-name="T36">out</text:span><text:span text:style-name="T18">.println(</text:span><text:span text:style-name="T42">"Total Marks: "</text:span><text:span text:style-name="T18">+</text:span><text:span text:style-name="T39">total</text:span><text:span text:style-name="T18">);</text:span></text:p>
      <text:p text:style-name="P15"><text:tab/>}</text:p>
      <text:p text:style-name="P15">}</text:p>
      <text:p text:style-name="P6"><text:span text:style-name="T6">public</text:span><text:span text:style-name="T18"> </text:span><text:span text:style-name="T6">class</text:span><text:span text:style-name="T18"> synch </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 </text:span></text:p>
      <text:p text:style-name="P15"><text:tab/>{</text:p>
      <text:p text:style-name="P6"><text:span text:style-name="T18"><text:tab/><text:tab/>Scanner </text:span><text:span text:style-name="T33">s</text:span><text:span text:style-name="T18"> = </text:span><text:span text:style-name="T6">new</text:span><text:span text:style-name="T18"> Scanner(System.</text:span><text:span text:style-name="T36">in</text:span><text:span text:style-name="T18">);</text:span></text:p>
      <text:p text:style-name="P6"><text:span text:style-name="T18"><text:tab/><text:tab/>System.</text:span><text:span text:style-name="T36">out</text:span><text:span text:style-name="T18">.println(</text:span><text:span text:style-name="T42">"Enter name, roll number and marks in 3 subjects"</text:span><text:span text:style-name="T18">);</text:span></text:p>
      <text:p text:style-name="P6"><text:span text:style-name="T18"><text:tab/><text:tab/>String </text:span><text:span text:style-name="T31">name</text:span><text:span text:style-name="T18"> = </text:span><text:span text:style-name="T31">s</text:span><text:span text:style-name="T18">.nextLine();</text:span></text:p>
      <text:p text:style-name="P6"><text:span text:style-name="T18"><text:tab/><text:tab/></text:span><text:span text:style-name="T6">int</text:span><text:span text:style-name="T18"> </text:span><text:span text:style-name="T31">rno</text:span><text:span text:style-name="T18"> = </text:span><text:span text:style-name="T31">s</text:span><text:span text:style-name="T18">.nextInt();</text:span></text:p>
      <text:p text:style-name="P6"><text:span text:style-name="T18"><text:tab/><text:tab/></text:span><text:span text:style-name="T6">int</text:span><text:span text:style-name="T18"> </text:span><text:span text:style-name="T31">sub1</text:span><text:span text:style-name="T18"> = </text:span><text:span text:style-name="T31">s</text:span><text:span text:style-name="T18">.nextInt();</text:span></text:p>
      <text:p text:style-name="P6"><text:span text:style-name="T18"><text:tab/><text:tab/></text:span><text:span text:style-name="T6">int</text:span><text:span text:style-name="T18"> </text:span><text:span text:style-name="T31">sub2</text:span><text:span text:style-name="T18"> = </text:span><text:span text:style-name="T31">s</text:span><text:span text:style-name="T18">.nextInt();</text:span></text:p>
      <text:p text:style-name="P6"><text:span text:style-name="T18"><text:tab/><text:tab/></text:span><text:span text:style-name="T6">int</text:span><text:span text:style-name="T18"> </text:span><text:span text:style-name="T31">sub3</text:span><text:span text:style-name="T18"> = </text:span><text:span text:style-name="T31">s</text:span><text:span text:style-name="T18">.nextInt();</text:span></text:p>
      <text:p text:style-name="P6"><text:span text:style-name="T18"><text:tab/><text:tab/>result </text:span><text:span text:style-name="T31">res</text:span><text:span text:style-name="T18"> = </text:span><text:span text:style-name="T6">new</text:span><text:span text:style-name="T18"> result(</text:span><text:span text:style-name="T31">name</text:span><text:span text:style-name="T18">,</text:span><text:span text:style-name="T31">rno</text:span><text:span text:style-name="T18">,</text:span><text:span text:style-name="T31">sub1</text:span><text:span text:style-name="T18">,</text:span><text:span text:style-name="T31">sub2</text:span><text:span text:style-name="T18">,</text:span><text:span text:style-name="T31">sub3</text:span><text:span text:style-name="T18">);</text:span></text:p>
      <text:p text:style-name="P6"><text:span text:style-name="T18"><text:tab/><text:tab/></text:span><text:span text:style-name="T31">res</text:span><text:span text:style-name="T18">.display();</text:span></text:p>
      <text:p text:style-name="P6"><text:span text:style-name="T18"><text:tab/><text:tab/></text:span><text:span text:style-name="T31">res</text:span><text:span text:style-name="T18">.show_sportswt();</text:span></text:p>
      <text:p text:style-name="P15"><text:tab/>}</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25955338270551" text:continue-numbering="true" text:style-name="L3">
        <text:list-header>
          <text:p text:style-name="P56"/>
        </text:list-header>
      </text:list>
      <text:p text:style-name="P35"/>
      <text:p text:style-name="P33"><text:soft-page-break/>WEEK-4:EXCEPTIONS</text:p>
      <text:list xml:id="list1585913944" text:style-name="L4">
        <text:list-item>
          <text:p text:style-name="P58">Create a class as Student. Write a program in Java to display the names and roll numbers of students. Create an array of 10 students and initialize the array with user input. Handle ArrayIndexOutOfBoundsExeption, so that any such problem doesn’t cause illegal termination of program. Read a character from user and display the student names starting with given character.</text:p>
        </text:list-item>
        <text:list-item>
          <text:p text:style-name="P58">Write a java program on user defined exceptions.</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6"><text:soft-page-break/>Create a class as Student. Write a program in Java to display the names and roll numbers of students. Create an array of 10 students and initialize the array with user input. Handle ArrayIndexOutOfBoundsExeption, so that any such problem doesn’t cause illegal termination of program. Read a character from user and display the student names starting with given character.</text:p>
      <text:p text:style-name="P34"><text:span text:style-name="T5">import</text:span><text:span text:style-name="T51"> java.util.Scanner;</text:span></text:p>
      <text:p text:style-name="P10"/>
      <text:p text:style-name="P6"><text:span text:style-name="T6">class</text:span><text:span text:style-name="T18"> Student </text:span></text:p>
      <text:p text:style-name="P15">{</text:p>
      <text:p text:style-name="P6"><text:span text:style-name="T18"><text:tab/>String </text:span><text:span text:style-name="T39">name</text:span><text:span text:style-name="T18">;</text:span></text:p>
      <text:p text:style-name="P6"><text:span text:style-name="T18"><text:tab/></text:span><text:span text:style-name="T6">int</text:span><text:span text:style-name="T18"> </text:span><text:span text:style-name="T39">rno</text:span><text:span text:style-name="T18">;</text:span></text:p>
      <text:p text:style-name="P6"><text:span text:style-name="T18"><text:tab/>Student(String </text:span><text:span text:style-name="T31">name</text:span><text:span text:style-name="T18">, </text:span><text:span text:style-name="T6">int</text:span><text:span text:style-name="T18"> </text:span><text:span text:style-name="T31">rno</text:span><text:span text:style-name="T18">) </text:span></text:p>
      <text:p text:style-name="P15"><text:tab/>{</text:p>
      <text:p text:style-name="P6"><text:span text:style-name="T18"><text:tab/><text:tab/></text:span><text:span text:style-name="T6">this</text:span><text:span text:style-name="T18">.</text:span><text:span text:style-name="T39">name</text:span><text:span text:style-name="T18"> = </text:span><text:span text:style-name="T31">name</text:span><text:span text:style-name="T18">;</text:span></text:p>
      <text:p text:style-name="P6"><text:span text:style-name="T18"><text:tab/><text:tab/></text:span><text:span text:style-name="T6">this</text:span><text:span text:style-name="T18">.</text:span><text:span text:style-name="T39">rno</text:span><text:span text:style-name="T18"> = </text:span><text:span text:style-name="T31">rno</text:span><text:span text:style-name="T18">;</text:span></text:p>
      <text:p text:style-name="P15"><text:tab/>}</text:p>
      <text:p text:style-name="P6"><text:span text:style-name="T18"><text:tab/></text:span><text:span text:style-name="T6">void</text:span><text:span text:style-name="T18"> display() </text:span></text:p>
      <text:p text:style-name="P15"><text:tab/>{</text:p>
      <text:p text:style-name="P6"><text:span text:style-name="T18"><text:tab/><text:tab/>System.</text:span><text:span text:style-name="T36">out</text:span><text:span text:style-name="T18">.println(</text:span><text:span text:style-name="T42">"Name: "</text:span><text:span text:style-name="T18"> + </text:span><text:span text:style-name="T39">name</text:span><text:span text:style-name="T18"> + </text:span><text:span text:style-name="T42">"\nRoll Number: "</text:span><text:span text:style-name="T18"> + </text:span><text:span text:style-name="T39">rno</text:span><text:span text:style-name="T18">);</text:span></text:p>
      <text:p text:style-name="P15"><text:tab/>}</text:p>
      <text:p text:style-name="P15">}</text:p>
      <text:p text:style-name="P6"><text:span text:style-name="T6">public</text:span><text:span text:style-name="T18"> </text:span><text:span text:style-name="T6">class</text:span><text:span text:style-name="T18"> studexception </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 </text:span></text:p>
      <text:p text:style-name="P15"><text:tab/>{</text:p>
      <text:p text:style-name="P6"><text:span text:style-name="T18"><text:tab/><text:tab/>String </text:span><text:span text:style-name="T31">name</text:span><text:span text:style-name="T18">;</text:span></text:p>
      <text:p text:style-name="P6"><text:span text:style-name="T18"><text:tab/><text:tab/></text:span><text:span text:style-name="T6">int</text:span><text:span text:style-name="T18"> </text:span><text:span text:style-name="T31">rno</text:span><text:span text:style-name="T18">;</text:span></text:p>
      <text:p text:style-name="P6"><text:span text:style-name="T18"><text:tab/><text:tab/>Scanner </text:span><text:span text:style-name="T33">s</text:span><text:span text:style-name="T18"> = </text:span><text:span text:style-name="T6">new</text:span><text:span text:style-name="T18"> Scanner(System.</text:span><text:span text:style-name="T36">in</text:span><text:span text:style-name="T18">);</text:span></text:p>
      <text:p text:style-name="P6"><text:span text:style-name="T18"><text:tab/><text:tab/>Scanner </text:span><text:span text:style-name="T33">s2</text:span><text:span text:style-name="T18"> = </text:span><text:span text:style-name="T6">new</text:span><text:span text:style-name="T18"> Scanner(System.</text:span><text:span text:style-name="T36">in</text:span><text:span text:style-name="T18">);</text:span></text:p>
      <text:p text:style-name="P6"><text:span text:style-name="T18"><text:tab/><text:tab/>Student </text:span><text:span text:style-name="T31">st</text:span><text:span text:style-name="T18">[] = </text:span><text:span text:style-name="T6">new</text:span><text:span text:style-name="T18"> Student[5];</text:span></text:p>
      <text:p text:style-name="P6"><text:span text:style-name="T18"><text:tab/><text:tab/></text:span><text:span text:style-name="T6">try</text:span><text:span text:style-name="T18"> </text:span></text:p>
      <text:p text:style-name="P15"><text:tab/><text:tab/>{</text:p>
      <text:p text:style-name="P6"><text:span text:style-name="T18"><text:tab/><text:tab/><text:tab/></text:span><text:span text:style-name="T6">for</text:span><text:span text:style-name="T18"> (</text:span><text:span text:style-name="T6">int</text:span><text:span text:style-name="T18"> </text:span><text:span text:style-name="T31">i</text:span><text:span text:style-name="T18"> = 0; </text:span><text:span text:style-name="T31">i</text:span><text:span text:style-name="T18"> &lt; </text:span><text:span text:style-name="T24">6</text:span><text:span text:style-name="T18">; </text:span><text:span text:style-name="T31">i</text:span><text:span text:style-name="T18">++) </text:span></text:p>
      <text:p text:style-name="P15"><text:tab/><text:tab/><text:tab/>{</text:p>
      <text:p text:style-name="P6"><text:span text:style-name="T18"><text:tab/><text:tab/><text:tab/><text:tab/>System.</text:span><text:span text:style-name="T36">out</text:span><text:span text:style-name="T18">.println(</text:span><text:span text:style-name="T42">"Enter the name: "</text:span><text:span text:style-name="T18">);</text:span></text:p>
      <text:p text:style-name="P6"><text:span text:style-name="T18"><text:tab/><text:tab/><text:tab/><text:tab/></text:span><text:span text:style-name="T31">name</text:span><text:span text:style-name="T18"> = </text:span><text:span text:style-name="T31">s</text:span><text:span text:style-name="T18">.nextLine();</text:span></text:p>
      <text:p text:style-name="P6"><text:span text:style-name="T18"><text:tab/><text:tab/><text:tab/><text:tab/>System.</text:span><text:span text:style-name="T36">out</text:span><text:span text:style-name="T18">.println(</text:span><text:span text:style-name="T42">"Enter the roll number: "</text:span><text:span text:style-name="T18">);</text:span></text:p>
      <text:p text:style-name="P6"><text:span text:style-name="T18"><text:tab/><text:tab/><text:tab/><text:tab/></text:span><text:span text:style-name="T31">rno</text:span><text:span text:style-name="T18"> = </text:span><text:span text:style-name="T31">s2</text:span><text:span text:style-name="T18">.nextInt();</text:span></text:p>
      <text:p text:style-name="P6"><text:span text:style-name="T18"><text:tab/><text:tab/><text:tab/><text:tab/></text:span><text:span text:style-name="T31">st</text:span><text:span text:style-name="T18">[</text:span><text:span text:style-name="T31">i</text:span><text:span text:style-name="T18">] = </text:span><text:span text:style-name="T6">new</text:span><text:span text:style-name="T18"> Student(</text:span><text:span text:style-name="T31">name</text:span><text:span text:style-name="T18">, </text:span><text:span text:style-name="T31">rno</text:span><text:span text:style-name="T18">);</text:span></text:p>
      <text:p text:style-name="P15"><text:tab/><text:tab/><text:tab/>}</text:p>
      <text:p text:style-name="P15"><text:tab/><text:tab/>} </text:p>
      <text:p text:style-name="P6"><text:span text:style-name="T18"><text:tab/><text:tab/></text:span><text:span text:style-name="T6">catch</text:span><text:span text:style-name="T18"> (ArrayIndexOutOfBoundsException </text:span><text:span text:style-name="T31">e</text:span><text:span text:style-name="T18">) </text:span></text:p>
      <text:p text:style-name="P15"><text:tab/><text:tab/>{</text:p>
      <text:p text:style-name="P6"><text:span text:style-name="T18"><text:tab/><text:tab/><text:tab/></text:span><text:span text:style-name="T31">e</text:span><text:span text:style-name="T18">.printStackTrace();</text:span></text:p>
      <text:p text:style-name="P15"><text:tab/><text:tab/>}</text:p>
      <text:p text:style-name="P6"><text:span text:style-name="T18"><text:tab/><text:tab/>System.</text:span><text:span text:style-name="T36">out</text:span><text:span text:style-name="T18">.println(</text:span><text:span text:style-name="T42">"Enter the first character: "</text:span><text:span text:style-name="T18">);</text:span></text:p>
      <text:p text:style-name="P6"><text:span text:style-name="T18"><text:tab/><text:tab/></text:span><text:span text:style-name="T6">char</text:span><text:span text:style-name="T18"> </text:span><text:span text:style-name="T31">check</text:span><text:span text:style-name="T18"> = </text:span><text:span text:style-name="T31">s</text:span><text:span text:style-name="T18">.next().charAt(0);</text:span></text:p>
      <text:p text:style-name="P6"><text:span text:style-name="T18"><text:tab/><text:tab/></text:span><text:span text:style-name="T6">try</text:span><text:span text:style-name="T18"> </text:span></text:p>
      <text:p text:style-name="P15"><text:tab/><text:tab/>{</text:p>
      <text:p text:style-name="P6"><text:span text:style-name="T18"><text:tab/><text:tab/><text:tab/></text:span><text:span text:style-name="T6">for</text:span><text:span text:style-name="T18"> (</text:span><text:span text:style-name="T6">int</text:span><text:span text:style-name="T18"> </text:span><text:span text:style-name="T31">i</text:span><text:span text:style-name="T18"> = 0; </text:span><text:span text:style-name="T31">i</text:span><text:span text:style-name="T18"> &lt; 5; </text:span><text:span text:style-name="T31">i</text:span><text:span text:style-name="T18">++) </text:span></text:p>
      <text:p text:style-name="P15"><text:tab/><text:tab/><text:tab/>{</text:p>
      <text:p text:style-name="P6"><text:span text:style-name="T18"><text:tab/><text:tab/><text:tab/><text:tab/></text:span><text:span text:style-name="T6">if</text:span><text:span text:style-name="T18"> (</text:span><text:span text:style-name="T31">check</text:span><text:span text:style-name="T18"> == </text:span><text:span text:style-name="T31">st</text:span><text:span text:style-name="T18">[</text:span><text:span text:style-name="T31">i</text:span><text:span text:style-name="T18">].</text:span><text:span text:style-name="T39">name</text:span><text:span text:style-name="T18">.charAt(0)) </text:span></text:p>
      <text:p text:style-name="P15"><text:tab/><text:tab/><text:tab/><text:tab/>{</text:p>
      <text:p text:style-name="P6"><text:span text:style-name="T18"><text:tab/><text:tab/><text:tab/><text:tab/><text:tab/></text:span><text:span text:style-name="T31">st</text:span><text:span text:style-name="T18">[</text:span><text:span text:style-name="T31">i</text:span><text:span text:style-name="T18">].display();</text:span></text:p>
      <text:p text:style-name="P15"><text:tab/><text:tab/><text:tab/><text:tab/>}</text:p>
      <text:p text:style-name="P15"><text:tab/><text:tab/><text:tab/>}</text:p>
      <text:p text:style-name="P15"><text:tab/><text:tab/>} </text:p>
      <text:p text:style-name="P6"><text:span text:style-name="T18"><text:tab/><text:tab/></text:span><text:span text:style-name="T6">catch</text:span><text:span text:style-name="T18"> (ArrayIndexOutOfBoundsException </text:span><text:span text:style-name="T31">e</text:span><text:span text:style-name="T18">) </text:span></text:p>
      <text:p text:style-name="P15"><text:tab/><text:tab/>{</text:p>
      <text:p text:style-name="P6"><text:soft-page-break/><text:span text:style-name="T18"><text:tab/><text:tab/><text:tab/></text:span><text:span text:style-name="T31">e</text:span><text:span text:style-name="T18">.printStackTrace();</text:span></text:p>
      <text:p text:style-name="P15"><text:tab/><text:tab/>}</text:p>
      <text:p text:style-name="P15"><text:tab/>}</text:p>
      <text:p text:style-name="P2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text:soft-page-break/>Write a java program on user defined exceptions.</text:p>
      <text:p text:style-name="P27"><text:span text:style-name="T17">class</text:span><text:span text:style-name="T56"> NotSufficientFundException </text:span><text:span text:style-name="T4">extends</text:span> Exception </text:p>
      <text:p text:style-name="P6"><text:span text:style-name="T18">{</text:span></text:p>
      <text:p text:style-name="P6"><text:span text:style-name="T18"><text:tab/></text:span><text:span text:style-name="T6">public</text:span><text:span text:style-name="T18"> NotSufficientFundException(String </text:span><text:span text:style-name="T31">message</text:span><text:span text:style-name="T18">) </text:span></text:p>
      <text:p text:style-name="P6"><text:span text:style-name="T18"><text:tab/>{</text:span></text:p>
      <text:p text:style-name="P6"><text:span text:style-name="T18"><text:tab/><text:tab/></text:span><text:span text:style-name="T6">super</text:span><text:span text:style-name="T18">(</text:span><text:span text:style-name="T31">message</text:span><text:span text:style-name="T18">);</text:span></text:p>
      <text:p text:style-name="P6"><text:span text:style-name="T18"><text:tab/>}</text:span></text:p>
      <text:p text:style-name="P6"><text:span text:style-name="T18">}</text:span></text:p>
      <text:p text:style-name="P10"/>
      <text:p text:style-name="P6"><text:span text:style-name="T6">class</text:span><text:span text:style-name="T18"> Account </text:span></text:p>
      <text:p text:style-name="P6"><text:span text:style-name="T18">{</text:span></text:p>
      <text:p text:style-name="P6"><text:span text:style-name="T18"><text:tab/></text:span><text:span text:style-name="T6">private</text:span><text:span text:style-name="T18"> </text:span><text:span text:style-name="T6">int</text:span><text:span text:style-name="T18"> </text:span><text:span text:style-name="T39">balance</text:span><text:span text:style-name="T18"> = 1000;</text:span></text:p>
      <text:p text:style-name="P6"><text:span text:style-name="T18"><text:tab/></text:span><text:span text:style-name="T6">public</text:span><text:span text:style-name="T18"> </text:span><text:span text:style-name="T6">int</text:span><text:span text:style-name="T18"> balance() </text:span></text:p>
      <text:p text:style-name="P6"><text:span text:style-name="T18"><text:tab/>{</text:span></text:p>
      <text:p text:style-name="P6"><text:span text:style-name="T18"><text:tab/><text:tab/></text:span><text:span text:style-name="T6">return</text:span><text:span text:style-name="T18"> </text:span><text:span text:style-name="T39">balance</text:span><text:span text:style-name="T18">;</text:span></text:p>
      <text:p text:style-name="P6"><text:span text:style-name="T18"><text:tab/>}</text:span></text:p>
      <text:p text:style-name="P6"><text:span text:style-name="T18"><text:tab/></text:span><text:span text:style-name="T6">public</text:span><text:span text:style-name="T18"> </text:span><text:span text:style-name="T6">void</text:span><text:span text:style-name="T18"> withdraw(</text:span><text:span text:style-name="T6">int</text:span><text:span text:style-name="T18"> </text:span><text:span text:style-name="T31">amount</text:span><text:span text:style-name="T18">) </text:span><text:span text:style-name="T6">throws</text:span><text:span text:style-name="T18"> NotSufficientFundException </text:span></text:p>
      <text:p text:style-name="P6"><text:span text:style-name="T18"><text:tab/>{</text:span></text:p>
      <text:p text:style-name="P6"><text:span text:style-name="T18"><text:tab/><text:tab/></text:span><text:span text:style-name="T6">if</text:span><text:span text:style-name="T18"> (</text:span><text:span text:style-name="T31">amount</text:span><text:span text:style-name="T18"> &gt; </text:span><text:span text:style-name="T39">balance</text:span><text:span text:style-name="T18">) </text:span></text:p>
      <text:p text:style-name="P6"><text:span text:style-name="T18"><text:tab/><text:tab/>{</text:span></text:p>
      <text:p text:style-name="P6"><text:span text:style-name="T18"><text:tab/><text:tab/><text:tab/></text:span><text:span text:style-name="T6">throw</text:span><text:span text:style-name="T18"> </text:span><text:span text:style-name="T6">new</text:span><text:span text:style-name="T18"> NotSufficientFundException(String.</text:span><text:span text:style-name="T27">format</text:span><text:span text:style-name="T18">(</text:span><text:span text:style-name="T42">"Exception while withdrawing! Current balance %d is less than requested amount %d"</text:span><text:span text:style-name="T18">, </text:span><text:span text:style-name="T39">balance</text:span><text:span text:style-name="T18">, </text:span><text:span text:style-name="T31">amount</text:span><text:span text:style-name="T18">));</text:span></text:p>
      <text:p text:style-name="P6"><text:span text:style-name="T18"><text:tab/><text:tab/>}</text:span></text:p>
      <text:p text:style-name="P6"><text:span text:style-name="T18"><text:tab/><text:tab/></text:span><text:span text:style-name="T39">balance</text:span><text:span text:style-name="T18"> = </text:span><text:span text:style-name="T39">balance</text:span><text:span text:style-name="T18"> - </text:span><text:span text:style-name="T31">amount</text:span><text:span text:style-name="T18">;</text:span></text:p>
      <text:p text:style-name="P6"><text:span text:style-name="T18"><text:tab/>}</text:span></text:p>
      <text:p text:style-name="P6"><text:span text:style-name="T18"><text:tab/></text:span><text:span text:style-name="T6">public</text:span><text:span text:style-name="T18"> </text:span><text:span text:style-name="T6">void</text:span><text:span text:style-name="T18"> deposit(</text:span><text:span text:style-name="T6">int</text:span><text:span text:style-name="T18"> </text:span><text:span text:style-name="T31">amount</text:span><text:span text:style-name="T18">) </text:span></text:p>
      <text:p text:style-name="P6"><text:span text:style-name="T18"><text:tab/>{</text:span></text:p>
      <text:p text:style-name="P6"><text:span text:style-name="T18"><text:tab/><text:tab/></text:span><text:span text:style-name="T6">if</text:span><text:span text:style-name="T18"> (</text:span><text:span text:style-name="T31">amount</text:span><text:span text:style-name="T18"> &lt;= 0) </text:span></text:p>
      <text:p text:style-name="P6"><text:span text:style-name="T18"><text:tab/><text:tab/>{</text:span></text:p>
      <text:p text:style-name="P6"><text:span text:style-name="T18"><text:tab/><text:tab/><text:tab/></text:span><text:span text:style-name="T6">throw</text:span><text:span text:style-name="T18"> </text:span><text:span text:style-name="T6">new</text:span><text:span text:style-name="T18"> IllegalArgumentException(String.</text:span><text:span text:style-name="T27">format</text:span><text:span text:style-name="T18">(</text:span><text:span text:style-name="T42">"Invalid deposit amount %s"</text:span><text:span text:style-name="T18">, </text:span><text:span text:style-name="T31">amount</text:span><text:span text:style-name="T18">));</text:span></text:p>
      <text:p text:style-name="P6"><text:span text:style-name="T18"><text:tab/><text:tab/>}</text:span></text:p>
      <text:p text:style-name="P6"><text:span text:style-name="T18"><text:tab/>}</text:span></text:p>
      <text:p text:style-name="P6"><text:span text:style-name="T18">}</text:span></text:p>
      <text:p text:style-name="P10"/>
      <text:p text:style-name="P6"><text:span text:style-name="T6">public</text:span><text:span text:style-name="T18"> </text:span><text:span text:style-name="T6">class</text:span><text:span text:style-name="T18"> UserDefinedException </text:span></text:p>
      <text:p text:style-name="P6"><text:span text:style-name="T18">{</text:span></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 </text:span></text:p>
      <text:p text:style-name="P6"><text:span text:style-name="T18"><text:tab/>{</text:span></text:p>
      <text:p text:style-name="P6"><text:span text:style-name="T18"><text:tab/><text:tab/>Account </text:span><text:span text:style-name="T31">acct</text:span><text:span text:style-name="T18"> = </text:span><text:span text:style-name="T6">new</text:span><text:span text:style-name="T18"> Account();</text:span></text:p>
      <text:p text:style-name="P6"><text:span text:style-name="T18"><text:tab/><text:tab/>System.</text:span><text:span text:style-name="T36">out</text:span><text:span text:style-name="T18">.println(</text:span><text:span text:style-name="T42">"Current balance : "</text:span><text:span text:style-name="T18"> + </text:span><text:span text:style-name="T31">acct</text:span><text:span text:style-name="T18">.balance());</text:span></text:p>
      <text:p text:style-name="P6"><text:span text:style-name="T18"><text:tab/><text:tab/>System.</text:span><text:span text:style-name="T36">out</text:span><text:span text:style-name="T18">.println(</text:span><text:span text:style-name="T42">"Withdrawing $200"</text:span><text:span text:style-name="T18">);</text:span></text:p>
      <text:p text:style-name="P6"><text:span text:style-name="T18"><text:tab/><text:tab/></text:span><text:span text:style-name="T6">try</text:span><text:span text:style-name="T18"> {</text:span></text:p>
      <text:p text:style-name="P6"><text:span text:style-name="T18"><text:tab/><text:tab/><text:tab/></text:span><text:span text:style-name="T31">acct</text:span><text:span text:style-name="T18">.withdraw(200);</text:span></text:p>
      <text:p text:style-name="P6"><text:span text:style-name="T18"><text:tab/><text:tab/>}</text:span></text:p>
      <text:p text:style-name="P6"><text:span text:style-name="T18"><text:tab/><text:tab/></text:span><text:span text:style-name="T6">catch</text:span><text:span text:style-name="T18">(NotSufficientFundException </text:span><text:span text:style-name="T31">e</text:span><text:span text:style-name="T18">)</text:span></text:p>
      <text:p text:style-name="P6"><text:span text:style-name="T18"><text:tab/><text:tab/>{</text:span></text:p>
      <text:p text:style-name="P6"><text:span text:style-name="T18"><text:tab/><text:tab/><text:tab/>System.</text:span><text:span text:style-name="T36">out</text:span><text:span text:style-name="T18">.println(</text:span><text:span text:style-name="T31">e</text:span><text:span text:style-name="T18">.getMessage());</text:span></text:p>
      <text:p text:style-name="P6"><text:span text:style-name="T18"><text:tab/><text:tab/>}</text:span></text:p>
      <text:p text:style-name="P6"><text:span text:style-name="T18"><text:tab/><text:tab/>System.</text:span><text:span text:style-name="T36">out</text:span><text:span text:style-name="T18">.println(</text:span><text:span text:style-name="T42">"Current balance : "</text:span><text:span text:style-name="T18"> + </text:span><text:span text:style-name="T31">acct</text:span><text:span text:style-name="T18">.balance());</text:span></text:p>
      <text:p text:style-name="P6"><text:span text:style-name="T18"><text:tab/><text:tab/></text:span><text:span text:style-name="T6">try</text:span></text:p>
      <text:p text:style-name="P6"><text:span text:style-name="T18"><text:tab/><text:tab/>{</text:span></text:p>
      <text:p text:style-name="P6"><text:span text:style-name="T18"><text:tab/><text:tab/><text:tab/></text:span><text:span text:style-name="T31">acct</text:span><text:span text:style-name="T18">.withdraw(1000);</text:span></text:p>
      <text:p text:style-name="P6"><text:span text:style-name="T18"><text:tab/><text:tab/>}</text:span></text:p>
      <text:p text:style-name="P6"><text:span text:style-name="T18"><text:tab/><text:tab/></text:span><text:span text:style-name="T6">catch</text:span><text:span text:style-name="T18">(NotSufficientFundException </text:span><text:span text:style-name="T31">e</text:span><text:span text:style-name="T18">)</text:span></text:p>
      <text:p text:style-name="P6"><text:span text:style-name="T18"><text:tab/><text:tab/>{<text:tab/></text:span></text:p>
      <text:p text:style-name="P6"><text:span text:style-name="T18"><text:tab/><text:tab/><text:tab/>System.</text:span><text:span text:style-name="T36">out</text:span><text:span text:style-name="T18">.println(</text:span><text:span text:style-name="T31">e</text:span><text:span text:style-name="T18">.getMessage());</text:span></text:p>
      <text:p text:style-name="P6"><text:span text:style-name="T18"><text:tab/><text:tab/>}</text:span></text:p>
      <text:p text:style-name="P6"><text:span text:style-name="T18"><text:tab/><text:tab/>System.</text:span><text:span text:style-name="T36">out</text:span><text:span text:style-name="T18">.println(</text:span><text:span text:style-name="T42">"Current balance : "</text:span><text:span text:style-name="T18"> + </text:span><text:span text:style-name="T31">acct</text:span><text:span text:style-name="T18">.balance());</text:span></text:p>
      <text:p text:style-name="P6"><text:span text:style-name="T18"><text:tab/><text:tab/></text:span><text:span text:style-name="T6">try</text:span></text:p>
      <text:p text:style-name="P6"><text:soft-page-break/><text:span text:style-name="T18"><text:tab/><text:tab/>{</text:span></text:p>
      <text:p text:style-name="P6"><text:span text:style-name="T18"><text:tab/><text:tab/><text:tab/></text:span><text:span text:style-name="T31">acct</text:span><text:span text:style-name="T18">.deposit(-200);</text:span></text:p>
      <text:p text:style-name="P6"><text:span text:style-name="T18"><text:tab/><text:tab/>}</text:span></text:p>
      <text:p text:style-name="P6"><text:span text:style-name="T18"><text:tab/><text:tab/></text:span><text:span text:style-name="T6">catch</text:span><text:span text:style-name="T18">(Exception </text:span><text:span text:style-name="T31">e</text:span><text:span text:style-name="T18">)</text:span></text:p>
      <text:p text:style-name="P6"><text:span text:style-name="T18"><text:tab/><text:tab/>{</text:span></text:p>
      <text:p text:style-name="P6"><text:span text:style-name="T18"><text:tab/><text:tab/><text:tab/>System.</text:span><text:span text:style-name="T36">out</text:span><text:span text:style-name="T18">.println(</text:span><text:span text:style-name="T31">e</text:span><text:span text:style-name="T18">.getMessage());</text:span></text:p>
      <text:p text:style-name="P6"><text:span text:style-name="T18"><text:tab/><text:tab/>}</text:span></text:p>
      <text:p text:style-name="P6"><text:span text:style-name="T18"><text:tab/>}</text:span></text:p>
      <text:p text:style-name="P27">}</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text:soft-page-break/>Write a java program that implements Thread class methods.</text:p>
      <text:p text:style-name="P27"><text:span text:style-name="T4">class</text:span> TestMethod1 <text:span text:style-name="T4">extends</text:span> Thread</text:p>
      <text:p text:style-name="P15">{</text:p>
      <text:p text:style-name="P6"><text:span text:style-name="T18"><text:tab/></text:span><text:span text:style-name="T6">public</text:span><text:span text:style-name="T18"> </text:span><text:span text:style-name="T6">void</text:span><text:span text:style-name="T18"> run()</text:span></text:p>
      <text:p text:style-name="P15"><text:tab/>{</text:p>
      <text:p text:style-name="P6"><text:span text:style-name="T18"><text:tab/><text:tab/></text:span><text:span text:style-name="T6">for</text:span><text:span text:style-name="T18">(</text:span><text:span text:style-name="T6">int</text:span><text:span text:style-name="T18"> </text:span><text:span text:style-name="T31">i</text:span><text:span text:style-name="T18">=1;</text:span><text:span text:style-name="T31">i</text:span><text:span text:style-name="T18">&lt;=5;</text:span><text:span text:style-name="T31">i</text:span><text:span text:style-name="T18">++)</text:span></text:p>
      <text:p text:style-name="P15"><text:tab/><text:tab/>{</text:p>
      <text:p text:style-name="P6"><text:span text:style-name="T18"><text:tab/><text:tab/><text:tab/></text:span><text:span text:style-name="T6">try</text:span></text:p>
      <text:p text:style-name="P15"><text:tab/><text:tab/><text:tab/>{</text:p>
      <text:p text:style-name="P6"><text:span text:style-name="T18"><text:tab/><text:tab/><text:tab/><text:tab/>System.</text:span><text:span text:style-name="T36">out</text:span><text:span text:style-name="T18">.println(</text:span><text:span text:style-name="T42">"running thread name is:"</text:span><text:span text:style-name="T18">+Thread.</text:span><text:span text:style-name="T27">currentThread</text:span><text:span text:style-name="T18">().getName());</text:span></text:p>
      <text:p text:style-name="P6"><text:span text:style-name="T18"><text:tab/><text:tab/><text:tab/><text:tab/>System.</text:span><text:span text:style-name="T36">out</text:span><text:span text:style-name="T18">.println(</text:span><text:span text:style-name="T42">"running thread priority is:"</text:span><text:span text:style-name="T18">+Thread.</text:span><text:span text:style-name="T27">currentThread</text:span><text:span text:style-name="T18">().getPriority());</text:span></text:p>
      <text:p text:style-name="P15"><text:tab/><text:tab/><text:tab/>}</text:p>
      <text:p text:style-name="P6"><text:span text:style-name="T18"><text:tab/><text:tab/><text:tab/></text:span><text:span text:style-name="T6">catch</text:span><text:span text:style-name="T18">(Exception </text:span><text:span text:style-name="T31">e</text:span><text:span text:style-name="T18">)</text:span></text:p>
      <text:p text:style-name="P15"><text:tab/><text:tab/><text:tab/>{</text:p>
      <text:p text:style-name="P6"><text:span text:style-name="T18"><text:tab/><text:tab/><text:tab/><text:tab/>System.</text:span><text:span text:style-name="T36">out</text:span><text:span text:style-name="T18">.println(</text:span><text:span text:style-name="T31">e</text:span><text:span text:style-name="T18">);</text:span></text:p>
      <text:p text:style-name="P15"><text:tab/><text:tab/><text:tab/>}</text:p>
      <text:p text:style-name="P6"><text:span text:style-name="T18"><text:tab/><text:tab/><text:tab/>System.</text:span><text:span text:style-name="T36">out</text:span><text:span text:style-name="T18">.println(</text:span><text:span text:style-name="T31">i</text:span><text:span text:style-name="T18">);</text:span></text:p>
      <text:p text:style-name="P15"><text:tab/><text:tab/>}</text:p>
      <text:p text:style-name="P15"><text:tab/>}</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18"><text:tab/><text:tab/>TestMethod1 </text:span><text:span text:style-name="T31">t0</text:span><text:span text:style-name="T18">=</text:span><text:span text:style-name="T6">new</text:span><text:span text:style-name="T18"> TestMethod1();</text:span></text:p>
      <text:p text:style-name="P6"><text:span text:style-name="T18"><text:tab/><text:tab/>TestMethod1 </text:span><text:span text:style-name="T31">t1</text:span><text:span text:style-name="T18">=</text:span><text:span text:style-name="T6">new</text:span><text:span text:style-name="T18"> TestMethod1();</text:span></text:p>
      <text:p text:style-name="P6"><text:span text:style-name="T18"><text:tab/><text:tab/>TestMethod1 </text:span><text:span text:style-name="T31">t2</text:span><text:span text:style-name="T18">=</text:span><text:span text:style-name="T6">new</text:span><text:span text:style-name="T18"> TestMethod1();</text:span></text:p>
      <text:p text:style-name="P6"><text:span text:style-name="T18"><text:tab/><text:tab/></text:span><text:span text:style-name="T31">t1</text:span><text:span text:style-name="T18">.setPriority(Thread.</text:span><text:span text:style-name="T36">MAX_PRIORITY</text:span><text:span text:style-name="T18">);</text:span></text:p>
      <text:p text:style-name="P6"><text:span text:style-name="T18"><text:tab/><text:tab/></text:span><text:span text:style-name="T31">t2</text:span><text:span text:style-name="T18">.setPriority(Thread.</text:span><text:span text:style-name="T36">MIN_PRIORITY</text:span><text:span text:style-name="T18">);</text:span></text:p>
      <text:p text:style-name="P6"><text:span text:style-name="T18"><text:tab/><text:tab/></text:span><text:span text:style-name="T31">t0</text:span><text:span text:style-name="T18">.start();</text:span></text:p>
      <text:p text:style-name="P6"><text:span text:style-name="T18"><text:tab/><text:tab/></text:span><text:span text:style-name="T6">try</text:span></text:p>
      <text:p text:style-name="P15"><text:tab/><text:tab/>{</text:p>
      <text:p text:style-name="P6"><text:span text:style-name="T18"><text:tab/><text:tab/><text:tab/></text:span><text:span text:style-name="T31">t0</text:span><text:span text:style-name="T18">.join();</text:span></text:p>
      <text:p text:style-name="P15"><text:tab/><text:tab/>}</text:p>
      <text:p text:style-name="P6"><text:span text:style-name="T18"><text:tab/><text:tab/></text:span><text:span text:style-name="T6">catch</text:span><text:span text:style-name="T18">(Exception </text:span><text:span text:style-name="T31">e</text:span><text:span text:style-name="T18">)</text:span></text:p>
      <text:p text:style-name="P15"><text:tab/><text:tab/>{</text:p>
      <text:p text:style-name="P6"><text:span text:style-name="T18"><text:tab/><text:tab/><text:tab/>System.</text:span><text:span text:style-name="T36">out</text:span><text:span text:style-name="T18">.println(</text:span><text:span text:style-name="T31">e</text:span><text:span text:style-name="T18">);</text:span></text:p>
      <text:p text:style-name="P15"><text:tab/><text:tab/>}</text:p>
      <text:p text:style-name="P6"><text:span text:style-name="T18"><text:tab/><text:tab/></text:span><text:span text:style-name="T31">t1</text:span><text:span text:style-name="T18">.start();</text:span></text:p>
      <text:p text:style-name="P6"><text:span text:style-name="T18"><text:tab/><text:tab/></text:span><text:span text:style-name="T31">t2</text:span><text:span text:style-name="T18">.start();</text:span></text:p>
      <text:p text:style-name="P15"><text:tab/>}</text:p>
      <text:p text:style-name="P2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Write a java program that creates multiple threads. Main thread generates a random integer.First child thread computes the square of next three the numbers and there should be idle time of one second between displaying of each computed number. Second child thread computes the cube of next three the numbers and there should be idle time of two seconds between displaying of each computed number.</text:p>
      <text:p text:style-name="P27"><text:span text:style-name="T4">import</text:span> java.util.Random;</text:p>
      <text:p text:style-name="P6"><text:span text:style-name="T6">class</text:span><text:span text:style-name="T18"> T1 </text:span><text:span text:style-name="T6">extends</text:span><text:span text:style-name="T18"> </text:span><text:span text:style-name="T29">Thread</text:span></text:p>
      <text:p text:style-name="P15">{</text:p>
      <text:p text:style-name="P6"><text:span text:style-name="T18"><text:tab/></text:span><text:span text:style-name="T6">int</text:span><text:span text:style-name="T18"> </text:span><text:span text:style-name="T39">val</text:span><text:span text:style-name="T18">;</text:span></text:p>
      <text:p text:style-name="P6"><text:span text:style-name="T18"><text:tab/>T1(</text:span><text:span text:style-name="T6">int</text:span><text:span text:style-name="T18"> </text:span><text:span text:style-name="T31">n</text:span><text:span text:style-name="T18">)</text:span></text:p>
      <text:p text:style-name="P15"><text:tab/>{</text:p>
      <text:p text:style-name="P6"><text:span text:style-name="T18"><text:tab/><text:tab/></text:span><text:span text:style-name="T39">val</text:span><text:span text:style-name="T18"> = </text:span><text:span text:style-name="T31">n</text:span><text:span text:style-name="T18">;</text:span></text:p>
      <text:p text:style-name="P15"><text:tab/>}</text:p>
      <text:p text:style-name="P6"><text:span text:style-name="T18"><text:tab/></text:span><text:span text:style-name="T6">public</text:span><text:span text:style-name="T18"> </text:span><text:span text:style-name="T6">void</text:span><text:span text:style-name="T18"> run() </text:span></text:p>
      <text:p text:style-name="P15"><text:tab/>{</text:p>
      <text:p text:style-name="P6"><text:span text:style-name="T18"><text:tab/><text:tab/></text:span><text:span text:style-name="T6">try</text:span><text:span text:style-name="T18"> </text:span></text:p>
      <text:p text:style-name="P15"><text:tab/><text:tab/>{</text:p>
      <text:p text:style-name="P6"><text:span text:style-name="T18"><text:tab/><text:tab/><text:tab/></text:span><text:span text:style-name="T6">for</text:span><text:span text:style-name="T18"> (</text:span><text:span text:style-name="T6">int</text:span><text:span text:style-name="T18"> </text:span><text:span text:style-name="T31">i</text:span><text:span text:style-name="T18"> = 1; </text:span><text:span text:style-name="T31">i</text:span><text:span text:style-name="T18"> &lt;= 3; </text:span><text:span text:style-name="T31">i</text:span><text:span text:style-name="T18">++) </text:span></text:p>
      <text:p text:style-name="P15"><text:tab/><text:tab/><text:tab/>{</text:p>
      <text:p text:style-name="P6"><text:span text:style-name="T18"><text:tab/><text:tab/><text:tab/><text:tab/>System.</text:span><text:span text:style-name="T36">out</text:span><text:span text:style-name="T18">.println((</text:span><text:span text:style-name="T39">val</text:span><text:span text:style-name="T18"> + </text:span><text:span text:style-name="T31">i</text:span><text:span text:style-name="T18">) + </text:span><text:span text:style-name="T42">": "</text:span><text:span text:style-name="T18"> + Math.</text:span><text:span text:style-name="T27">pow</text:span><text:span text:style-name="T18">((</text:span><text:span text:style-name="T39">val</text:span><text:span text:style-name="T18"> + </text:span><text:span text:style-name="T31">i</text:span><text:span text:style-name="T18">), 2));</text:span></text:p>
      <text:p text:style-name="P6"><text:span text:style-name="T18"><text:tab/><text:tab/><text:tab/><text:tab/></text:span><text:span text:style-name="T29">Thread</text:span><text:span text:style-name="T18">.</text:span><text:span text:style-name="T27">sleep</text:span><text:span text:style-name="T18">(1000);</text:span></text:p>
      <text:p text:style-name="P15"><text:tab/><text:tab/><text:tab/>}</text:p>
      <text:p text:style-name="P15"><text:tab/><text:tab/>}</text:p>
      <text:p text:style-name="P6"><text:span text:style-name="T18"><text:tab/><text:tab/></text:span><text:span text:style-name="T6">catch</text:span><text:span text:style-name="T18"> (InterruptedException </text:span><text:span text:style-name="T31">e</text:span><text:span text:style-name="T18">)</text:span></text:p>
      <text:p text:style-name="P15"><text:tab/><text:tab/>{</text:p>
      <text:p text:style-name="P6"><text:span text:style-name="T18"><text:tab/><text:tab/><text:tab/></text:span><text:span text:style-name="T31">e</text:span><text:span text:style-name="T18">.printStackTrace();</text:span></text:p>
      <text:p text:style-name="P15"><text:tab/><text:tab/>}</text:p>
      <text:p text:style-name="P15"><text:tab/>}</text:p>
      <text:p text:style-name="P15">}</text:p>
      <text:p text:style-name="P6"><text:span text:style-name="T6">class</text:span><text:span text:style-name="T18"> T2 </text:span><text:span text:style-name="T6">extends</text:span><text:span text:style-name="T18"> </text:span><text:span text:style-name="T29">Thread</text:span></text:p>
      <text:p text:style-name="P15">{</text:p>
      <text:p text:style-name="P6"><text:span text:style-name="T18"><text:tab/></text:span><text:span text:style-name="T6">int</text:span><text:span text:style-name="T18"> </text:span><text:span text:style-name="T39">val</text:span><text:span text:style-name="T18">;</text:span></text:p>
      <text:p text:style-name="P6"><text:span text:style-name="T18"><text:tab/>T2(</text:span><text:span text:style-name="T6">int</text:span><text:span text:style-name="T18"> </text:span><text:span text:style-name="T31">n</text:span><text:span text:style-name="T18">)</text:span></text:p>
      <text:p text:style-name="P15"><text:tab/>{</text:p>
      <text:p text:style-name="P6"><text:span text:style-name="T18"><text:tab/><text:tab/></text:span><text:span text:style-name="T39">val</text:span><text:span text:style-name="T18"> = </text:span><text:span text:style-name="T31">n</text:span><text:span text:style-name="T18">;</text:span></text:p>
      <text:p text:style-name="P15"><text:tab/>}</text:p>
      <text:p text:style-name="P6"><text:span text:style-name="T18"><text:tab/></text:span><text:span text:style-name="T6">public</text:span><text:span text:style-name="T18"> </text:span><text:span text:style-name="T6">void</text:span><text:span text:style-name="T18"> run() </text:span></text:p>
      <text:p text:style-name="P15"><text:tab/>{</text:p>
      <text:p text:style-name="P6"><text:span text:style-name="T18"><text:tab/><text:tab/></text:span><text:span text:style-name="T6">try</text:span><text:span text:style-name="T18"> </text:span></text:p>
      <text:p text:style-name="P15"><text:tab/><text:tab/>{</text:p>
      <text:p text:style-name="P6"><text:span text:style-name="T18"><text:tab/><text:tab/><text:tab/></text:span><text:span text:style-name="T6">for</text:span><text:span text:style-name="T18">(</text:span><text:span text:style-name="T6">int</text:span><text:span text:style-name="T18"> </text:span><text:span text:style-name="T31">i</text:span><text:span text:style-name="T18">=1;</text:span><text:span text:style-name="T31">i</text:span><text:span text:style-name="T18">&lt;=3;</text:span><text:span text:style-name="T31">i</text:span><text:span text:style-name="T18">++)</text:span></text:p>
      <text:p text:style-name="P15"><text:tab/><text:tab/><text:tab/>{</text:p>
      <text:p text:style-name="P6"><text:span text:style-name="T18"><text:tab/><text:tab/><text:tab/><text:tab/>System.</text:span><text:span text:style-name="T36">out</text:span><text:span text:style-name="T18">.println((</text:span><text:span text:style-name="T39">val</text:span><text:span text:style-name="T18">+</text:span><text:span text:style-name="T31">i</text:span><text:span text:style-name="T18">)+</text:span><text:span text:style-name="T42">": "</text:span><text:span text:style-name="T18">+Math.</text:span><text:span text:style-name="T27">pow</text:span><text:span text:style-name="T18">((</text:span><text:span text:style-name="T39">val</text:span><text:span text:style-name="T18">+</text:span><text:span text:style-name="T31">i</text:span><text:span text:style-name="T18">),3));</text:span></text:p>
      <text:p text:style-name="P6"><text:span text:style-name="T18"><text:tab/><text:tab/><text:tab/><text:tab/></text:span><text:span text:style-name="T29">Thread</text:span><text:span text:style-name="T18">.</text:span><text:span text:style-name="T27">sleep</text:span><text:span text:style-name="T18">(</text:span><text:span text:style-name="T22">2</text:span><text:span text:style-name="T18">000);</text:span></text:p>
      <text:p text:style-name="P15"><text:tab/><text:tab/><text:tab/>}</text:p>
      <text:p text:style-name="P15"><text:tab/><text:tab/>}</text:p>
      <text:p text:style-name="P6"><text:span text:style-name="T18"><text:tab/><text:tab/></text:span><text:span text:style-name="T6">catch</text:span><text:span text:style-name="T18"> (InterruptedException </text:span><text:span text:style-name="T31">e</text:span><text:span text:style-name="T18">)</text:span></text:p>
      <text:p text:style-name="P15"><text:tab/><text:tab/>{</text:p>
      <text:p text:style-name="P6"><text:span text:style-name="T18"><text:tab/><text:tab/><text:tab/></text:span><text:span text:style-name="T31">e</text:span><text:span text:style-name="T18">.printStackTrace();</text:span></text:p>
      <text:p text:style-name="P15"><text:tab/><text:tab/>}</text:p>
      <text:p text:style-name="P15"><text:tab/>}</text:p>
      <text:p text:style-name="P15">}</text:p>
      <text:p text:style-name="P6"><text:span text:style-name="T6">public</text:span><text:span text:style-name="T18"> </text:span><text:span text:style-name="T6">class</text:span><text:span text:style-name="T18"> multithread </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 </text:span></text:p>
      <text:p text:style-name="P15"><text:tab/>{</text:p>
      <text:p text:style-name="P6"><text:span text:style-name="T18"><text:tab/><text:tab/>Random </text:span><text:span text:style-name="T31">rand</text:span><text:span text:style-name="T18"> = </text:span><text:span text:style-name="T6">new</text:span><text:span text:style-name="T18"> Random();</text:span></text:p>
      <text:p text:style-name="P6"><text:soft-page-break/><text:span text:style-name="T18"><text:tab/><text:tab/></text:span><text:span text:style-name="T6">int</text:span><text:span text:style-name="T18"> </text:span><text:span text:style-name="T31">x</text:span><text:span text:style-name="T18"> = </text:span><text:span text:style-name="T31">rand</text:span><text:span text:style-name="T18">.nextInt(11);</text:span></text:p>
      <text:p text:style-name="P6"><text:span text:style-name="T18"><text:tab/><text:tab/>System.</text:span><text:span text:style-name="T36">out</text:span><text:span text:style-name="T18">.println(</text:span><text:span text:style-name="T31">x</text:span><text:span text:style-name="T18">+</text:span><text:span text:style-name="T42">"\n"</text:span><text:span text:style-name="T18">);</text:span></text:p>
      <text:p text:style-name="P6"><text:span text:style-name="T18"><text:tab/><text:tab/>T1 </text:span><text:span text:style-name="T31">thread1</text:span><text:span text:style-name="T18"> = </text:span><text:span text:style-name="T6">new</text:span><text:span text:style-name="T18"> T1(</text:span><text:span text:style-name="T31">x</text:span><text:span text:style-name="T18">);</text:span></text:p>
      <text:p text:style-name="P6"><text:span text:style-name="T18"><text:tab/><text:tab/></text:span><text:span text:style-name="T31">thread1</text:span><text:span text:style-name="T18">.start();</text:span></text:p>
      <text:p text:style-name="P6"><text:span text:style-name="T18"><text:tab/><text:tab/>T2 </text:span><text:span text:style-name="T31">thread2</text:span><text:span text:style-name="T18"> = </text:span><text:span text:style-name="T6">new</text:span><text:span text:style-name="T18"> T2(</text:span><text:span text:style-name="T31">x</text:span><text:span text:style-name="T18">);</text:span></text:p>
      <text:p text:style-name="P6"><text:span text:style-name="T18"><text:tab/><text:tab/></text:span><text:span text:style-name="T31">thread2</text:span><text:span text:style-name="T18">.start();</text:span></text:p>
      <text:p text:style-name="P15"><text:tab/>}</text:p>
      <text:p text:style-name="P2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1"><text:soft-page-break/>Write a multithread java program to display the message [Welcome] [To][Java] by three separate child threads using the concept of synchronization.</text:p>
      <text:p text:style-name="P27"><text:span text:style-name="T4">class</text:span> First</text:p>
      <text:p text:style-name="P15">{</text:p>
      <text:p text:style-name="P6"><text:span text:style-name="T18"><text:tab/></text:span><text:span text:style-name="T6">public</text:span><text:span text:style-name="T18"> </text:span><text:span text:style-name="T6">void</text:span><text:span text:style-name="T18"> display(String </text:span><text:span text:style-name="T31">msg</text:span><text:span text:style-name="T18">)</text:span></text:p>
      <text:p text:style-name="P15"><text:tab/>{</text:p>
      <text:p text:style-name="P6"><text:span text:style-name="T18"><text:tab/><text:tab/>System.</text:span><text:span text:style-name="T36">out</text:span><text:span text:style-name="T18">.print(</text:span><text:span text:style-name="T42">"["</text:span><text:span text:style-name="T18">+</text:span><text:span text:style-name="T31">msg</text:span><text:span text:style-name="T18">);</text:span></text:p>
      <text:p text:style-name="P6"><text:span text:style-name="T18"><text:tab/><text:tab/></text:span><text:span text:style-name="T6">try</text:span><text:span text:style-name="T18"> </text:span></text:p>
      <text:p text:style-name="P15"><text:tab/><text:tab/>{</text:p>
      <text:p text:style-name="P6"><text:span text:style-name="T18"><text:tab/><text:tab/><text:tab/>Thread.</text:span><text:span text:style-name="T27">sleep</text:span><text:span text:style-name="T18">(1000);</text:span></text:p>
      <text:p text:style-name="P15"><text:tab/><text:tab/>} </text:p>
      <text:p text:style-name="P6"><text:span text:style-name="T18"><text:tab/><text:tab/></text:span><text:span text:style-name="T6">catch</text:span><text:span text:style-name="T18"> (InterruptedException </text:span><text:span text:style-name="T31">e</text:span><text:span text:style-name="T18">) </text:span></text:p>
      <text:p text:style-name="P15"><text:tab/><text:tab/>{</text:p>
      <text:p text:style-name="P6"><text:span text:style-name="T18"><text:tab/><text:tab/><text:tab/></text:span><text:span text:style-name="T31">e</text:span><text:span text:style-name="T18">.printStackTrace();</text:span></text:p>
      <text:p text:style-name="P15"><text:tab/><text:tab/>}</text:p>
      <text:p text:style-name="P6"><text:span text:style-name="T18"><text:tab/><text:tab/>System.</text:span><text:span text:style-name="T36">out</text:span><text:span text:style-name="T18">.print(</text:span><text:span text:style-name="T42">"]"</text:span><text:span text:style-name="T18">);</text:span></text:p>
      <text:p text:style-name="P15"><text:tab/>}</text:p>
      <text:p text:style-name="P15">}</text:p>
      <text:p text:style-name="P6"><text:span text:style-name="T6">class</text:span><text:span text:style-name="T18"> Second </text:span><text:span text:style-name="T6">extends</text:span><text:span text:style-name="T18"> Thread</text:span></text:p>
      <text:p text:style-name="P15">{</text:p>
      <text:p text:style-name="P6"><text:span text:style-name="T18"><text:tab/>First </text:span><text:span text:style-name="T39">fobj</text:span><text:span text:style-name="T18">;</text:span></text:p>
      <text:p text:style-name="P6"><text:span text:style-name="T18"><text:tab/>String </text:span><text:span text:style-name="T39">msg</text:span><text:span text:style-name="T18">;</text:span></text:p>
      <text:p text:style-name="P6"><text:span text:style-name="T18"><text:tab/>Second(First </text:span><text:span text:style-name="T31">fp</text:span><text:span text:style-name="T18">,String </text:span><text:span text:style-name="T31">msg</text:span><text:span text:style-name="T18">)</text:span></text:p>
      <text:p text:style-name="P15"><text:tab/>{</text:p>
      <text:p text:style-name="P6"><text:span text:style-name="T18"><text:tab/><text:tab/></text:span><text:span text:style-name="T39">fobj</text:span><text:span text:style-name="T18"> = </text:span><text:span text:style-name="T31">fp</text:span><text:span text:style-name="T18">;</text:span></text:p>
      <text:p text:style-name="P6"><text:span text:style-name="T18"><text:tab/><text:tab/></text:span><text:span text:style-name="T6">this</text:span><text:span text:style-name="T18">.</text:span><text:span text:style-name="T39">msg</text:span><text:span text:style-name="T18"> = </text:span><text:span text:style-name="T31">msg</text:span><text:span text:style-name="T18">;</text:span></text:p>
      <text:p text:style-name="P15"><text:tab/><text:tab/>start();</text:p>
      <text:p text:style-name="P15"><text:tab/>}</text:p>
      <text:p text:style-name="P6"><text:span text:style-name="T18"><text:tab/></text:span><text:span text:style-name="T6">public</text:span><text:span text:style-name="T18"> </text:span><text:span text:style-name="T6">void</text:span><text:span text:style-name="T18"> run() </text:span></text:p>
      <text:p text:style-name="P15"><text:tab/>{</text:p>
      <text:p text:style-name="P6"><text:span text:style-name="T18"><text:tab/><text:tab/></text:span><text:span text:style-name="T6">synchronized</text:span><text:span text:style-name="T18">(</text:span><text:span text:style-name="T39">fobj</text:span><text:span text:style-name="T18">) </text:span></text:p>
      <text:p text:style-name="P15"><text:tab/><text:tab/>{</text:p>
      <text:p text:style-name="P6"><text:span text:style-name="T18"><text:tab/><text:tab/><text:tab/></text:span><text:span text:style-name="T39">fobj</text:span><text:span text:style-name="T18">.display(</text:span><text:span text:style-name="T39">msg</text:span><text:span text:style-name="T18">);</text:span></text:p>
      <text:p text:style-name="P15"><text:tab/><text:tab/>}</text:p>
      <text:p text:style-name="P15"><text:tab/>}</text:p>
      <text:p text:style-name="P15">}</text:p>
      <text:p text:style-name="P6"><text:span text:style-name="T6">public</text:span><text:span text:style-name="T18"> </text:span><text:span text:style-name="T6">class</text:span><text:span text:style-name="T18"> multithr </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 </text:span></text:p>
      <text:p text:style-name="P15"><text:tab/>{</text:p>
      <text:p text:style-name="P6"><text:span text:style-name="T18"><text:tab/><text:tab/>First </text:span><text:span text:style-name="T31">fnew</text:span><text:span text:style-name="T18"> = </text:span><text:span text:style-name="T6">new</text:span><text:span text:style-name="T18"> First();</text:span></text:p>
      <text:p text:style-name="P6"><text:span text:style-name="T18"><text:tab/><text:tab/>Second </text:span><text:span text:style-name="T33">s1</text:span><text:span text:style-name="T18"> = </text:span><text:span text:style-name="T6">new</text:span><text:span text:style-name="T18"> Second(</text:span><text:span text:style-name="T31">fnew</text:span><text:span text:style-name="T18">,</text:span><text:span text:style-name="T42">"welcome"</text:span><text:span text:style-name="T18">);</text:span></text:p>
      <text:p text:style-name="P6"><text:span text:style-name="T18"><text:tab/><text:tab/>Second </text:span><text:span text:style-name="T33">s2</text:span><text:span text:style-name="T18"> = </text:span><text:span text:style-name="T6">new</text:span><text:span text:style-name="T18"> Second(</text:span><text:span text:style-name="T31">fnew</text:span><text:span text:style-name="T18">,</text:span><text:span text:style-name="T42">"to"</text:span><text:span text:style-name="T18">);</text:span></text:p>
      <text:p text:style-name="P6"><text:span text:style-name="T18"><text:tab/><text:tab/>Second </text:span><text:span text:style-name="T33">s3</text:span><text:span text:style-name="T18"> = </text:span><text:span text:style-name="T6">new</text:span><text:span text:style-name="T18"> Second(</text:span><text:span text:style-name="T31">fnew</text:span><text:span text:style-name="T18">,</text:span><text:span text:style-name="T42">"java"</text:span><text:span text:style-name="T18">);</text:span></text:p>
      <text:p text:style-name="P15"><text:tab/>}</text:p>
      <text:p text:style-name="P29">}</text:p>
      <text:p text:style-name="P24"/>
      <text:p text:style-name="P24"/>
      <text:p text:style-name="P24"/>
      <text:p text:style-name="P24"/>
      <text:p text:style-name="P24"/>
      <text:p text:style-name="P24"/>
      <text:p text:style-name="P24"/>
      <text:p text:style-name="P24"/>
      <text:p text:style-name="P24"/>
      <text:p text:style-name="P24"/>
      <text:p text:style-name="P40"><text:soft-page-break/>Write a java program that correct implements of producer consumer program.</text:p>
      <text:p text:style-name="P27"><text:span text:style-name="T4">class</text:span> Q</text:p>
      <text:p text:style-name="P15">{</text:p>
      <text:p text:style-name="P6"><text:span text:style-name="T18"><text:tab/></text:span><text:span text:style-name="T6">int</text:span><text:span text:style-name="T18"> </text:span><text:span text:style-name="T39">n</text:span><text:span text:style-name="T18">;</text:span></text:p>
      <text:p text:style-name="P6"><text:span text:style-name="T18"><text:tab/></text:span><text:span text:style-name="T6">boolean</text:span><text:span text:style-name="T18"> </text:span><text:span text:style-name="T39">valueSet</text:span><text:span text:style-name="T18">=</text:span><text:span text:style-name="T6">false</text:span><text:span text:style-name="T18">;</text:span></text:p>
      <text:p text:style-name="P6"><text:span text:style-name="T18"><text:tab/></text:span><text:span text:style-name="T6">synchronized</text:span><text:span text:style-name="T18"> </text:span><text:span text:style-name="T6">int</text:span><text:span text:style-name="T18"> get()</text:span></text:p>
      <text:p text:style-name="P15"><text:tab/>{</text:p>
      <text:p text:style-name="P6"><text:span text:style-name="T18"><text:tab/><text:tab/></text:span><text:span text:style-name="T6">if</text:span><text:span text:style-name="T18">(!</text:span><text:span text:style-name="T39">valueSet</text:span><text:span text:style-name="T18">)</text:span></text:p>
      <text:p text:style-name="P6"><text:span text:style-name="T18"><text:tab/><text:tab/></text:span><text:span text:style-name="T6">try</text:span></text:p>
      <text:p text:style-name="P15"><text:tab/><text:tab/>{</text:p>
      <text:p text:style-name="P15"><text:tab/><text:tab/><text:tab/>wait();</text:p>
      <text:p text:style-name="P15"><text:tab/><text:tab/>}</text:p>
      <text:p text:style-name="P6"><text:span text:style-name="T18"><text:tab/><text:tab/></text:span><text:span text:style-name="T6">catch</text:span><text:span text:style-name="T18">(InterruptedException </text:span><text:span text:style-name="T31">e</text:span><text:span text:style-name="T18">)</text:span></text:p>
      <text:p text:style-name="P15"><text:tab/><text:tab/>{</text:p>
      <text:p text:style-name="P6"><text:span text:style-name="T18"><text:tab/><text:tab/><text:tab/>System.</text:span><text:span text:style-name="T36">out</text:span><text:span text:style-name="T18">.println(</text:span><text:span text:style-name="T42">"Interrupted Exception caught"</text:span><text:span text:style-name="T18">);</text:span></text:p>
      <text:p text:style-name="P15"><text:tab/><text:tab/>}</text:p>
      <text:p text:style-name="P6"><text:span text:style-name="T18"><text:tab/><text:tab/>System.</text:span><text:span text:style-name="T36">out</text:span><text:span text:style-name="T18">.println(</text:span><text:span text:style-name="T42">"Got:"</text:span><text:span text:style-name="T18">+</text:span><text:span text:style-name="T39">n</text:span><text:span text:style-name="T18">);</text:span></text:p>
      <text:p text:style-name="P6"><text:span text:style-name="T18"><text:tab/><text:tab/></text:span><text:span text:style-name="T39">valueSet</text:span><text:span text:style-name="T18">=</text:span><text:span text:style-name="T6">false</text:span><text:span text:style-name="T18">;</text:span></text:p>
      <text:p text:style-name="P15"><text:tab/><text:tab/>notify();</text:p>
      <text:p text:style-name="P6"><text:span text:style-name="T18"><text:tab/><text:tab/></text:span><text:span text:style-name="T6">return</text:span><text:span text:style-name="T18"> </text:span><text:span text:style-name="T39">n</text:span><text:span text:style-name="T18">;</text:span></text:p>
      <text:p text:style-name="P15"><text:tab/>}</text:p>
      <text:p text:style-name="P6"><text:span text:style-name="T18"><text:tab/></text:span><text:span text:style-name="T6">synchronized</text:span><text:span text:style-name="T18"> </text:span><text:span text:style-name="T6">void</text:span><text:span text:style-name="T18"> put(</text:span><text:span text:style-name="T6">int</text:span><text:span text:style-name="T18"> </text:span><text:span text:style-name="T31">n</text:span><text:span text:style-name="T18">)</text:span></text:p>
      <text:p text:style-name="P15"><text:tab/>{</text:p>
      <text:p text:style-name="P6"><text:span text:style-name="T18"><text:tab/><text:tab/></text:span><text:span text:style-name="T6">if</text:span><text:span text:style-name="T18">(</text:span><text:span text:style-name="T39">valueSet</text:span><text:span text:style-name="T18">)</text:span></text:p>
      <text:p text:style-name="P6"><text:span text:style-name="T18"><text:tab/><text:tab/></text:span><text:span text:style-name="T6">try</text:span><text:span text:style-name="T18"><text:tab/></text:span></text:p>
      <text:p text:style-name="P15"><text:tab/><text:tab/>{</text:p>
      <text:p text:style-name="P15"><text:tab/><text:tab/><text:tab/>wait();</text:p>
      <text:p text:style-name="P15"><text:tab/><text:tab/>}</text:p>
      <text:p text:style-name="P6"><text:span text:style-name="T18"><text:tab/><text:tab/></text:span><text:span text:style-name="T6">catch</text:span><text:span text:style-name="T18">(InterruptedException </text:span><text:span text:style-name="T31">e</text:span><text:span text:style-name="T18">)</text:span></text:p>
      <text:p text:style-name="P15"><text:tab/><text:tab/>{</text:p>
      <text:p text:style-name="P6"><text:span text:style-name="T18"><text:tab/><text:tab/><text:tab/>System.</text:span><text:span text:style-name="T36">out</text:span><text:span text:style-name="T18">.println(</text:span><text:span text:style-name="T42">"Interrupted Exception caught"</text:span><text:span text:style-name="T18">);</text:span></text:p>
      <text:p text:style-name="P15"><text:tab/><text:tab/>}</text:p>
      <text:p text:style-name="P6"><text:span text:style-name="T18"><text:tab/><text:tab/></text:span><text:span text:style-name="T6">this</text:span><text:span text:style-name="T18">.</text:span><text:span text:style-name="T39">n</text:span><text:span text:style-name="T18">=</text:span><text:span text:style-name="T31">n</text:span><text:span text:style-name="T18">;</text:span></text:p>
      <text:p text:style-name="P6"><text:span text:style-name="T18"><text:tab/><text:tab/></text:span><text:span text:style-name="T39">valueSet</text:span><text:span text:style-name="T18">=</text:span><text:span text:style-name="T6">true</text:span><text:span text:style-name="T18">;</text:span></text:p>
      <text:p text:style-name="P6"><text:span text:style-name="T18"><text:tab/><text:tab/>System.</text:span><text:span text:style-name="T36">out</text:span><text:span text:style-name="T18">.println(</text:span><text:span text:style-name="T42">"Put:"</text:span><text:span text:style-name="T18">+</text:span><text:span text:style-name="T31">n</text:span><text:span text:style-name="T18">);</text:span></text:p>
      <text:p text:style-name="P15"><text:tab/><text:tab/>notify();</text:p>
      <text:p text:style-name="P15"><text:tab/>}</text:p>
      <text:p text:style-name="P15">}</text:p>
      <text:p text:style-name="P6"><text:span text:style-name="T6">class</text:span><text:span text:style-name="T18"> Producer </text:span><text:span text:style-name="T6">implements</text:span><text:span text:style-name="T18"> Runnable</text:span></text:p>
      <text:p text:style-name="P15">{</text:p>
      <text:p text:style-name="P6"><text:span text:style-name="T18"><text:tab/>Q </text:span><text:span text:style-name="T39">q</text:span><text:span text:style-name="T18">;</text:span></text:p>
      <text:p text:style-name="P6"><text:span text:style-name="T18"><text:tab/>Producer(Q </text:span><text:span text:style-name="T31">q</text:span><text:span text:style-name="T18">)</text:span></text:p>
      <text:p text:style-name="P15"><text:tab/>{</text:p>
      <text:p text:style-name="P6"><text:span text:style-name="T18"><text:tab/><text:tab/></text:span><text:span text:style-name="T6">this</text:span><text:span text:style-name="T18">.</text:span><text:span text:style-name="T39">q</text:span><text:span text:style-name="T18">=</text:span><text:span text:style-name="T31">q</text:span><text:span text:style-name="T18">;</text:span></text:p>
      <text:p text:style-name="P6"><text:span text:style-name="T18"><text:tab/><text:tab/></text:span><text:span text:style-name="T6">new</text:span><text:span text:style-name="T18"> Thread(</text:span><text:span text:style-name="T6">this</text:span><text:span text:style-name="T18">,</text:span><text:span text:style-name="T42">"Producer"</text:span><text:span text:style-name="T18">).start();</text:span></text:p>
      <text:p text:style-name="P15"><text:tab/>}</text:p>
      <text:p text:style-name="P6"><text:span text:style-name="T18"><text:tab/></text:span><text:span text:style-name="T6">public</text:span><text:span text:style-name="T18"> </text:span><text:span text:style-name="T6">void</text:span><text:span text:style-name="T18"> run()</text:span></text:p>
      <text:p text:style-name="P15"><text:tab/>{</text:p>
      <text:p text:style-name="P6"><text:span text:style-name="T18"><text:tab/><text:tab/></text:span><text:span text:style-name="T6">int</text:span><text:span text:style-name="T18"> </text:span><text:span text:style-name="T31">i</text:span><text:span text:style-name="T18">=0;</text:span></text:p>
      <text:p text:style-name="P6"><text:span text:style-name="T18"><text:tab/><text:tab/></text:span><text:span text:style-name="T6">while</text:span><text:span text:style-name="T18">(</text:span><text:span text:style-name="T6">true</text:span><text:span text:style-name="T18">)</text:span></text:p>
      <text:p text:style-name="P15"><text:tab/><text:tab/>{</text:p>
      <text:p text:style-name="P6"><text:span text:style-name="T18"><text:tab/><text:tab/><text:tab/></text:span><text:span text:style-name="T39">q</text:span><text:span text:style-name="T18">.put(</text:span><text:span text:style-name="T31">i</text:span><text:span text:style-name="T18">++);</text:span></text:p>
      <text:p text:style-name="P15"><text:tab/><text:tab/>}</text:p>
      <text:p text:style-name="P15"><text:tab/>}</text:p>
      <text:p text:style-name="P15">}</text:p>
      <text:p text:style-name="P6"><text:span text:style-name="T6">class</text:span><text:span text:style-name="T18"> Consumer </text:span><text:span text:style-name="T6">implements</text:span><text:span text:style-name="T18"> Runnable</text:span></text:p>
      <text:p text:style-name="P15">{</text:p>
      <text:p text:style-name="P6"><text:span text:style-name="T18"><text:tab/>Q </text:span><text:span text:style-name="T39">q</text:span><text:span text:style-name="T18">;</text:span></text:p>
      <text:p text:style-name="P6"><text:span text:style-name="T18"><text:tab/>Consumer(Q </text:span><text:span text:style-name="T31">q</text:span><text:span text:style-name="T18">)</text:span></text:p>
      <text:p text:style-name="P15"><text:tab/>{</text:p>
      <text:p text:style-name="P6"><text:span text:style-name="T18"><text:tab/><text:tab/></text:span><text:span text:style-name="T6">this</text:span><text:span text:style-name="T18">.</text:span><text:span text:style-name="T39">q</text:span><text:span text:style-name="T18">=</text:span><text:span text:style-name="T31">q</text:span><text:span text:style-name="T18">;</text:span></text:p>
      <text:p text:style-name="P6"><text:soft-page-break/><text:span text:style-name="T18"><text:tab/><text:tab/></text:span><text:span text:style-name="T6">new</text:span><text:span text:style-name="T18"> Thread(</text:span><text:span text:style-name="T6">this</text:span><text:span text:style-name="T18">,</text:span><text:span text:style-name="T42">"Consumer"</text:span><text:span text:style-name="T18">).start();</text:span></text:p>
      <text:p text:style-name="P15"><text:tab/>}</text:p>
      <text:p text:style-name="P6"><text:span text:style-name="T18"><text:tab/></text:span><text:span text:style-name="T6">public</text:span><text:span text:style-name="T18"> </text:span><text:span text:style-name="T6">void</text:span><text:span text:style-name="T18"> run()</text:span></text:p>
      <text:p text:style-name="P15"><text:tab/>{</text:p>
      <text:p text:style-name="P6"><text:span text:style-name="T18"><text:tab/><text:tab/></text:span><text:span text:style-name="T6">while</text:span><text:span text:style-name="T18">(</text:span><text:span text:style-name="T6">true</text:span><text:span text:style-name="T18">)</text:span></text:p>
      <text:p text:style-name="P15"><text:tab/><text:tab/>{</text:p>
      <text:p text:style-name="P6"><text:span text:style-name="T18"><text:tab/><text:tab/><text:tab/></text:span><text:span text:style-name="T39">q</text:span><text:span text:style-name="T18">.get();</text:span></text:p>
      <text:p text:style-name="P15"><text:tab/><text:tab/>}</text:p>
      <text:p text:style-name="P15"><text:tab/>}</text:p>
      <text:p text:style-name="P15">}</text:p>
      <text:p text:style-name="P6"><text:span text:style-name="T6">class</text:span><text:span text:style-name="T18"> ProdCons</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text:span></text:p>
      <text:p text:style-name="P15"><text:tab/>{</text:p>
      <text:p text:style-name="P6"><text:span text:style-name="T18"><text:tab/><text:tab/>Q </text:span><text:span text:style-name="T31">q</text:span><text:span text:style-name="T18">=</text:span><text:span text:style-name="T6">new</text:span><text:span text:style-name="T18"> Q();</text:span></text:p>
      <text:p text:style-name="P6"><text:span text:style-name="T18"><text:tab/><text:tab/></text:span><text:span text:style-name="T6">new</text:span><text:span text:style-name="T18"> Producer(</text:span><text:span text:style-name="T31">q</text:span><text:span text:style-name="T18">);</text:span></text:p>
      <text:p text:style-name="P6"><text:span text:style-name="T18"><text:tab/><text:tab/></text:span><text:span text:style-name="T6">new</text:span><text:span text:style-name="T18"> Consumer(</text:span><text:span text:style-name="T31">q</text:span><text:span text:style-name="T18">);</text:span></text:p>
      <text:p text:style-name="P15"><text:tab/>}</text:p>
      <text:p text:style-name="P2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Develop a set of methods, which work with an integer array. The methods to be implemented are:-</text:p>
      <text:p text:style-name="P25">(i) min (which finds the minimum element in the array)</text:p>
      <text:p text:style-name="P25">(ii)scale.(Multiply the array elements by suitable scale factor)</text:p>
      <text:p text:style-name="P25">Place this in a package called p1. Write a main method in a separate file (Driver Class) to use the methods of package p1</text:p>
      <text:p text:style-name="P27"><text:span text:style-name="T4">package</text:span> p<text:span text:style-name="T55">1</text:span>;</text:p>
      <text:p text:style-name="P6"><text:span text:style-name="T6">public</text:span><text:span text:style-name="T18"> </text:span><text:span text:style-name="T6">class</text:span><text:span text:style-name="T18"> intarr </text:span></text:p>
      <text:p text:style-name="P15">{</text:p>
      <text:p text:style-name="P6"><text:span text:style-name="T18"><text:tab/></text:span><text:span text:style-name="T6">public</text:span><text:span text:style-name="T18"> </text:span><text:span text:style-name="T6">int</text:span><text:span text:style-name="T18"> min(</text:span><text:span text:style-name="T6">int</text:span><text:span text:style-name="T18">[] </text:span><text:span text:style-name="T31">arr</text:span><text:span text:style-name="T18">)</text:span></text:p>
      <text:p text:style-name="P15"><text:tab/>{</text:p>
      <text:p text:style-name="P6"><text:span text:style-name="T18"><text:tab/><text:tab/></text:span><text:span text:style-name="T6">int</text:span><text:span text:style-name="T18"> </text:span><text:span text:style-name="T31">temp</text:span><text:span text:style-name="T18"> = </text:span><text:span text:style-name="T31">arr</text:span><text:span text:style-name="T18">[0];</text:span></text:p>
      <text:p text:style-name="P6"><text:span text:style-name="T18"><text:tab/><text:tab/></text:span><text:span text:style-name="T6">for</text:span><text:span text:style-name="T18">(</text:span><text:span text:style-name="T6">int</text:span><text:span text:style-name="T18"> </text:span><text:span text:style-name="T31">i</text:span><text:span text:style-name="T18">=1;</text:span><text:span text:style-name="T31">i</text:span><text:span text:style-name="T18">&lt;</text:span><text:span text:style-name="T31">arr</text:span><text:span text:style-name="T18">.</text:span><text:span text:style-name="T39">length</text:span><text:span text:style-name="T18">;</text:span><text:span text:style-name="T31">i</text:span><text:span text:style-name="T18">++)</text:span></text:p>
      <text:p text:style-name="P15"><text:tab/><text:tab/>{</text:p>
      <text:p text:style-name="P6"><text:span text:style-name="T18"><text:tab/><text:tab/><text:tab/></text:span><text:span text:style-name="T6">if</text:span><text:span text:style-name="T18">(</text:span><text:span text:style-name="T31">arr</text:span><text:span text:style-name="T18">[</text:span><text:span text:style-name="T31">i</text:span><text:span text:style-name="T18">]&lt;</text:span><text:span text:style-name="T31">temp</text:span><text:span text:style-name="T18">)</text:span></text:p>
      <text:p text:style-name="P6"><text:span text:style-name="T18"><text:tab/><text:tab/><text:tab/><text:tab/></text:span><text:span text:style-name="T31">temp</text:span><text:span text:style-name="T18"> = </text:span><text:span text:style-name="T31">arr</text:span><text:span text:style-name="T18">[</text:span><text:span text:style-name="T31">i</text:span><text:span text:style-name="T18">];</text:span></text:p>
      <text:p text:style-name="P15"><text:tab/><text:tab/>}</text:p>
      <text:p text:style-name="P6"><text:span text:style-name="T18"><text:tab/><text:tab/></text:span><text:span text:style-name="T6">return</text:span><text:span text:style-name="T18"> </text:span><text:span text:style-name="T31">temp</text:span><text:span text:style-name="T18">;</text:span></text:p>
      <text:p text:style-name="P15"><text:tab/>}</text:p>
      <text:p text:style-name="P6"><text:span text:style-name="T18"><text:tab/></text:span><text:span text:style-name="T6">public</text:span><text:span text:style-name="T18"> </text:span><text:span text:style-name="T6">void</text:span><text:span text:style-name="T18"> scale(</text:span><text:span text:style-name="T6">int</text:span><text:span text:style-name="T18">[] </text:span><text:span text:style-name="T34">arr</text:span><text:span text:style-name="T18">,</text:span><text:span text:style-name="T6">int</text:span><text:span text:style-name="T18"> </text:span><text:span text:style-name="T31">n</text:span><text:span text:style-name="T18">)</text:span></text:p>
      <text:p text:style-name="P15"><text:tab/>{</text:p>
      <text:p text:style-name="P6"><text:span text:style-name="T18"><text:tab/><text:tab/></text:span><text:span text:style-name="T6">for</text:span><text:span text:style-name="T18">(</text:span><text:span text:style-name="T6">int</text:span><text:span text:style-name="T18"> </text:span><text:span text:style-name="T31">i</text:span><text:span text:style-name="T18">=0;</text:span><text:span text:style-name="T31">i</text:span><text:span text:style-name="T18">&lt;</text:span><text:span text:style-name="T35">arr</text:span><text:span text:style-name="T18">.</text:span><text:span text:style-name="T39">length</text:span><text:span text:style-name="T18">;</text:span><text:span text:style-name="T31">i</text:span><text:span text:style-name="T18">++)</text:span></text:p>
      <text:p text:style-name="P6"><text:span text:style-name="T18"><text:tab/><text:tab/><text:tab/></text:span><text:span text:style-name="T35">arr</text:span><text:span text:style-name="T18">[</text:span><text:span text:style-name="T31">i</text:span><text:span text:style-name="T18">]*=</text:span><text:span text:style-name="T31">n</text:span><text:span text:style-name="T18">;</text:span></text:p>
      <text:p text:style-name="P15"><text:tab/>}</text:p>
      <text:p text:style-name="P24">}</text:p>
      <text:p text:style-name="P24"/>
      <text:p text:style-name="P27"><text:span text:style-name="T4">package</text:span> p2;</text:p>
      <text:p text:style-name="P6"><text:span text:style-name="T6">import</text:span><text:span text:style-name="T18"> java.util.Scanner;</text:span></text:p>
      <text:p text:style-name="P6"><text:span text:style-name="T6">import</text:span><text:span text:style-name="T18"> p</text:span><text:span text:style-name="T23">1</text:span><text:span text:style-name="T18">.intarr;</text:span></text:p>
      <text:p text:style-name="P15"/>
      <text:p text:style-name="P6"><text:span text:style-name="T6">public</text:span><text:span text:style-name="T18"> </text:span><text:span text:style-name="T6">class</text:span><text:span text:style-name="T18"> driver </text:span></text:p>
      <text:p text:style-name="P15">{</text:p>
      <text:p text:style-name="P6"><text:span text:style-name="T18"><text:tab/></text:span><text:span text:style-name="T6">public</text:span><text:span text:style-name="T18"> </text:span><text:span text:style-name="T6">static</text:span><text:span text:style-name="T18"> </text:span><text:span text:style-name="T6">void</text:span><text:span text:style-name="T18"> main(String[] </text:span><text:span text:style-name="T31">args</text:span><text:span text:style-name="T18">) </text:span></text:p>
      <text:p text:style-name="P15"><text:tab/>{</text:p>
      <text:p text:style-name="P6"><text:span text:style-name="T18"><text:tab/><text:tab/></text:span><text:span text:style-name="T6">try</text:span><text:span text:style-name="T18"> (Scanner </text:span><text:span text:style-name="T31">s</text:span><text:span text:style-name="T18"> = </text:span><text:span text:style-name="T6">new</text:span><text:span text:style-name="T18"> Scanner(System.</text:span><text:span text:style-name="T36">in</text:span><text:span text:style-name="T18">)) {</text:span></text:p>
      <text:p text:style-name="P6"><text:span text:style-name="T18"><text:tab/><text:tab/><text:tab/></text:span><text:span text:style-name="T6">int</text:span><text:span text:style-name="T18"> </text:span><text:span text:style-name="T31">n</text:span><text:span text:style-name="T18"> = </text:span><text:span text:style-name="T31">s</text:span><text:span text:style-name="T18">.nextInt();</text:span></text:p>
      <text:p text:style-name="P6"><text:span text:style-name="T18"><text:tab/><text:tab/><text:tab/></text:span><text:span text:style-name="T6">int</text:span><text:span text:style-name="T18">[] </text:span><text:span text:style-name="T31">arr</text:span><text:span text:style-name="T18"> = </text:span><text:span text:style-name="T6">new</text:span><text:span text:style-name="T18"> </text:span><text:span text:style-name="T6">int</text:span><text:span text:style-name="T18">[</text:span><text:span text:style-name="T31">n</text:span><text:span text:style-name="T18">];</text:span></text:p>
      <text:p text:style-name="P6"><text:span text:style-name="T18"><text:tab/><text:tab/><text:tab/></text:span><text:span text:style-name="T6">for</text:span><text:span text:style-name="T18">(</text:span><text:span text:style-name="T6">int</text:span><text:span text:style-name="T18"> </text:span><text:span text:style-name="T31">i</text:span><text:span text:style-name="T18">=0;</text:span><text:span text:style-name="T31">i</text:span><text:span text:style-name="T18">&lt;</text:span><text:span text:style-name="T31">n</text:span><text:span text:style-name="T18">;</text:span><text:span text:style-name="T31">i</text:span><text:span text:style-name="T18">++)</text:span></text:p>
      <text:p text:style-name="P15"><text:tab/><text:tab/><text:tab/>{</text:p>
      <text:p text:style-name="P6"><text:span text:style-name="T18"><text:tab/><text:tab/><text:tab/><text:tab/></text:span><text:span text:style-name="T6">int</text:span><text:span text:style-name="T18"> </text:span><text:span text:style-name="T31">val</text:span><text:span text:style-name="T18"> = </text:span><text:span text:style-name="T31">s</text:span><text:span text:style-name="T18">.nextInt();</text:span></text:p>
      <text:p text:style-name="P6"><text:span text:style-name="T18"><text:tab/><text:tab/><text:tab/><text:tab/></text:span><text:span text:style-name="T31">arr</text:span><text:span text:style-name="T18">[</text:span><text:span text:style-name="T31">i</text:span><text:span text:style-name="T18">] = </text:span><text:span text:style-name="T31">val</text:span><text:span text:style-name="T18">;</text:span></text:p>
      <text:p text:style-name="P15"><text:tab/><text:tab/><text:tab/>}</text:p>
      <text:p text:style-name="P6"><text:span text:style-name="T18"><text:tab/><text:tab/><text:tab/>intarr </text:span><text:span text:style-name="T31">obj</text:span><text:span text:style-name="T18"> = </text:span><text:span text:style-name="T6">new</text:span><text:span text:style-name="T18"> intarr();</text:span></text:p>
      <text:p text:style-name="P6"><text:span text:style-name="T18"><text:tab/><text:tab/><text:tab/>System.</text:span><text:span text:style-name="T36">out</text:span><text:span text:style-name="T18">.println(</text:span><text:span text:style-name="T31">obj</text:span><text:span text:style-name="T18">.min(</text:span><text:span text:style-name="T31">arr</text:span><text:span text:style-name="T18">));</text:span></text:p>
      <text:p text:style-name="P6"><text:span text:style-name="T18"><text:tab/><text:tab/><text:tab/></text:span><text:span text:style-name="T6">int</text:span><text:span text:style-name="T18"> </text:span><text:span text:style-name="T31">val</text:span><text:span text:style-name="T18"> = </text:span><text:span text:style-name="T31">s</text:span><text:span text:style-name="T18">.nextInt();</text:span></text:p>
      <text:p text:style-name="P6"><text:span text:style-name="T18"><text:tab/><text:tab/><text:tab/></text:span><text:span text:style-name="T31">obj</text:span><text:span text:style-name="T18">.scale(</text:span><text:span text:style-name="T31">arr</text:span><text:span text:style-name="T18">,</text:span><text:span text:style-name="T31">val</text:span><text:span text:style-name="T18">);</text:span></text:p>
      <text:p text:style-name="P6"><text:span text:style-name="T18"><text:tab/><text:tab/><text:tab/></text:span><text:span text:style-name="T6">for</text:span><text:span text:style-name="T18">(</text:span><text:span text:style-name="T6">int</text:span><text:span text:style-name="T18"> </text:span><text:span text:style-name="T31">i</text:span><text:span text:style-name="T18">:</text:span><text:span text:style-name="T31">arr</text:span><text:span text:style-name="T18">)</text:span></text:p>
      <text:p text:style-name="P15"><text:tab/><text:tab/><text:tab/>{</text:p>
      <text:p text:style-name="P6"><text:span text:style-name="T18"><text:tab/><text:tab/><text:tab/><text:tab/>System.</text:span><text:span text:style-name="T36">out</text:span><text:span text:style-name="T18">.println(</text:span><text:span text:style-name="T31">i</text:span><text:span text:style-name="T18">+</text:span><text:span text:style-name="T42">"\t"</text:span><text:span text:style-name="T18">);</text:span></text:p>
      <text:p text:style-name="P15"><text:tab/><text:tab/><text:tab/>}</text:p>
      <text:p text:style-name="P15"><text:tab/><text:tab/>}</text:p>
      <text:p text:style-name="P15"><text:tab/>}</text:p>
      <text:p text:style-name="P29">}</text:p>
      <text:p text:style-name="P29"/>
      <text:p text:style-name="P26">Write a program to copy the contents of two files in to one file.</text:p>
      <text:p text:style-name="P26">import java.io.File;</text:p>
      <text:p text:style-name="P26"><text:soft-page-break/>import java.io.FileNotFoundException;</text:p>
      <text:p text:style-name="P26">import java.io.PrintWriter;</text:p>
      <text:p text:style-name="P26">import java.util.Scanner;</text:p>
      <text:p text:style-name="P26">public class filecpy {</text:p>
      <text:p text:style-name="P26">public static void main(String[] args) throws FileNotFoundException {</text:p>
      <text:p text:style-name="P26">PrintWriter pw = new PrintWriter("f3.txt");</text:p>
      <text:p text:style-name="P26">File f1 = new File("f1.txt");</text:p>
      <text:p text:style-name="P26">File f2 = new File("f2.txt");</text:p>
      <text:p text:style-name="P26">Scanner s1 = new Scanner(f1);</text:p>
      <text:p text:style-name="P26">Scanner s2 = new Scanner(f2);</text:p>
      <text:p text:style-name="P26">while(s1.hasNext()){</text:p>
      <text:p text:style-name="P26">String temp = s1.nextLine();</text:p>
      <text:p text:style-name="P26">pw.println(temp);</text:p>
      <text:p text:style-name="P26">}</text:p>
      <text:p text:style-name="P26">while(s2.hasNext()){</text:p>
      <text:p text:style-name="P26">String temp = s2.nextLine();</text:p>
      <text:p text:style-name="P26">pw.println(temp);</text:p>
      <text:p text:style-name="P26">}</text:p>
      <text:p text:style-name="P26">pw.flush();</text:p>
      <text:p text:style-name="P26">pw.close();</text:p>
      <text:p text:style-name="P26">}</text:p>
      <text:p text:style-name="P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21:22.026357116</meta:creation-date>
    <dc:date>2023-05-20T12:58:02.264717554</dc:date>
    <meta:editing-duration>PT15H23M11S</meta:editing-duration>
    <meta:editing-cycles>85</meta:editing-cycles>
    <meta:generator>LibreOffice/7.3.2.2$Linux_X86_64 LibreOffice_project/30$Build-2</meta:generator>
    <meta:document-statistic meta:table-count="0" meta:image-count="0" meta:object-count="0" meta:page-count="25" meta:paragraph-count="821" meta:word-count="2832" meta:character-count="20093" meta:non-whitespace-character-count="16736"/>
  </office:meta>
</office:document-meta>
</file>